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226000000FA04E233DC2B932CD2.png" manifest:media-type="image/png"/>
  <manifest:file-entry manifest:full-path="Pictures/10000201000000370000004091F4B344BB9AFA9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5" style:family="table">
      <style:table-properties style:width="18.002cm" table:align="margins"/>
    </style:style>
    <style:style style:name="Table5.A" style:family="table-column">
      <style:table-column-properties style:column-width="9.001cm" style:rel-column-width="32767*"/>
    </style:style>
    <style:style style:name="Table5.B" style:family="table-column">
      <style:table-column-properties style:column-width="9.001cm" style:rel-column-width="32768*"/>
    </style:style>
    <style:style style:name="Table5.A1" style:family="table-cell">
      <style:table-cell-properties style:vertical-align="middle" fo:padding="0.097cm" fo:border="none"/>
    </style:style>
    <style:style style:name="Table4" style:family="table">
      <style:table-properties style:width="14.259cm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5.013cm"/>
    </style:style>
    <style:style style:name="Table4.B" style:family="table-column">
      <style:table-column-properties style:column-width="4.708cm"/>
    </style:style>
    <style:style style:name="Table4.C" style:family="table-column">
      <style:table-column-properties style:column-width="4.538cm"/>
    </style:style>
    <style:style style:name="Table4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b2b2b2" fo:padding="0.097cm" fo:border="0.05pt solid #000000">
        <style:background-image/>
      </style:table-cell-properties>
    </style:style>
    <style:style style:name="Table4.2" style:family="table-row">
      <style:table-row-properties fo:background-color="transparent" fo:keep-together="auto">
        <style:background-image/>
      </style:table-row-properties>
    </style:style>
    <style:style style:name="Table4.A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4.B2" style:family="table-cell">
      <style:table-cell-properties style:vertical-align="" fo:background-color="#e6f0bb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399cm" fo:margin-left="0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1.A" style:family="table-column">
      <style:table-column-properties style:column-width="1.799cm"/>
    </style:style>
    <style:style style:name="Table1.B" style:family="table-column">
      <style:table-column-properties style:column-width="3.81cm"/>
    </style:style>
    <style:style style:name="Table1.C" style:family="table-column">
      <style:table-column-properties style:column-width="3.995cm"/>
    </style:style>
    <style:style style:name="Table1.D" style:family="table-column">
      <style:table-column-properties style:column-width="4.498cm"/>
    </style:style>
    <style:style style:name="Table1.E" style:family="table-column">
      <style:table-column-properties style:column-width="4.297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transparent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none" fo:border-top="none" fo:border-bottom="0.05pt solid #000000"/>
    </style:style>
    <style:style style:name="Table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783cm"/>
    </style:style>
    <style:style style:name="Table1.A5" style:family="table-cell">
      <style:table-cell-properties fo:padding="0.097cm" fo:border-left="0.05pt solid #000000" fo:border-right="none" fo:border-top="none" fo:border-bottom="0.05pt solid #000000"/>
    </style:style>
    <style:style style:name="Table1.D5" style:family="table-cell">
      <style:table-cell-properties fo:padding="0.097cm" fo:border-left="0.05pt solid #000000" fo:border-right="none" fo:border-top="none" fo:border-bottom="0.05pt solid #000000"/>
    </style:style>
    <style:style style:name="Table1.E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D6" style:family="table-cell">
      <style:table-cell-properties fo:padding="0.097cm" fo:border-left="0.05pt solid #000000" fo:border-right="none" fo:border-top="none" fo:border-bottom="0.05pt solid #000000"/>
    </style:style>
    <style:style style:name="Table1.E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7" style:family="table-row">
      <style:table-row-properties fo:background-color="transparent" fo:keep-together="auto">
        <style:background-image/>
      </style:table-row-properties>
    </style:style>
    <style:style style:name="Table1.A7" style:family="table-cell">
      <style:table-cell-properties style:vertical-align="" fo:background-color="#a6a4aa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1" style:family="table-row">
      <style:table-row-properties fo:background-color="transparent" fo:keep-together="auto">
        <style:background-image/>
      </style:table-row-properties>
    </style:style>
    <style:style style:name="Table1.A11" style:family="table-cell">
      <style:table-cell-properties style:vertical-align="" fo:background-color="#a6a4aa" fo:padding="0.097cm" fo:border-left="0.05pt solid #000000" fo:border-right="none" fo:border-top="none" fo:border-bottom="0.05pt solid #000000" style:writing-mode="page">
        <style:background-image/>
      </style:table-cell-properties>
    </style:style>
    <style:style style:name="Table1.12" style:family="table-row">
      <style:table-row-properties fo:background-color="transparent" fo:keep-together="auto">
        <style:background-image/>
      </style:table-row-properties>
    </style:style>
    <style:style style:name="Table1.A12" style:family="table-cell">
      <style:table-cell-properties style:vertical-align="" fo:background-color="#e6f0bb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1.A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3" style:family="table-cell">
      <style:table-cell-properties fo:padding="0.097cm" fo:border-left="0.05pt solid #000000" fo:border-right="none" fo:border-top="none" fo:border-bottom="0.05pt solid #000000"/>
    </style:style>
    <style:style style:name="Table1.C13" style:family="table-cell">
      <style:table-cell-properties fo:padding="0.097cm" fo:border-left="0.05pt solid #000000" fo:border-right="none" fo:border-top="none" fo:border-bottom="0.05pt solid #000000"/>
    </style:style>
    <style:style style:name="Table1.D13" style:family="table-cell">
      <style:table-cell-properties fo:padding="0.097cm" fo:border-left="0.05pt solid #000000" fo:border-right="none" fo:border-top="none" fo:border-bottom="0.05pt solid #000000"/>
    </style:style>
    <style:style style:name="Table1.E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4" style:family="table-cell">
      <style:table-cell-properties fo:padding="0.097cm" fo:border-left="0.05pt solid #000000" fo:border-right="none" fo:border-top="none" fo:border-bottom="0.05pt solid #000000"/>
    </style:style>
    <style:style style:name="Table1.C14" style:family="table-cell">
      <style:table-cell-properties fo:padding="0.097cm" fo:border-left="0.05pt solid #000000" fo:border-right="none" fo:border-top="none" fo:border-bottom="0.05pt solid #000000"/>
    </style:style>
    <style:style style:name="Table1.D14" style:family="table-cell">
      <style:table-cell-properties fo:padding="0.097cm" fo:border-left="0.05pt solid #000000" fo:border-right="none" fo:border-top="none" fo:border-bottom="0.05pt solid #000000"/>
    </style:style>
    <style:style style:name="Table1.E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5" style:family="table-cell">
      <style:table-cell-properties fo:padding="0.097cm" fo:border-left="0.05pt solid #000000" fo:border-right="none" fo:border-top="none" fo:border-bottom="0.05pt solid #000000"/>
    </style:style>
    <style:style style:name="Table1.C15" style:family="table-cell">
      <style:table-cell-properties fo:padding="0.097cm" fo:border-left="0.05pt solid #000000" fo:border-right="none" fo:border-top="none" fo:border-bottom="0.05pt solid #000000"/>
    </style:style>
    <style:style style:name="Table1.D15" style:family="table-cell">
      <style:table-cell-properties fo:padding="0.097cm" fo:border-left="0.05pt solid #000000" fo:border-right="none" fo:border-top="none" fo:border-bottom="0.05pt solid #000000"/>
    </style:style>
    <style:style style:name="Table1.E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6" style:family="table-cell">
      <style:table-cell-properties fo:padding="0.097cm" fo:border-left="0.05pt solid #000000" fo:border-right="none" fo:border-top="none" fo:border-bottom="0.05pt solid #000000"/>
    </style:style>
    <style:style style:name="Table1.C16" style:family="table-cell">
      <style:table-cell-properties fo:padding="0.097cm" fo:border-left="0.05pt solid #000000" fo:border-right="none" fo:border-top="none" fo:border-bottom="0.05pt solid #000000"/>
    </style:style>
    <style:style style:name="Table1.D16" style:family="table-cell">
      <style:table-cell-properties fo:padding="0.097cm" fo:border-left="0.05pt solid #000000" fo:border-right="none" fo:border-top="none" fo:border-bottom="0.05pt solid #000000"/>
    </style:style>
    <style:style style:name="Table1.E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7" style:family="table-cell">
      <style:table-cell-properties fo:padding="0.097cm" fo:border-left="0.05pt solid #000000" fo:border-right="none" fo:border-top="none" fo:border-bottom="0.05pt solid #000000"/>
    </style:style>
    <style:style style:name="Table1.C17" style:family="table-cell">
      <style:table-cell-properties fo:padding="0.097cm" fo:border-left="0.05pt solid #000000" fo:border-right="none" fo:border-top="none" fo:border-bottom="0.05pt solid #000000"/>
    </style:style>
    <style:style style:name="Table1.D17" style:family="table-cell">
      <style:table-cell-properties fo:padding="0.097cm" fo:border-left="0.05pt solid #000000" fo:border-right="none" fo:border-top="none" fo:border-bottom="0.05pt solid #000000"/>
    </style:style>
    <style:style style:name="Table1.E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18" style:family="table-cell">
      <style:table-cell-properties fo:padding="0.097cm" fo:border-left="0.05pt solid #000000" fo:border-right="none" fo:border-top="none" fo:border-bottom="0.05pt solid #000000"/>
    </style:style>
    <style:style style:name="Table1.C18" style:family="table-cell">
      <style:table-cell-properties fo:padding="0.097cm" fo:border-left="0.05pt solid #000000" fo:border-right="none" fo:border-top="none" fo:border-bottom="0.05pt solid #000000"/>
    </style:style>
    <style:style style:name="Table1.D18" style:family="table-cell">
      <style:table-cell-properties fo:padding="0.097cm" fo:border-left="0.05pt solid #000000" fo:border-right="none" fo:border-top="none" fo:border-bottom="0.05pt solid #000000"/>
    </style:style>
    <style:style style:name="Table1.E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19" style:family="table-row">
      <style:table-row-properties style:row-height="0.101cm"/>
    </style:style>
    <style:style style:name="Table1.A19" style:family="table-cell">
      <style:table-cell-properties style:vertical-align="middle" fo:background-color="#579835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0" style:family="table-cell">
      <style:table-cell-properties fo:padding="0.097cm" fo:border-left="0.05pt solid #000000" fo:border-right="none" fo:border-top="none" fo:border-bottom="0.05pt solid #000000"/>
    </style:style>
    <style:style style:name="Table1.C20" style:family="table-cell">
      <style:table-cell-properties fo:padding="0.097cm" fo:border-left="0.05pt solid #000000" fo:border-right="none" fo:border-top="none" fo:border-bottom="0.05pt solid #000000"/>
    </style:style>
    <style:style style:name="Table1.D20" style:family="table-cell">
      <style:table-cell-properties fo:padding="0.097cm" fo:border-left="0.05pt solid #000000" fo:border-right="none" fo:border-top="none" fo:border-bottom="0.05pt solid #000000"/>
    </style:style>
    <style:style style:name="Table1.E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1" style:family="table-cell">
      <style:table-cell-properties fo:padding="0.097cm" fo:border-left="0.05pt solid #000000" fo:border-right="none" fo:border-top="none" fo:border-bottom="0.05pt solid #000000"/>
    </style:style>
    <style:style style:name="Table1.C21" style:family="table-cell">
      <style:table-cell-properties fo:padding="0.097cm" fo:border-left="0.05pt solid #000000" fo:border-right="none" fo:border-top="none" fo:border-bottom="0.05pt solid #000000"/>
    </style:style>
    <style:style style:name="Table1.D21" style:family="table-cell">
      <style:table-cell-properties fo:padding="0.097cm" fo:border-left="0.05pt solid #000000" fo:border-right="none" fo:border-top="none" fo:border-bottom="0.05pt solid #000000"/>
    </style:style>
    <style:style style:name="Table1.E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2" style:family="table-cell">
      <style:table-cell-properties style:vertical-align="middle" fo:background-color="#40792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2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3" style:family="table-cell">
      <style:table-cell-properties fo:padding="0.097cm" fo:border-left="0.05pt solid #000000" fo:border-right="none" fo:border-top="none" fo:border-bottom="0.05pt solid #000000"/>
    </style:style>
    <style:style style:name="Table1.C23" style:family="table-cell">
      <style:table-cell-properties fo:padding="0.097cm" fo:border-left="0.05pt solid #000000" fo:border-right="none" fo:border-top="none" fo:border-bottom="0.05pt solid #000000"/>
    </style:style>
    <style:style style:name="Table1.D23" style:family="table-cell">
      <style:table-cell-properties fo:padding="0.097cm" fo:border-left="0.05pt solid #000000" fo:border-right="none" fo:border-top="none" fo:border-bottom="0.05pt solid #000000"/>
    </style:style>
    <style:style style:name="Table1.E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4" style:family="table-cell">
      <style:table-cell-properties style:vertical-align="middle" fo:background-color="#40792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2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5" style:family="table-cell">
      <style:table-cell-properties fo:padding="0.097cm" fo:border-left="0.05pt solid #000000" fo:border-right="none" fo:border-top="none" fo:border-bottom="0.05pt solid #000000"/>
    </style:style>
    <style:style style:name="Table1.C25" style:family="table-cell">
      <style:table-cell-properties fo:padding="0.097cm" fo:border-left="0.05pt solid #000000" fo:border-right="none" fo:border-top="none" fo:border-bottom="0.05pt solid #000000"/>
    </style:style>
    <style:style style:name="Table1.D25" style:family="table-cell">
      <style:table-cell-properties fo:padding="0.097cm" fo:border-left="0.05pt solid #000000" fo:border-right="none" fo:border-top="none" fo:border-bottom="0.05pt solid #000000"/>
    </style:style>
    <style:style style:name="Table1.E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6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6" style:family="table-cell">
      <style:table-cell-properties fo:padding="0.097cm" fo:border-left="0.05pt solid #000000" fo:border-right="none" fo:border-top="none" fo:border-bottom="0.05pt solid #000000"/>
    </style:style>
    <style:style style:name="Table1.C26" style:family="table-cell">
      <style:table-cell-properties fo:padding="0.097cm" fo:border-left="0.05pt solid #000000" fo:border-right="none" fo:border-top="none" fo:border-bottom="0.05pt solid #000000"/>
    </style:style>
    <style:style style:name="Table1.D26" style:family="table-cell">
      <style:table-cell-properties fo:padding="0.097cm" fo:border-left="0.05pt solid #000000" fo:border-right="none" fo:border-top="none" fo:border-bottom="0.05pt solid #000000"/>
    </style:style>
    <style:style style:name="Table1.E2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7" style:family="table-cell">
      <style:table-cell-properties style:vertical-align="middle" fo:background-color="#40792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28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8" style:family="table-cell">
      <style:table-cell-properties fo:padding="0.097cm" fo:border-left="0.05pt solid #000000" fo:border-right="none" fo:border-top="none" fo:border-bottom="0.05pt solid #000000"/>
    </style:style>
    <style:style style:name="Table1.C28" style:family="table-cell">
      <style:table-cell-properties fo:padding="0.097cm" fo:border-left="0.05pt solid #000000" fo:border-right="none" fo:border-top="none" fo:border-bottom="0.05pt solid #000000"/>
    </style:style>
    <style:style style:name="Table1.D28" style:family="table-cell">
      <style:table-cell-properties fo:padding="0.097cm" fo:border-left="0.05pt solid #000000" fo:border-right="none" fo:border-top="none" fo:border-bottom="0.05pt solid #000000"/>
    </style:style>
    <style:style style:name="Table1.E2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2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29" style:family="table-cell">
      <style:table-cell-properties fo:padding="0.097cm" fo:border-left="0.05pt solid #000000" fo:border-right="none" fo:border-top="none" fo:border-bottom="0.05pt solid #000000"/>
    </style:style>
    <style:style style:name="Table1.C29" style:family="table-cell">
      <style:table-cell-properties fo:padding="0.097cm" fo:border-left="0.05pt solid #000000" fo:border-right="none" fo:border-top="none" fo:border-bottom="0.05pt solid #000000"/>
    </style:style>
    <style:style style:name="Table1.D29" style:family="table-cell">
      <style:table-cell-properties fo:padding="0.097cm" fo:border-left="0.05pt solid #000000" fo:border-right="none" fo:border-top="none" fo:border-bottom="0.05pt solid #000000"/>
    </style:style>
    <style:style style:name="Table1.E2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30" style:family="table-cell">
      <style:table-cell-properties fo:padding="0.097cm" fo:border-left="0.05pt solid #000000" fo:border-right="none" fo:border-top="none" fo:border-bottom="0.05pt solid #000000"/>
    </style:style>
    <style:style style:name="Table1.C30" style:family="table-cell">
      <style:table-cell-properties fo:padding="0.097cm" fo:border-left="0.05pt solid #000000" fo:border-right="none" fo:border-top="none" fo:border-bottom="0.05pt solid #000000"/>
    </style:style>
    <style:style style:name="Table1.D30" style:family="table-cell">
      <style:table-cell-properties fo:padding="0.097cm" fo:border-left="0.05pt solid #000000" fo:border-right="none" fo:border-top="none" fo:border-bottom="0.05pt solid #000000"/>
    </style:style>
    <style:style style:name="Table1.E30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1" style:family="table-cell">
      <style:table-cell-properties style:vertical-align="middle" fo:background-color="#40792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32" style:family="table-cell">
      <style:table-cell-properties fo:padding="0.097cm" fo:border-left="0.05pt solid #000000" fo:border-right="none" fo:border-top="none" fo:border-bottom="0.05pt solid #000000"/>
    </style:style>
    <style:style style:name="Table1.C32" style:family="table-cell">
      <style:table-cell-properties fo:padding="0.097cm" fo:border-left="0.05pt solid #000000" fo:border-right="none" fo:border-top="none" fo:border-bottom="0.05pt solid #000000"/>
    </style:style>
    <style:style style:name="Table1.D32" style:family="table-cell">
      <style:table-cell-properties fo:padding="0.097cm" fo:border-left="0.05pt solid #000000" fo:border-right="none" fo:border-top="none" fo:border-bottom="0.05pt solid #000000"/>
    </style:style>
    <style:style style:name="Table1.E3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33" style:family="table-cell">
      <style:table-cell-properties fo:padding="0.097cm" fo:border-left="0.05pt solid #000000" fo:border-right="none" fo:border-top="none" fo:border-bottom="0.05pt solid #000000"/>
    </style:style>
    <style:style style:name="Table1.C33" style:family="table-cell">
      <style:table-cell-properties fo:padding="0.097cm" fo:border-left="0.05pt solid #000000" fo:border-right="none" fo:border-top="none" fo:border-bottom="0.05pt solid #000000"/>
    </style:style>
    <style:style style:name="Table1.D33" style:family="table-cell">
      <style:table-cell-properties fo:padding="0.097cm" fo:border-left="0.05pt solid #000000" fo:border-right="none" fo:border-top="none" fo:border-bottom="0.05pt solid #000000"/>
    </style:style>
    <style:style style:name="Table1.E3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4" style:family="table-cell">
      <style:table-cell-properties style:vertical-align="middle" fo:background-color="#407927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3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35" style:family="table-cell">
      <style:table-cell-properties fo:padding="0.097cm" fo:border-left="0.05pt solid #000000" fo:border-right="none" fo:border-top="none" fo:border-bottom="0.05pt solid #000000"/>
    </style:style>
    <style:style style:name="Table1.C35" style:family="table-cell">
      <style:table-cell-properties fo:padding="0.097cm" fo:border-left="0.05pt solid #000000" fo:border-right="none" fo:border-top="none" fo:border-bottom="0.05pt solid #000000"/>
    </style:style>
    <style:style style:name="Table1.D35" style:family="table-cell">
      <style:table-cell-properties fo:padding="0.097cm" fo:border-left="0.05pt solid #000000" fo:border-right="none" fo:border-top="none" fo:border-bottom="0.05pt solid #000000"/>
    </style:style>
    <style:style style:name="Table1.E35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6" style:family="table-row">
      <style:table-row-properties fo:background-color="transparent" fo:keep-together="auto">
        <style:background-image/>
      </style:table-row-properties>
    </style:style>
    <style:style style:name="Table1.A37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37" style:family="table-cell">
      <style:table-cell-properties fo:padding="0.097cm" fo:border-left="0.05pt solid #000000" fo:border-right="none" fo:border-top="none" fo:border-bottom="0.05pt solid #000000"/>
    </style:style>
    <style:style style:name="Table1.C37" style:family="table-cell">
      <style:table-cell-properties fo:padding="0.097cm" fo:border-left="0.05pt solid #000000" fo:border-right="none" fo:border-top="none" fo:border-bottom="0.05pt solid #000000"/>
    </style:style>
    <style:style style:name="Table1.D37" style:family="table-cell">
      <style:table-cell-properties fo:padding="0.097cm" fo:border-left="0.05pt solid #000000" fo:border-right="none" fo:border-top="none" fo:border-bottom="0.05pt solid #000000"/>
    </style:style>
    <style:style style:name="Table1.E37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8" style:family="table-row">
      <style:table-row-properties fo:background-color="transparent" fo:keep-together="auto">
        <style:background-image/>
      </style:table-row-properties>
    </style:style>
    <style:style style:name="Table1.A3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B39" style:family="table-cell">
      <style:table-cell-properties fo:padding="0.097cm" fo:border-left="0.05pt solid #000000" fo:border-right="none" fo:border-top="none" fo:border-bottom="0.05pt solid #000000"/>
    </style:style>
    <style:style style:name="Table1.C39" style:family="table-cell">
      <style:table-cell-properties fo:padding="0.097cm" fo:border-left="0.05pt solid #000000" fo:border-right="none" fo:border-top="none" fo:border-bottom="0.05pt solid #000000"/>
    </style:style>
    <style:style style:name="Table1.D39" style:family="table-cell">
      <style:table-cell-properties fo:padding="0.097cm" fo:border-left="0.05pt solid #000000" fo:border-right="none" fo:border-top="none" fo:border-bottom="0.05pt solid #000000"/>
    </style:style>
    <style:style style:name="Table1.E39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40" style:family="table-row">
      <style:table-row-properties fo:background-color="transparent" fo:keep-together="auto">
        <style:background-image/>
      </style:table-row-properties>
    </style:style>
    <style:style style:name="Table1.A4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A4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fo:color="#a6a4aa" style:font-name="FreeSans" fo:font-size="10pt" fo:letter-spacing="0.035cm" fo:language="es" fo:country="AR" fo:font-weight="bold" officeooo:rsid="0017e0f6" officeooo:paragraph-rsid="0017e0f6" style:font-weight-asian="bold" style:font-weight-complex="bold"/>
    </style:style>
    <style:style style:name="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language="es" fo:country="AR" fo:font-weight="bold" officeooo:rsid="0017e0f6" officeooo:paragraph-rsid="0017e0f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language="es" fo:country="AR"/>
    </style:style>
    <style:style style:name="P4" style:family="paragraph" style:parent-style-name="Table_20_Contents">
      <style:text-properties fo:language="es" fo:country="AR" officeooo:paragraph-rsid="00a27337"/>
    </style:style>
    <style:style style:name="P5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language="es" fo:country="AR" fo:font-weight="bold" officeooo:rsid="00275311" officeooo:paragraph-rsid="00275311" style:font-size-asian="13pt" style:font-weight-asian="bold" style:font-size-complex="13pt" style:font-weight-complex="bold"/>
    </style:style>
    <style:style style:name="P6" style:family="paragraph" style:parent-style-name="Table_20_Contents">
      <style:text-properties fo:color="#2c3756" style:font-name="FreeSans" fo:font-size="12pt" fo:language="es" fo:country="AR" officeooo:rsid="00d62c03" officeooo:paragraph-rsid="00d62c03" style:font-size-asian="12pt" style:font-size-complex="12pt"/>
    </style:style>
    <style:style style:name="P7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language="es" fo:country="AR" fo:font-style="italic" officeooo:rsid="00304b5f" officeooo:paragraph-rsid="00304b5f" style:font-size-asian="13pt" style:font-style-asian="italic" style:font-size-complex="13pt" style:font-style-complex="italic"/>
    </style:style>
    <style:style style:name="P8" style:family="paragraph" style:parent-style-name="Table_20_Contents">
      <style:paragraph-properties fo:line-height="100%" fo:text-align="end" style:justify-single-word="false"/>
      <style:text-properties fo:color="#b2b2b2" style:font-name="Lora" fo:font-size="10pt" fo:language="es" fo:country="AR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P9" style:family="paragraph" style:parent-style-name="Table_20_Contents">
      <style:paragraph-properties fo:text-align="center" style:justify-single-word="false"/>
      <style:text-properties style:font-name="FreeSans" fo:font-size="11pt" fo:language="es" fo:country="AR" officeooo:rsid="0128c313" officeooo:paragraph-rsid="0128c313" style:font-size-asian="11pt" style:font-size-complex="11pt"/>
    </style:style>
    <style:style style:name="P10" style:family="paragraph" style:parent-style-name="Table_20_Contents">
      <style:text-properties style:font-name="FreeSans" fo:font-size="11pt" fo:language="es" fo:country="AR" officeooo:rsid="00387983" officeooo:paragraph-rsid="00a27337" style:font-size-asian="11pt" style:font-size-complex="11pt"/>
    </style:style>
    <style:style style:name="P11" style:family="paragraph" style:parent-style-name="Table_20_Contents">
      <style:text-properties style:font-name="FreeSans" fo:font-size="11pt" fo:language="es" fo:country="AR" officeooo:paragraph-rsid="00a27337" style:font-size-asian="11pt" style:font-size-complex="11pt"/>
    </style:style>
    <style:style style:name="P12" style:family="paragraph" style:parent-style-name="Table_20_Contents">
      <style:text-properties style:font-name="FreeSans" fo:font-size="11pt" fo:language="es" fo:country="AR" officeooo:rsid="00394d6d" officeooo:paragraph-rsid="00a27337" style:font-size-asian="11pt" style:font-size-complex="11pt"/>
    </style:style>
    <style:style style:name="P13" style:family="paragraph" style:parent-style-name="Table_20_Contents">
      <style:text-properties style:font-name="FreeSans" fo:font-size="11pt" fo:language="es" fo:country="AR" officeooo:rsid="003a7e6e" officeooo:paragraph-rsid="00a27337" style:font-size-asian="11pt" style:font-size-complex="11pt"/>
    </style:style>
    <style:style style:name="P14" style:family="paragraph" style:parent-style-name="Table_20_Contents">
      <style:paragraph-properties fo:text-align="center" style:justify-single-word="false"/>
      <style:text-properties style:font-name="FreeSans" fo:font-size="11pt" fo:language="es" fo:country="AR" officeooo:rsid="003a7e6e" officeooo:paragraph-rsid="00a27337" style:font-size-asian="11pt" style:font-size-complex="11pt"/>
    </style:style>
    <style:style style:name="P15" style:family="paragraph" style:parent-style-name="Table_20_Contents">
      <style:text-properties style:font-name="FreeSans" fo:font-size="11pt" fo:language="es" fo:country="AR" officeooo:rsid="009201b2" officeooo:paragraph-rsid="00a27337" style:font-size-asian="11pt" style:font-size-complex="11pt"/>
    </style:style>
    <style:style style:name="P16" style:family="paragraph" style:parent-style-name="Table_20_Contents">
      <style:text-properties style:font-name="FreeSans" fo:font-size="11pt" fo:language="es" fo:country="AR" officeooo:rsid="00926a52" officeooo:paragraph-rsid="00a27337" style:font-size-asian="11pt" style:font-size-complex="11pt"/>
    </style:style>
    <style:style style:name="P17" style:family="paragraph" style:parent-style-name="Table_20_Contents">
      <style:text-properties style:font-name="FreeSans" fo:font-size="11pt" fo:language="es" fo:country="AR" officeooo:rsid="00927cb8" officeooo:paragraph-rsid="00a27337" style:font-size-asian="11pt" style:font-size-complex="11pt"/>
    </style:style>
    <style:style style:name="P18" style:family="paragraph" style:parent-style-name="Table_20_Contents">
      <style:paragraph-properties fo:text-align="center" style:justify-single-word="false"/>
      <style:text-properties style:font-name="FreeSans" fo:font-size="11pt" fo:language="es" fo:country="AR" officeooo:rsid="00f723c6" officeooo:paragraph-rsid="00f723c6" style:font-size-asian="11pt" style:font-size-complex="11pt"/>
    </style:style>
    <style:style style:name="P19" style:family="paragraph" style:parent-style-name="Table_20_Contents">
      <style:text-properties style:font-name="FreeSans" fo:font-size="11pt" fo:language="es" fo:country="AR" officeooo:rsid="003bd18e" officeooo:paragraph-rsid="00a27337" style:font-size-asian="11pt" style:font-size-complex="11pt"/>
    </style:style>
    <style:style style:name="P20" style:family="paragraph" style:parent-style-name="Table_20_Contents">
      <style:text-properties style:font-name="FreeSans" fo:font-size="11pt" fo:language="es" fo:country="AR" officeooo:rsid="003d84f4" officeooo:paragraph-rsid="00a27337" style:font-size-asian="11pt" style:font-size-complex="11pt"/>
    </style:style>
    <style:style style:name="P21" style:family="paragraph" style:parent-style-name="Table_20_Contents">
      <style:text-properties style:font-name="FreeSans" fo:font-size="11pt" fo:language="es" fo:country="AR" fo:font-weight="bold" officeooo:rsid="003a7e6e" officeooo:paragraph-rsid="00a27337" style:font-size-asian="11pt" style:font-weight-asian="bold" style:font-size-complex="11pt" style:font-weight-complex="bold"/>
    </style:style>
    <style:style style:name="P22" style:family="paragraph" style:parent-style-name="Table_20_Contents">
      <style:text-properties style:font-name="FreeSans" fo:font-size="11pt" fo:language="es" fo:country="AR" fo:font-weight="bold" officeooo:rsid="003ee2af" officeooo:paragraph-rsid="00a27337" style:font-size-asian="11pt" style:font-weight-asian="bold" style:font-size-complex="11pt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style:font-name="FreeSans" fo:font-size="11pt" fo:language="es" fo:country="AR" fo:font-weight="bold" officeooo:rsid="00d2d135" officeooo:paragraph-rsid="00d2d135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style:font-name="FreeSans" fo:font-size="11pt" fo:language="es" fo:country="AR" fo:font-weight="bold" officeooo:rsid="003bd18e" officeooo:paragraph-rsid="00a27337" style:font-size-asian="11pt" style:font-weight-asian="bold" style:font-size-complex="11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FreeSans" fo:font-size="12pt" fo:language="es" fo:country="AR" officeooo:rsid="00781c0a" officeooo:paragraph-rsid="00781c0a" style:font-size-asian="12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style:font-name="FreeSans" fo:font-size="12pt" fo:language="es" fo:country="AR" officeooo:rsid="00791adf" officeooo:paragraph-rsid="00791adf" style:font-size-asian="12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style:font-name="FreeSans" fo:font-size="12pt" fo:language="es" fo:country="AR" officeooo:paragraph-rsid="00a0904b" style:font-size-asian="12pt" style:font-size-complex="12pt"/>
    </style:style>
    <style:style style:name="P28" style:family="paragraph" style:parent-style-name="Table_20_Contents">
      <style:paragraph-properties fo:text-align="start" style:justify-single-word="false"/>
      <style:text-properties style:font-name="FreeSans" fo:font-size="12pt" fo:language="es" fo:country="AR" officeooo:rsid="00d2d135" officeooo:paragraph-rsid="01119ba2" style:font-size-asian="12pt" style:font-size-complex="12pt"/>
    </style:style>
    <style:style style:name="P29" style:family="paragraph" style:parent-style-name="Table_20_Contents">
      <style:paragraph-properties fo:text-align="end" style:justify-single-word="false"/>
      <style:text-properties fo:color="#405e01" style:font-name="FreeSans" fo:font-size="12pt" fo:language="es" fo:country="AR" fo:font-style="italic" officeooo:rsid="00748399" officeooo:paragraph-rsid="00d62c03" style:font-size-asian="12pt" style:font-style-asian="italic" style:font-size-complex="12pt" style:font-style-complex="italic"/>
    </style:style>
    <style:style style:name="P30" style:family="paragraph" style:parent-style-name="Table_20_Contents">
      <style:paragraph-properties fo:text-align="end" style:justify-single-word="false"/>
      <style:text-properties fo:color="#405e01" style:font-name="FreeSans" fo:font-size="12pt" fo:language="es" fo:country="AR" fo:font-style="italic" officeooo:rsid="00748399" officeooo:paragraph-rsid="00d73e55" style:font-size-asian="12pt" style:font-style-asian="italic" style:font-size-complex="12pt" style:font-style-complex="italic"/>
    </style:style>
    <style:style style:name="P31" style:family="paragraph" style:parent-style-name="Table_20_Contents">
      <style:paragraph-properties fo:text-align="end" style:justify-single-word="false"/>
      <style:text-properties fo:color="#405e01" style:font-name="FreeSans" fo:font-size="12pt" fo:language="es" fo:country="AR" fo:font-style="italic" officeooo:rsid="00d73e55" officeooo:paragraph-rsid="00d73e55" style:font-size-asian="12pt" style:font-style-asian="italic" style:font-size-complex="12pt" style:font-style-complex="italic"/>
    </style:style>
    <style:style style:name="P32" style:family="paragraph" style:parent-style-name="Table_20_Contents">
      <style:paragraph-properties fo:text-align="start" style:justify-single-word="false"/>
      <style:text-properties style:text-position="super 58%" style:font-name="FreeSans" fo:font-size="12pt" fo:language="es" fo:country="AR" officeooo:rsid="0160e8e6" officeooo:paragraph-rsid="0160e8e6" style:font-size-asian="12pt" style:font-size-complex="12pt"/>
    </style:style>
    <style:style style:name="P33" style:family="paragraph" style:parent-style-name="Footer">
      <style:text-properties fo:font-size="2pt" fo:language="es" fo:country="AR" style:font-size-asian="1.75pt" style:font-size-complex="2pt"/>
    </style:style>
    <style:style style:name="P34" style:family="paragraph" style:parent-style-name="Standard">
      <style:paragraph-properties fo:line-height="115%"/>
      <style:text-properties style:font-name="FreeSans" fo:font-size="14pt" fo:letter-spacing="0.035cm" fo:language="es" fo:country="AR" officeooo:rsid="0042a6df" officeooo:paragraph-rsid="0042a6df" style:font-size-asian="14pt" style:font-size-complex="14pt"/>
    </style:style>
    <style:style style:name="P35" style:family="paragraph" style:parent-style-name="Standard">
      <style:paragraph-properties fo:line-height="115%"/>
      <style:text-properties style:font-name="FreeSans" fo:font-size="14pt" fo:letter-spacing="0.035cm" fo:language="es" fo:country="AR" officeooo:rsid="002a61b8" officeooo:paragraph-rsid="002c475a" style:font-size-asian="14pt" style:font-size-complex="14pt"/>
    </style:style>
    <style:style style:name="P36" style:family="paragraph" style:parent-style-name="Standard">
      <style:paragraph-properties fo:line-height="115%"/>
      <style:text-properties style:font-name="FreeSans" fo:font-size="14pt" fo:letter-spacing="0.035cm" fo:language="es" fo:country="AR" officeooo:rsid="002a61b8" officeooo:paragraph-rsid="0034a30c" style:font-size-asian="14pt" style:font-size-complex="14pt"/>
    </style:style>
    <style:style style:name="P37" style:family="paragraph" style:parent-style-name="Standard">
      <style:paragraph-properties fo:line-height="115%"/>
      <style:text-properties style:font-name="FreeSans" fo:font-size="14pt" fo:letter-spacing="0.035cm" fo:language="es" fo:country="AR" officeooo:rsid="002a61b8" officeooo:paragraph-rsid="00365586" style:font-size-asian="14pt" style:font-size-complex="14pt"/>
    </style:style>
    <style:style style:name="P38" style:family="paragraph" style:parent-style-name="Standard">
      <style:paragraph-properties fo:line-height="115%"/>
      <style:text-properties style:font-name="FreeSans" fo:font-size="14pt" fo:letter-spacing="0.035cm" fo:language="es" fo:country="AR" officeooo:rsid="0042ed57" officeooo:paragraph-rsid="0042ed57" style:font-size-asian="14pt" style:font-size-complex="14pt"/>
    </style:style>
    <style:style style:name="P39" style:family="paragraph" style:parent-style-name="Standard">
      <style:paragraph-properties fo:line-height="115%"/>
      <style:text-properties style:font-name="FreeSans" fo:font-size="14pt" fo:letter-spacing="0.035cm" fo:language="es" fo:country="AR" officeooo:rsid="0049cb07" officeooo:paragraph-rsid="0049cb07" style:font-size-asian="14pt" style:font-size-complex="14pt"/>
    </style:style>
    <style:style style:name="P40" style:family="paragraph" style:parent-style-name="Standard">
      <style:paragraph-properties fo:line-height="115%"/>
      <style:text-properties style:font-name="FreeSans" fo:font-size="14pt" fo:letter-spacing="0.035cm" fo:language="es" fo:country="AR" officeooo:rsid="00488ae3" officeooo:paragraph-rsid="00488ae3" style:font-size-asian="14pt" style:font-size-complex="14pt"/>
    </style:style>
    <style:style style:name="P41" style:family="paragraph" style:parent-style-name="Standard">
      <style:paragraph-properties fo:line-height="115%"/>
      <style:text-properties style:font-name="FreeSans" fo:font-size="14pt" fo:letter-spacing="0.035cm" fo:language="es" fo:country="AR" officeooo:rsid="0054c814" officeooo:paragraph-rsid="0054c814" style:font-size-asian="14pt" style:font-size-complex="14pt"/>
    </style:style>
    <style:style style:name="P42" style:family="paragraph" style:parent-style-name="Standard">
      <style:paragraph-properties fo:line-height="115%"/>
      <style:text-properties style:font-name="FreeSans" fo:font-size="14pt" fo:letter-spacing="0.035cm" fo:language="es" fo:country="AR" officeooo:rsid="00f129de" officeooo:paragraph-rsid="00f129de" style:font-size-asian="14pt" style:font-size-complex="14pt"/>
    </style:style>
    <style:style style:name="P43" style:family="paragraph" style:parent-style-name="Standard">
      <style:paragraph-properties fo:line-height="115%"/>
      <style:text-properties style:font-name="FreeSans" fo:font-size="14pt" fo:letter-spacing="0.035cm" fo:language="es" fo:country="AR" fo:font-style="italic" fo:font-weight="bold" officeooo:rsid="00a27337" officeooo:paragraph-rsid="00a27337" style:font-size-asian="14pt" style:font-style-asian="italic" style:font-weight-asian="bold" style:font-size-complex="14pt" style:font-style-complex="italic" style:font-weight-complex="bold"/>
    </style:style>
    <style:style style:name="P44" style:family="paragraph" style:parent-style-name="Standard">
      <style:paragraph-properties fo:line-height="115%"/>
      <style:text-properties style:font-name="FreeSans" fo:font-size="15pt" fo:letter-spacing="0.035cm" fo:language="es" fo:country="AR" officeooo:rsid="0017e0f6" officeooo:paragraph-rsid="0017e0f6" style:font-size-asian="13.1000003814697pt" style:font-size-complex="15pt"/>
    </style:style>
    <style:style style:name="P45" style:family="paragraph" style:parent-style-name="Standard">
      <style:paragraph-properties fo:line-height="115%"/>
      <style:text-properties style:font-name="FreeSans" fo:font-size="15pt" fo:letter-spacing="0.035cm" fo:language="es" fo:country="AR" officeooo:rsid="00316b4f" officeooo:paragraph-rsid="00316b4f" style:font-size-asian="13.1000003814697pt" style:font-size-complex="15pt"/>
    </style:style>
    <style:style style:name="P46" style:family="paragraph" style:parent-style-name="Standard">
      <style:paragraph-properties fo:line-height="115%"/>
      <style:text-properties style:font-name="FreeSans" fo:font-size="15pt" fo:letter-spacing="0.035cm" fo:language="es" fo:country="AR" fo:text-shadow="1pt 1pt" fo:font-weight="bold" officeooo:rsid="0017e0f6" officeooo:paragraph-rsid="0017e0f6" style:font-size-asian="13.1000003814697pt" style:font-weight-asian="bold" style:font-size-complex="15pt" style:font-weight-complex="bold"/>
    </style:style>
    <style:style style:name="P47" style:family="paragraph" style:parent-style-name="Standard">
      <style:paragraph-properties fo:line-height="130%" fo:text-align="end" style:justify-single-word="false"/>
      <style:text-properties fo:color="#2c3756" style:text-outline="true" style:font-name="Lora" fo:font-size="28pt" fo:letter-spacing="0.106cm" fo:language="es" fo:country="AR" fo:font-style="italic" fo:font-weight="bold" officeooo:rsid="00316b4f" officeooo:paragraph-rsid="00316b4f" style:font-size-asian="28pt" style:font-style-asian="italic" style:font-weight-asian="bold" style:font-size-complex="28pt" style:font-style-complex="italic" style:font-weight-complex="bold"/>
    </style:style>
    <style:style style:name="P48" style:family="paragraph" style:parent-style-name="Standard">
      <style:paragraph-properties fo:line-height="115%" fo:text-align="center" style:justify-single-word="false"/>
      <style:text-properties fo:color="#2c3756" style:font-name="Lora" fo:font-size="20pt" fo:letter-spacing="0.035cm" fo:language="es" fo:country="AR" fo:font-style="italic" fo:font-weight="normal" officeooo:rsid="0017e0f6" officeooo:paragraph-rsid="00304b5f" style:font-size-asian="17.5pt" style:font-style-asian="italic" style:font-weight-asian="normal" style:font-size-complex="20pt" style:font-style-complex="italic" style:font-weight-complex="normal"/>
    </style:style>
    <style:style style:name="P49" style:family="paragraph" style:parent-style-name="Standard">
      <style:paragraph-properties fo:line-height="200%" fo:text-align="center" style:justify-single-word="false"/>
      <style:text-properties fo:letter-spacing="0.035cm" fo:language="es" fo:country="AR" officeooo:rsid="0017e0f6" officeooo:paragraph-rsid="00304b5f"/>
    </style:style>
    <style:style style:name="P50" style:family="paragraph" style:parent-style-name="Standard">
      <style:paragraph-properties fo:line-height="150%"/>
      <style:text-properties fo:color="#405e01" style:font-name="FreeSans" fo:font-size="15pt" fo:letter-spacing="0.035cm" fo:language="es" fo:country="AR" fo:font-weight="bold" officeooo:rsid="0032fd2a" officeooo:paragraph-rsid="0032fd2a" style:font-size-asian="13.1000003814697pt" style:font-weight-asian="bold" style:font-size-complex="15pt" style:font-weight-complex="bold"/>
    </style:style>
    <style:style style:name="P51" style:family="paragraph" style:parent-style-name="Standard">
      <style:paragraph-properties fo:line-height="150%"/>
      <style:text-properties fo:color="#405e01" style:font-name="FreeSans" fo:font-size="15pt" fo:letter-spacing="0.035cm" fo:language="es" fo:country="AR" fo:font-weight="bold" officeooo:rsid="0034a30c" officeooo:paragraph-rsid="0034a30c" style:font-size-asian="13.1000003814697pt" style:font-weight-asian="bold" style:font-size-complex="15pt" style:font-weight-complex="bold"/>
    </style:style>
    <style:style style:name="P52" style:family="paragraph" style:parent-style-name="Standard">
      <style:paragraph-properties fo:line-height="150%"/>
      <style:text-properties fo:color="#405e01" style:font-name="FreeSans" fo:font-size="15pt" fo:letter-spacing="0.035cm" fo:language="es" fo:country="AR" fo:font-weight="bold" officeooo:rsid="00365586" officeooo:paragraph-rsid="00365586" style:font-size-asian="13.1000003814697pt" style:font-weight-asian="bold" style:font-size-complex="15pt" style:font-weight-complex="bold"/>
    </style:style>
    <style:style style:name="P53" style:family="paragraph" style:parent-style-name="Standard">
      <style:text-properties fo:language="es" fo:country="AR" officeooo:paragraph-rsid="00a27337"/>
    </style:style>
    <style:style style:name="P54" style:family="paragraph" style:parent-style-name="Standard">
      <style:paragraph-properties fo:line-height="115%" fo:break-before="page"/>
      <style:text-properties style:font-name="FreeSans" fo:font-size="15pt" fo:letter-spacing="0.035cm" fo:language="es" fo:country="AR" officeooo:rsid="001e8ca6" officeooo:paragraph-rsid="001e8ca6" style:font-size-asian="13.1000003814697pt" style:font-size-complex="15pt"/>
    </style:style>
    <style:style style:name="P55" style:family="paragraph" style:parent-style-name="Standard">
      <style:paragraph-properties fo:line-height="115%" fo:break-before="page"/>
      <style:text-properties fo:color="#2c3756" style:font-name="Lora" fo:font-size="20pt" fo:letter-spacing="0.035cm" fo:language="es" fo:country="AR" fo:font-style="italic" officeooo:rsid="0028059c" officeooo:paragraph-rsid="0028059c" style:font-size-asian="20pt" style:font-style-asian="italic" style:font-size-complex="20pt" style:font-style-complex="italic"/>
    </style:style>
    <style:style style:name="P56" style:family="paragraph" style:parent-style-name="Standard">
      <style:paragraph-properties fo:line-height="115%" fo:break-before="page"/>
      <style:text-properties fo:color="#2c3756" style:font-name="FreeSans" fo:font-size="16pt" fo:letter-spacing="0.035cm" fo:language="es" fo:country="AR" fo:font-style="normal" officeooo:rsid="0032fd2a" officeooo:paragraph-rsid="00d62c03" style:font-size-asian="16pt" style:font-style-asian="normal" style:font-size-complex="16pt" style:font-style-complex="normal"/>
    </style:style>
    <style:style style:name="P57" style:family="paragraph" style:parent-style-name="Standard" style:list-style-name="L1">
      <style:paragraph-properties fo:line-height="115%"/>
      <style:text-properties style:font-name="FreeSans" fo:font-size="14pt" fo:letter-spacing="0.035cm" fo:language="es" fo:country="AR" officeooo:rsid="00e55e78" officeooo:paragraph-rsid="00e55e78" style:font-size-asian="14pt" style:font-size-complex="14pt"/>
    </style:style>
    <style:style style:name="P58" style:family="paragraph" style:parent-style-name="Standard" style:list-style-name="L1">
      <style:paragraph-properties fo:line-height="115%"/>
      <style:text-properties style:font-name="FreeSans" fo:font-size="14pt" fo:letter-spacing="0.035cm" fo:language="es" fo:country="AR" officeooo:rsid="0054c814" officeooo:paragraph-rsid="0054c814" style:font-size-asian="14pt" style:font-size-complex="14pt"/>
    </style:style>
    <style:style style:name="P59" style:family="paragraph" style:parent-style-name="Standard" style:list-style-name="L1">
      <style:paragraph-properties fo:line-height="115%"/>
      <style:text-properties style:font-name="FreeSans" fo:font-size="14pt" fo:letter-spacing="0.035cm" fo:language="es" fo:country="AR" officeooo:rsid="0054c814" officeooo:paragraph-rsid="006447c7" style:font-size-asian="14pt" style:font-size-complex="14pt"/>
    </style:style>
    <style:style style:name="P60" style:family="paragraph" style:parent-style-name="Standard" style:list-style-name="L1">
      <style:paragraph-properties fo:line-height="115%"/>
      <style:text-properties style:font-name="FreeSans" fo:font-size="14pt" fo:letter-spacing="0.035cm" fo:language="es" fo:country="AR" officeooo:rsid="0054c814" officeooo:paragraph-rsid="0128c313" style:font-size-asian="14pt" style:font-size-complex="14pt"/>
    </style:style>
    <style:style style:name="P61" style:family="paragraph" style:parent-style-name="Standard" style:list-style-name="L1">
      <style:paragraph-properties fo:line-height="115%"/>
      <style:text-properties style:font-name="FreeSans" fo:font-size="14pt" fo:letter-spacing="0.035cm" fo:language="es" fo:country="AR" officeooo:rsid="006447c7" officeooo:paragraph-rsid="006447c7" style:font-size-asian="14pt" style:font-size-complex="14pt"/>
    </style:style>
    <style:style style:name="P62" style:family="paragraph" style:parent-style-name="Standard" style:list-style-name="L1">
      <style:paragraph-properties fo:line-height="115%"/>
      <style:text-properties style:font-name="FreeSans" fo:font-size="14pt" fo:letter-spacing="0.035cm" fo:language="es" fo:country="AR" officeooo:rsid="0057b1f6" officeooo:paragraph-rsid="0057b1f6" style:font-size-asian="14pt" style:font-size-complex="14pt"/>
    </style:style>
    <style:style style:name="P63" style:family="paragraph" style:parent-style-name="Standard" style:list-style-name="L1">
      <style:paragraph-properties fo:line-height="115%"/>
      <style:text-properties style:font-name="FreeSans" fo:font-size="14pt" fo:letter-spacing="0.035cm" fo:language="es" fo:country="AR" officeooo:rsid="0057b1f6" officeooo:paragraph-rsid="005eefd9" style:font-size-asian="14pt" style:font-size-complex="14pt"/>
    </style:style>
    <style:style style:name="P64" style:family="paragraph" style:parent-style-name="Standard" style:list-style-name="L1">
      <style:paragraph-properties fo:line-height="115%"/>
      <style:text-properties style:font-name="FreeSans" fo:font-size="14pt" fo:letter-spacing="0.035cm" fo:language="es" fo:country="AR" officeooo:rsid="006b2a35" officeooo:paragraph-rsid="006b2a35" style:font-size-asian="14pt" style:font-size-complex="14pt"/>
    </style:style>
    <style:style style:name="P65" style:family="paragraph" style:parent-style-name="Standard" style:list-style-name="L1">
      <style:paragraph-properties fo:line-height="115%"/>
      <style:text-properties style:font-name="FreeSans" fo:font-size="14pt" fo:letter-spacing="0.035cm" fo:language="es" fo:country="AR" officeooo:rsid="00599694" officeooo:paragraph-rsid="005eefd9" style:font-size-asian="14pt" style:font-size-complex="14pt"/>
    </style:style>
    <style:style style:name="P66" style:family="paragraph" style:parent-style-name="Standard">
      <style:text-properties style:font-name="FreeSans" fo:font-size="11pt" fo:language="es" fo:country="AR" officeooo:rsid="00f9a825" officeooo:paragraph-rsid="013ff66f" style:font-size-asian="11pt" style:font-size-complex="11pt"/>
    </style:style>
    <style:style style:name="P67" style:family="paragraph" style:parent-style-name="Standard">
      <style:text-properties style:font-name="FreeSans" fo:font-size="11pt" fo:language="es" fo:country="AR" officeooo:rsid="00f9a825" officeooo:paragraph-rsid="01525c6e" style:font-size-asian="11pt" style:font-size-complex="11pt"/>
    </style:style>
    <style:style style:name="P68" style:family="paragraph" style:parent-style-name="Standard">
      <style:text-properties style:font-name="FreeSans" fo:font-size="11pt" fo:language="es" fo:country="AR" officeooo:rsid="00f9a825" officeooo:paragraph-rsid="0158bbf5" style:font-size-asian="11pt" style:font-size-complex="11pt"/>
    </style:style>
    <style:style style:name="P69" style:family="paragraph" style:parent-style-name="Standard" style:list-style-name="L1">
      <style:paragraph-properties fo:line-height="115%"/>
      <style:text-properties fo:language="es" fo:country="AR" officeooo:paragraph-rsid="00e9dcd1"/>
    </style:style>
    <style:style style:name="P70" style:family="paragraph" style:parent-style-name="Table_20_Contents">
      <style:paragraph-properties fo:text-align="center" style:justify-single-word="false"/>
      <style:text-properties style:font-name="FreeSans" fo:font-size="11pt" fo:language="es" fo:country="AR" officeooo:rsid="012abe72" officeooo:paragraph-rsid="012abe72" style:font-size-asian="11pt" style:font-size-complex="11pt"/>
    </style:style>
    <style:style style:name="P71" style:family="paragraph" style:parent-style-name="Table_20_Contents">
      <style:text-properties style:font-name="FreeSans" fo:font-size="11pt" fo:language="es" fo:country="AR" officeooo:rsid="00f723c6" officeooo:paragraph-rsid="0128c313" style:font-size-asian="11pt" style:font-size-complex="11pt"/>
    </style:style>
    <style:style style:name="P72" style:family="paragraph" style:parent-style-name="Table_20_Contents">
      <style:text-properties style:font-name="FreeSans" fo:font-size="11pt" fo:language="es" fo:country="AR" officeooo:rsid="00f723c6" officeooo:paragraph-rsid="0136258c" style:font-size-asian="11pt" style:font-size-complex="11pt"/>
    </style:style>
    <style:style style:name="P73" style:family="paragraph" style:parent-style-name="Table_20_Contents">
      <style:paragraph-properties fo:text-align="center" style:justify-single-word="false"/>
      <style:text-properties style:font-name="FreeSans" fo:font-size="11pt" fo:language="es" fo:country="AR" officeooo:rsid="012f93e2" officeooo:paragraph-rsid="012f93e2" style:font-size-asian="11pt" style:font-size-complex="11pt"/>
    </style:style>
    <style:style style:name="P74" style:family="paragraph" style:parent-style-name="Table_20_Contents">
      <style:paragraph-properties fo:text-align="center" style:justify-single-word="false"/>
      <style:text-properties style:font-name="FreeSans" fo:font-size="11pt" fo:language="es" fo:country="AR" officeooo:rsid="0136258c" officeooo:paragraph-rsid="0136258c" style:font-size-asian="11pt" style:font-size-complex="11pt"/>
    </style:style>
    <style:style style:name="P75" style:family="paragraph" style:parent-style-name="Table_20_Contents">
      <style:paragraph-properties fo:text-align="center" style:justify-single-word="false"/>
      <style:text-properties style:font-name="FreeSans" fo:font-size="11pt" fo:language="es" fo:country="AR" officeooo:rsid="0104206f" officeooo:paragraph-rsid="0104206f" style:font-size-asian="11pt" style:font-size-complex="11pt"/>
    </style:style>
    <style:style style:name="P76" style:family="paragraph" style:parent-style-name="Table_20_Contents">
      <style:paragraph-properties fo:text-align="center" style:justify-single-word="false"/>
      <style:text-properties style:font-name="FreeSans" fo:font-size="11pt" fo:language="es" fo:country="AR" officeooo:rsid="0108793b" officeooo:paragraph-rsid="0108793b" style:font-size-asian="11pt" style:font-size-complex="11pt"/>
    </style:style>
    <style:style style:name="P77" style:family="paragraph" style:parent-style-name="Table_20_Contents">
      <style:paragraph-properties fo:text-align="center" style:justify-single-word="false"/>
      <style:text-properties style:font-name="FreeSans" fo:font-size="11pt" fo:language="es" fo:country="AR" officeooo:rsid="013ff66f" officeooo:paragraph-rsid="013ff66f" style:font-size-asian="11pt" style:font-size-complex="11pt"/>
    </style:style>
    <style:style style:name="P78" style:family="paragraph" style:parent-style-name="Table_20_Contents">
      <style:paragraph-properties fo:text-align="center" style:justify-single-word="false"/>
      <style:text-properties style:font-name="FreeSans" fo:font-size="11pt" fo:language="es" fo:country="AR" officeooo:rsid="01101c5d" officeooo:paragraph-rsid="01101c5d" style:font-size-asian="11pt" style:font-size-complex="11pt"/>
    </style:style>
    <style:style style:name="P79" style:family="paragraph" style:parent-style-name="Table_20_Contents">
      <style:paragraph-properties fo:text-align="center" style:justify-single-word="false"/>
      <style:text-properties style:font-name="FreeSans" fo:font-size="11pt" fo:language="es" fo:country="AR" officeooo:rsid="0152c459" officeooo:paragraph-rsid="0152c459" style:font-size-asian="11pt" style:font-size-complex="11pt"/>
    </style:style>
    <style:style style:name="P80" style:family="paragraph" style:parent-style-name="Table_20_Contents">
      <style:paragraph-properties fo:text-align="center" style:justify-single-word="false"/>
      <style:text-properties style:font-name="FreeSans" fo:font-size="11pt" fo:language="es" fo:country="AR" officeooo:rsid="00791adf" officeooo:paragraph-rsid="00ab720e" style:font-size-asian="11pt" style:font-size-complex="11pt"/>
    </style:style>
    <style:style style:name="P81" style:family="paragraph" style:parent-style-name="Table_20_Contents">
      <style:paragraph-properties fo:text-align="center" style:justify-single-word="false"/>
      <style:text-properties style:font-name="FreeSans" fo:font-size="11pt" fo:language="es" fo:country="AR" officeooo:rsid="00abeb99" officeooo:paragraph-rsid="00abeb99" style:font-size-asian="11pt" style:font-size-complex="11pt"/>
    </style:style>
    <style:style style:name="P82" style:family="paragraph" style:parent-style-name="Table_20_Contents">
      <style:text-properties style:font-name="FreeSans" fo:font-size="11pt" fo:language="es" fo:country="AR" officeooo:rsid="00abeb99" officeooo:paragraph-rsid="00abeb99" style:font-size-asian="11pt" style:font-size-complex="11pt"/>
    </style:style>
    <style:style style:name="P83" style:family="paragraph" style:parent-style-name="Table_20_Contents">
      <style:text-properties style:font-name="FreeSans" fo:font-size="11pt" fo:language="es" fo:country="AR" officeooo:rsid="0158bbf5" officeooo:paragraph-rsid="0158bbf5" style:font-size-asian="11pt" style:font-size-complex="11pt"/>
    </style:style>
    <style:style style:name="P84" style:family="paragraph" style:parent-style-name="Table_20_Contents">
      <style:text-properties style:font-name="FreeSans" fo:font-size="11pt" fo:language="es" fo:country="AR" officeooo:rsid="00f9a825" officeooo:paragraph-rsid="0128c313" style:font-size-asian="11pt" style:font-size-complex="11pt"/>
    </style:style>
    <style:style style:name="P85" style:family="paragraph" style:parent-style-name="Table_20_Contents">
      <style:text-properties style:font-name="FreeSans" fo:font-size="11pt" fo:language="es" fo:country="AR" officeooo:rsid="00f9a825" officeooo:paragraph-rsid="0137eb33" style:font-size-asian="11pt" style:font-size-complex="11pt"/>
    </style:style>
    <style:style style:name="P86" style:family="paragraph" style:parent-style-name="Table_20_Contents">
      <style:text-properties style:font-name="FreeSans" fo:font-size="11pt" fo:language="es" fo:country="AR" officeooo:rsid="00f9a825" officeooo:paragraph-rsid="013ff66f" style:font-size-asian="11pt" style:font-size-complex="11pt"/>
    </style:style>
    <style:style style:name="P87" style:family="paragraph" style:parent-style-name="Table_20_Contents">
      <style:text-properties style:font-name="FreeSans" fo:font-size="11pt" fo:language="es" fo:country="AR" officeooo:rsid="00f9a825" officeooo:paragraph-rsid="01525c6e" style:font-size-asian="11pt" style:font-size-complex="11pt"/>
    </style:style>
    <style:style style:name="P88" style:family="paragraph" style:parent-style-name="Table_20_Contents">
      <style:text-properties style:font-name="FreeSans" fo:font-size="11pt" fo:language="es" fo:country="AR" officeooo:rsid="00f9a825" officeooo:paragraph-rsid="0158bbf5" style:font-size-asian="11pt" style:font-size-complex="11pt"/>
    </style:style>
    <style:style style:name="P89" style:family="paragraph" style:parent-style-name="Table_20_Contents">
      <style:text-properties style:font-name="FreeSans" fo:font-size="11pt" fo:language="es" fo:country="AR" officeooo:rsid="01061eaf" officeooo:paragraph-rsid="0128c313" style:font-size-asian="11pt" style:font-size-complex="11pt"/>
    </style:style>
    <style:style style:name="P90" style:family="paragraph" style:parent-style-name="Table_20_Contents">
      <style:text-properties style:font-name="FreeSans" fo:font-size="11pt" fo:language="es" fo:country="AR" officeooo:rsid="01061eaf" officeooo:paragraph-rsid="01525c6e" style:font-size-asian="11pt" style:font-size-complex="11pt"/>
    </style:style>
    <style:style style:name="P91" style:family="paragraph" style:parent-style-name="Table_20_Contents">
      <style:text-properties style:font-name="FreeSans" fo:font-size="11pt" fo:language="es" fo:country="AR" officeooo:rsid="01061eaf" officeooo:paragraph-rsid="0158bbf5" style:font-size-asian="11pt" style:font-size-complex="11pt"/>
    </style:style>
    <style:style style:name="P92" style:family="paragraph" style:parent-style-name="Table_20_Contents">
      <style:text-properties style:font-name="FreeSans" fo:font-size="11pt" fo:language="es" fo:country="AR" officeooo:rsid="0128c313" officeooo:paragraph-rsid="0128c313" style:font-size-asian="11pt" style:font-size-complex="11pt"/>
    </style:style>
    <style:style style:name="P93" style:family="paragraph" style:parent-style-name="Table_20_Contents">
      <style:text-properties style:font-name="FreeSans" fo:font-size="11pt" fo:language="es" fo:country="AR" officeooo:rsid="0128c313" officeooo:paragraph-rsid="0137eb33" style:font-size-asian="11pt" style:font-size-complex="11pt"/>
    </style:style>
    <style:style style:name="P94" style:family="paragraph" style:parent-style-name="Table_20_Contents">
      <style:text-properties style:font-name="FreeSans" fo:font-size="11pt" fo:language="es" fo:country="AR" officeooo:rsid="0128c313" officeooo:paragraph-rsid="013ff66f" style:font-size-asian="11pt" style:font-size-complex="11pt"/>
    </style:style>
    <style:style style:name="P95" style:family="paragraph" style:parent-style-name="Table_20_Contents">
      <style:text-properties style:font-name="FreeSans" fo:font-size="11pt" fo:language="es" fo:country="AR" officeooo:rsid="0128c313" officeooo:paragraph-rsid="01525c6e" style:font-size-asian="11pt" style:font-size-complex="11pt"/>
    </style:style>
    <style:style style:name="P96" style:family="paragraph" style:parent-style-name="Table_20_Contents">
      <style:text-properties style:font-name="FreeSans" fo:font-size="11pt" fo:language="es" fo:country="AR" officeooo:rsid="0128c313" officeooo:paragraph-rsid="0158bbf5" style:font-size-asian="11pt" style:font-size-complex="11pt"/>
    </style:style>
    <style:style style:name="P97" style:family="paragraph" style:parent-style-name="Table_20_Contents">
      <style:text-properties style:font-name="FreeSans" fo:font-size="11pt" fo:language="es" fo:country="AR" officeooo:rsid="0128c313" officeooo:paragraph-rsid="0163045e" style:font-size-asian="11pt" style:font-size-complex="11pt"/>
    </style:style>
    <style:style style:name="P98" style:family="paragraph" style:parent-style-name="Table_20_Contents">
      <style:text-properties style:font-name="FreeSans" fo:font-size="11pt" fo:language="es" fo:country="AR" officeooo:rsid="0128c313" officeooo:paragraph-rsid="01402c29" style:font-size-asian="11pt" style:font-size-complex="11pt"/>
    </style:style>
    <style:style style:name="P99" style:family="paragraph" style:parent-style-name="Table_20_Contents">
      <style:text-properties style:font-name="FreeSans" fo:font-size="11pt" fo:language="es" fo:country="AR" officeooo:rsid="0128c313" officeooo:paragraph-rsid="01419731" style:font-size-asian="11pt" style:font-size-complex="11pt"/>
    </style:style>
    <style:style style:name="P100" style:family="paragraph" style:parent-style-name="Table_20_Contents">
      <style:text-properties style:font-name="FreeSans" fo:font-size="11pt" fo:language="es" fo:country="AR" officeooo:rsid="0128c313" officeooo:paragraph-rsid="014555a7" style:font-size-asian="11pt" style:font-size-complex="11pt"/>
    </style:style>
    <style:style style:name="P101" style:family="paragraph" style:parent-style-name="Table_20_Contents">
      <style:text-properties style:font-name="FreeSans" fo:font-size="11pt" fo:language="es" fo:country="AR" officeooo:rsid="0128c313" officeooo:paragraph-rsid="01479ac2" style:font-size-asian="11pt" style:font-size-complex="11pt"/>
    </style:style>
    <style:style style:name="P102" style:family="paragraph" style:parent-style-name="Table_20_Contents">
      <style:text-properties style:font-name="FreeSans" fo:font-size="11pt" fo:language="es" fo:country="AR" officeooo:rsid="0128c313" officeooo:paragraph-rsid="0153f097" style:font-size-asian="11pt" style:font-size-complex="11pt"/>
    </style:style>
    <style:style style:name="P103" style:family="paragraph" style:parent-style-name="Table_20_Contents">
      <style:text-properties style:font-name="FreeSans" fo:font-size="11pt" fo:language="es" fo:country="AR" officeooo:rsid="0128c313" officeooo:paragraph-rsid="012f93e2" style:font-size-asian="11pt" style:font-size-complex="11pt"/>
    </style:style>
    <style:style style:name="P104" style:family="paragraph" style:parent-style-name="Table_20_Contents">
      <style:text-properties style:font-name="FreeSans" fo:font-size="11pt" fo:language="es" fo:country="AR" officeooo:rsid="0128c313" officeooo:paragraph-rsid="01509f2d" style:font-size-asian="11pt" style:font-size-complex="11pt"/>
    </style:style>
    <style:style style:name="P105" style:family="paragraph" style:parent-style-name="Table_20_Contents">
      <style:text-properties style:font-name="FreeSans" fo:font-size="11pt" fo:language="es" fo:country="AR" officeooo:rsid="0163045e" officeooo:paragraph-rsid="0163045e" style:font-size-asian="11pt" style:font-size-complex="11pt"/>
    </style:style>
    <style:style style:name="P106" style:family="paragraph" style:parent-style-name="Table_20_Contents">
      <style:text-properties style:font-name="FreeSans" fo:font-size="11pt" fo:language="es" fo:country="AR" officeooo:rsid="0163045e" officeooo:paragraph-rsid="0164fba6" style:font-size-asian="11pt" style:font-size-complex="11pt"/>
    </style:style>
    <style:style style:name="P107" style:family="paragraph" style:parent-style-name="Table_20_Contents">
      <style:text-properties style:font-name="FreeSans" fo:font-size="11pt" fo:language="es" fo:country="AR" officeooo:rsid="01479ac2" officeooo:paragraph-rsid="01479ac2" style:font-size-asian="11pt" style:font-size-complex="11pt"/>
    </style:style>
    <style:style style:name="P108" style:family="paragraph" style:parent-style-name="Table_20_Contents">
      <style:text-properties style:font-name="FreeSans" fo:font-size="11pt" fo:language="es" fo:country="AR" officeooo:rsid="01479ac2" officeooo:paragraph-rsid="015bda92" style:font-size-asian="11pt" style:font-size-complex="11pt"/>
    </style:style>
    <style:style style:name="P109" style:family="paragraph" style:parent-style-name="Table_20_Contents">
      <style:paragraph-properties fo:text-align="center" style:justify-single-word="false"/>
      <style:text-properties style:font-name="FreeSans" fo:font-size="11pt" fo:language="es" fo:country="AR" officeooo:rsid="016dfa76" officeooo:paragraph-rsid="016dfa76" style:font-size-asian="11pt" style:font-size-complex="11pt"/>
    </style:style>
    <style:style style:name="P110" style:family="paragraph" style:parent-style-name="Table_20_Contents">
      <style:text-properties style:font-name="FreeSans" fo:font-size="11pt" fo:language="es" fo:country="AR" officeooo:rsid="009cfa43" officeooo:paragraph-rsid="00a27337" style:font-size-asian="11pt" style:font-size-complex="11pt"/>
    </style:style>
    <style:style style:name="P111" style:family="paragraph" style:parent-style-name="Table_20_Contents">
      <style:text-properties style:font-name="FreeSans" fo:font-size="11pt" fo:language="es" fo:country="AR" officeooo:rsid="015efbaa" officeooo:paragraph-rsid="015efbaa" style:font-size-asian="11pt" style:font-size-complex="11pt"/>
    </style:style>
    <style:style style:name="P112" style:family="paragraph" style:parent-style-name="Table_20_Contents">
      <style:text-properties style:font-name="FreeSans" fo:font-size="11pt" fo:language="es" fo:country="AR" officeooo:rsid="00aa149a" officeooo:paragraph-rsid="00aa149a" style:font-size-asian="11pt" style:font-size-complex="11pt"/>
    </style:style>
    <style:style style:name="P113" style:family="paragraph" style:parent-style-name="Table_20_Contents">
      <style:text-properties style:font-name="FreeSans" fo:font-size="11pt" fo:language="es" fo:country="AR" officeooo:rsid="0153f097" officeooo:paragraph-rsid="013254fe" style:font-size-asian="11pt" style:font-size-complex="11pt"/>
    </style:style>
    <style:style style:name="P114" style:family="paragraph" style:parent-style-name="Table_20_Contents">
      <style:text-properties style:font-name="FreeSans" fo:font-size="11pt" fo:language="es" fo:country="AR" officeooo:rsid="0153f097" officeooo:paragraph-rsid="01402c29" style:font-size-asian="11pt" style:font-size-complex="11pt"/>
    </style:style>
    <style:style style:name="P115" style:family="paragraph" style:parent-style-name="Table_20_Contents">
      <style:text-properties style:font-name="FreeSans" fo:font-size="11pt" fo:language="es" fo:country="AR" officeooo:rsid="0153f097" officeooo:paragraph-rsid="014e4407" style:font-size-asian="11pt" style:font-size-complex="11pt"/>
    </style:style>
    <style:style style:name="P116" style:family="paragraph" style:parent-style-name="Table_20_Contents">
      <style:text-properties style:font-name="FreeSans" fo:font-size="11pt" fo:language="es" fo:country="AR" officeooo:rsid="0153f097" officeooo:paragraph-rsid="0153f097" style:font-size-asian="11pt" style:font-size-complex="11pt"/>
    </style:style>
    <style:style style:name="P117" style:family="paragraph" style:parent-style-name="Table_20_Contents">
      <style:text-properties style:font-name="FreeSans" fo:font-size="11pt" fo:language="es" fo:country="AR" fo:font-weight="normal" officeooo:rsid="00f723c6" officeooo:paragraph-rsid="013ff66f" style:font-size-asian="11pt" style:font-weight-asian="normal" style:font-size-complex="11pt" style:font-weight-complex="normal"/>
    </style:style>
    <style:style style:name="P118" style:family="paragraph" style:parent-style-name="Table_20_Contents">
      <style:text-properties style:font-name="FreeSans" fo:font-size="11pt" fo:language="es" fo:country="AR" fo:font-weight="normal" officeooo:rsid="00f723c6" officeooo:paragraph-rsid="0152c459" style:font-size-asian="11pt" style:font-weight-asian="normal" style:font-size-complex="11pt" style:font-weight-complex="normal"/>
    </style:style>
    <style:style style:name="P119" style:family="paragraph" style:parent-style-name="Table_20_Contents">
      <style:text-properties style:font-name="FreeSans" fo:font-size="11pt" fo:language="es" fo:country="AR" fo:font-style="normal" officeooo:rsid="00f9a825" officeooo:paragraph-rsid="01525c6e" style:font-size-asian="11pt" style:font-style-asian="normal" style:font-size-complex="11pt" style:font-style-complex="normal"/>
    </style:style>
    <style:style style:name="P120" style:family="paragraph" style:parent-style-name="Table_20_Contents">
      <style:text-properties style:font-name="FreeSans" fo:font-size="11pt" fo:language="es" fo:country="AR" fo:font-style="normal" officeooo:rsid="00f9a825" officeooo:paragraph-rsid="0158bbf5" style:font-size-asian="11pt" style:font-style-asian="normal" style:font-size-complex="11pt" style:font-style-complex="normal"/>
    </style:style>
    <style:style style:name="P121" style:family="paragraph" style:parent-style-name="Table_20_Contents">
      <style:text-properties style:font-name="FreeSans" fo:font-size="11pt" fo:language="es" fo:country="AR" officeooo:rsid="00f9a825" officeooo:paragraph-rsid="0158bbf5" fo:background-color="#89c765" style:font-size-asian="11pt" style:font-size-complex="11pt"/>
    </style:style>
    <style:style style:name="P122" style:family="paragraph" style:parent-style-name="Table_20_Contents">
      <style:text-properties style:font-name="FreeSans" fo:font-size="11pt" fo:language="es" fo:country="AR" officeooo:rsid="01061eaf" officeooo:paragraph-rsid="0158bbf5" fo:background-color="#89c765" style:font-size-asian="11pt" style:font-size-complex="11pt"/>
    </style:style>
    <style:style style:name="P123" style:family="paragraph" style:parent-style-name="Table_20_Contents">
      <style:text-properties style:font-name="FreeSans" fo:font-size="11pt" fo:language="es" fo:country="AR" officeooo:rsid="0128c313" officeooo:paragraph-rsid="0158bbf5" fo:background-color="#89c765" style:font-size-asian="11pt" style:font-size-complex="11pt"/>
    </style:style>
    <style:style style:name="P124" style:family="paragraph" style:parent-style-name="Table_20_Contents">
      <style:text-properties style:font-name="FreeSans" fo:font-size="11pt" fo:language="es" fo:country="AR" fo:text-shadow="none" officeooo:rsid="0128c313" officeooo:paragraph-rsid="015c9365" style:font-size-asian="11pt" style:font-size-complex="11pt"/>
    </style:style>
    <style:style style:name="P125" style:family="paragraph" style:parent-style-name="Table_20_Contents">
      <style:text-properties style:font-name="FreeSans" fo:font-size="11pt" fo:language="es" fo:country="AR" fo:text-shadow="none" officeooo:rsid="0163045e" officeooo:paragraph-rsid="01685d7e" style:font-size-asian="11pt" style:font-size-complex="11pt"/>
    </style:style>
    <style:style style:name="P126" style:family="paragraph" style:parent-style-name="Table_20_Contents">
      <style:text-properties style:font-name="FreeSans" fo:font-size="11pt" fo:language="es" fo:country="AR" fo:text-shadow="none" officeooo:rsid="0163045e" officeooo:paragraph-rsid="016a5576" style:font-size-asian="11pt" style:font-size-complex="11pt"/>
    </style:style>
    <style:style style:name="P127" style:family="paragraph" style:parent-style-name="Table_20_Contents">
      <style:text-properties style:font-name="FreeSans" fo:font-size="11pt" fo:language="es" fo:country="AR" fo:text-shadow="none" officeooo:rsid="015cddd2" officeooo:paragraph-rsid="015cddd2" style:font-size-asian="11pt" style:font-size-complex="11pt"/>
    </style:style>
    <style:style style:name="P128" style:family="paragraph" style:parent-style-name="Table_20_Contents">
      <style:text-properties fo:font-size="11pt" fo:language="es" fo:country="AR" officeooo:paragraph-rsid="0128c313" style:font-size-asian="11pt" style:font-size-complex="11pt"/>
    </style:style>
    <style:style style:name="P129" style:family="paragraph" style:parent-style-name="Table_20_Contents">
      <style:text-properties fo:font-size="11pt" fo:language="es" fo:country="AR" officeooo:paragraph-rsid="012f93e2" style:font-size-asian="11pt" style:font-size-complex="11pt"/>
    </style:style>
    <style:style style:name="P130" style:family="paragraph" style:parent-style-name="Table_20_Contents">
      <style:text-properties fo:font-size="11pt" fo:language="es" fo:country="AR" officeooo:paragraph-rsid="0137eb33" style:font-size-asian="11pt" style:font-size-complex="11pt"/>
    </style:style>
    <style:style style:name="P131" style:family="paragraph" style:parent-style-name="Table_20_Contents">
      <style:text-properties fo:font-size="11pt" fo:language="es" fo:country="AR" officeooo:paragraph-rsid="013ff66f" style:font-size-asian="11pt" style:font-size-complex="11pt"/>
    </style:style>
    <style:style style:name="P132" style:family="paragraph" style:parent-style-name="Table_20_Contents">
      <style:text-properties fo:font-size="11pt" fo:language="es" fo:country="AR" officeooo:paragraph-rsid="01525c6e" style:font-size-asian="11pt" style:font-size-complex="11pt"/>
    </style:style>
    <style:style style:name="P133" style:family="paragraph" style:parent-style-name="Table_20_Contents">
      <style:text-properties fo:font-size="11pt" fo:language="es" fo:country="AR" officeooo:paragraph-rsid="0158bbf5" style:font-size-asian="11pt" style:font-size-complex="11pt"/>
    </style:style>
    <style:style style:name="P134" style:family="paragraph" style:parent-style-name="Table_20_Contents">
      <style:text-properties fo:font-size="11pt" fo:language="es" fo:country="AR" officeooo:rsid="0163045e" officeooo:paragraph-rsid="0163045e" style:font-size-asian="11pt" style:font-size-complex="11pt"/>
    </style:style>
    <style:style style:name="P135" style:family="paragraph" style:parent-style-name="Table_20_Contents">
      <style:text-properties fo:font-size="11pt" fo:language="es" fo:country="AR" officeooo:rsid="012f93e2" officeooo:paragraph-rsid="012f93e2" style:font-size-asian="11pt" style:font-size-complex="11pt"/>
    </style:style>
    <style:style style:name="P136" style:family="paragraph" style:parent-style-name="Table_20_Contents">
      <style:text-properties fo:font-size="11pt" fo:language="es" fo:country="AR" officeooo:rsid="012f93e2" officeooo:paragraph-rsid="01399aac" style:font-size-asian="11pt" style:font-size-complex="11pt"/>
    </style:style>
    <style:style style:name="P137" style:family="paragraph" style:parent-style-name="Table_20_Contents">
      <style:text-properties fo:font-size="11pt" fo:language="es" fo:country="AR" officeooo:rsid="012f93e2" officeooo:paragraph-rsid="013be62b" style:font-size-asian="11pt" style:font-size-complex="11pt"/>
    </style:style>
    <style:style style:name="P138" style:family="paragraph" style:parent-style-name="Table_20_Contents">
      <style:text-properties fo:font-size="11pt" fo:language="es" fo:country="AR" officeooo:rsid="012f93e2" officeooo:paragraph-rsid="013123cf" style:font-size-asian="11pt" style:font-size-complex="11pt"/>
    </style:style>
    <style:style style:name="P139" style:family="paragraph" style:parent-style-name="Table_20_Contents">
      <style:text-properties fo:font-size="11pt" fo:language="es" fo:country="AR" officeooo:rsid="012f93e2" officeooo:paragraph-rsid="013c5a79" style:font-size-asian="11pt" style:font-size-complex="11pt"/>
    </style:style>
    <style:style style:name="P140" style:family="paragraph" style:parent-style-name="Table_20_Contents">
      <style:text-properties fo:font-size="11pt" fo:language="es" fo:country="AR" officeooo:paragraph-rsid="0138f171" style:font-size-asian="11pt" style:font-size-complex="11pt"/>
    </style:style>
    <style:style style:name="P141" style:family="paragraph" style:parent-style-name="Table_20_Contents">
      <style:text-properties fo:font-size="11pt" fo:language="es" fo:country="AR" officeooo:paragraph-rsid="01402c29" style:font-size-asian="11pt" style:font-size-complex="11pt"/>
    </style:style>
    <style:style style:name="P142" style:family="paragraph" style:parent-style-name="Table_20_Contents">
      <style:text-properties fo:font-size="11pt" fo:language="es" fo:country="AR" officeooo:paragraph-rsid="0158bbf5" fo:background-color="#89c765" style:font-size-asian="11pt" style:font-size-complex="11pt"/>
    </style:style>
    <style:style style:name="P143" style:family="paragraph">
      <loext:graphic-properties draw:fill-color="#2c3756"/>
    </style:style>
    <style:style style:name="P144" style:family="paragraph">
      <loext:graphic-properties draw:fill-color="#e6f0bb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variant="normal" fo:text-transform="none" fo:color="#405e01" style:text-outline="false" style:text-line-through-style="none" style:text-line-through-type="none" style:text-position="0% 100%" style:font-name="FreeSans" fo:font-size="14pt" fo:letter-spacing="0.03cm" fo:language="es" fo:country="A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4pt" style:language-asian="zh" style:country-asian="CN" style:font-style-asian="normal" style:font-weight-asian="normal" style:font-name-complex="FreeSans1" style:font-size-complex="1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45" style:family="paragraph"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46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text-autospace="ideograph-alpha" style:punctuation-wrap="hanging" style:line-break="strict" style:writing-mode="lr-tb">
        <style:tab-stops/>
      </style:paragraph-properties>
      <style:text-properties fo:font-size="13pt" fo:font-style="italic" style:font-size-asian="13pt" style:font-style-asian="italic" style:font-size-complex="13pt" style:font-style-complex="italic" fo:hyphenate="false"/>
    </style:style>
    <style:style style:name="T1" style:family="text">
      <style:text-properties officeooo:rsid="0031fdb9"/>
    </style:style>
    <style:style style:name="T2" style:family="text">
      <style:text-properties officeooo:rsid="00316b4f"/>
    </style:style>
    <style:style style:name="T3" style:family="text">
      <style:text-properties officeooo:rsid="00304b5f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3b697" style:font-weight-asian="bold" style:font-weight-complex="bold"/>
    </style:style>
    <style:style style:name="T6" style:family="text">
      <style:text-properties fo:font-weight="bold" officeooo:rsid="00387983" style:font-weight-asian="bold" style:font-weight-complex="bold"/>
    </style:style>
    <style:style style:name="T7" style:family="text">
      <style:text-properties fo:font-weight="bold" officeooo:rsid="008a52dc" style:font-weight-asian="bold" style:font-weight-complex="bold"/>
    </style:style>
    <style:style style:name="T8" style:family="text">
      <style:text-properties officeooo:rsid="002f1e74"/>
    </style:style>
    <style:style style:name="T9" style:family="text">
      <style:text-properties officeooo:rsid="0034a30c"/>
    </style:style>
    <style:style style:name="T10" style:family="text">
      <style:text-properties officeooo:rsid="0046779f"/>
    </style:style>
    <style:style style:name="T11" style:family="text">
      <style:text-properties officeooo:rsid="004abc32"/>
    </style:style>
    <style:style style:name="T12" style:family="text">
      <style:text-properties officeooo:rsid="004daecd"/>
    </style:style>
    <style:style style:name="T13" style:family="text">
      <style:text-properties officeooo:rsid="0056037d"/>
    </style:style>
    <style:style style:name="T14" style:family="text">
      <style:text-properties officeooo:rsid="0056880a"/>
    </style:style>
    <style:style style:name="T15" style:family="text">
      <style:text-properties officeooo:rsid="00643b5b"/>
    </style:style>
    <style:style style:name="T16" style:family="text">
      <style:text-properties officeooo:rsid="006447c7"/>
    </style:style>
    <style:style style:name="T17" style:family="text">
      <style:text-properties officeooo:rsid="00754dc6"/>
    </style:style>
    <style:style style:name="T18" style:family="text">
      <style:text-properties officeooo:rsid="00781c0a"/>
    </style:style>
    <style:style style:name="T19" style:family="text">
      <style:text-properties officeooo:rsid="008266cf"/>
    </style:style>
    <style:style style:name="T20" style:family="text">
      <style:text-properties officeooo:rsid="0084dcd5"/>
    </style:style>
    <style:style style:name="T21" style:family="text">
      <style:text-properties officeooo:rsid="0086fbf3"/>
    </style:style>
    <style:style style:name="T22" style:family="text">
      <style:text-properties officeooo:rsid="008a52dc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8a52dc" style:font-weight-asian="normal" style:font-weight-complex="normal"/>
    </style:style>
    <style:style style:name="T25" style:family="text">
      <style:text-properties fo:font-weight="normal" officeooo:rsid="008f7733" style:font-weight-asian="normal" style:font-weight-complex="normal"/>
    </style:style>
    <style:style style:name="T26" style:family="text">
      <style:text-properties fo:font-weight="normal" officeooo:rsid="00f6fc62" style:font-weight-asian="normal" style:font-weight-complex="normal"/>
    </style:style>
    <style:style style:name="T27" style:family="text">
      <style:text-properties fo:font-weight="normal" officeooo:rsid="011398e8" style:font-weight-asian="normal" style:font-weight-complex="normal"/>
    </style:style>
    <style:style style:name="T28" style:family="text">
      <style:text-properties fo:font-weight="normal" officeooo:rsid="0128c313" style:font-weight-asian="normal" style:font-weight-complex="normal"/>
    </style:style>
    <style:style style:name="T29" style:family="text">
      <style:text-properties fo:font-weight="normal" officeooo:rsid="01614ea2" style:font-weight-asian="normal" style:font-weight-complex="normal"/>
    </style:style>
    <style:style style:name="T30" style:family="text">
      <style:text-properties officeooo:rsid="008b7029"/>
    </style:style>
    <style:style style:name="T31" style:family="text">
      <style:text-properties officeooo:rsid="008d5e7e"/>
    </style:style>
    <style:style style:name="T32" style:family="text">
      <style:text-properties officeooo:rsid="00926a52"/>
    </style:style>
    <style:style style:name="T33" style:family="text">
      <style:text-properties officeooo:rsid="00927cb8"/>
    </style:style>
    <style:style style:name="T34" style:family="text">
      <style:text-properties style:use-window-font-color="true" style:text-underline-style="none"/>
    </style:style>
    <style:style style:name="T35" style:family="text">
      <style:text-properties style:use-window-font-color="true" style:text-underline-style="none" officeooo:rsid="00fa0dc7"/>
    </style:style>
    <style:style style:name="T36" style:family="text">
      <style:text-properties style:use-window-font-color="true" style:text-underline-style="none" officeooo:rsid="00fef1c7"/>
    </style:style>
    <style:style style:name="T37" style:family="text">
      <style:text-properties style:use-window-font-color="true" style:text-underline-style="none" officeooo:rsid="012c3d37"/>
    </style:style>
    <style:style style:name="T38" style:family="text">
      <style:text-properties style:use-window-font-color="true" style:text-underline-style="none" officeooo:rsid="012ccc91"/>
    </style:style>
    <style:style style:name="T39" style:family="text">
      <style:text-properties style:use-window-font-color="true" style:text-underline-style="none" officeooo:rsid="012f93e2"/>
    </style:style>
    <style:style style:name="T40" style:family="text">
      <style:text-properties style:use-window-font-color="true" style:text-underline-style="none" officeooo:rsid="013123cf"/>
    </style:style>
    <style:style style:name="T41" style:family="text">
      <style:text-properties style:use-window-font-color="true" style:text-underline-style="none" fo:font-weight="bold" style:font-weight-asian="bold" style:font-weight-complex="bold"/>
    </style:style>
    <style:style style:name="T42" style:family="text">
      <style:text-properties style:use-window-font-color="true" style:text-underline-style="none" officeooo:rsid="0134585c"/>
    </style:style>
    <style:style style:name="T43" style:family="text">
      <style:text-properties style:use-window-font-color="true" style:text-underline-style="none" officeooo:rsid="0137eb33"/>
    </style:style>
    <style:style style:name="T44" style:family="text">
      <style:text-properties style:use-window-font-color="true" style:text-underline-style="none" officeooo:rsid="013be62b"/>
    </style:style>
    <style:style style:name="T45" style:family="text">
      <style:text-properties style:use-window-font-color="true" style:text-underline-style="none" officeooo:rsid="013ff66f"/>
    </style:style>
    <style:style style:name="T46" style:family="text">
      <style:text-properties style:use-window-font-color="true" style:text-underline-style="none" officeooo:rsid="014555a7"/>
    </style:style>
    <style:style style:name="T47" style:family="text">
      <style:text-properties style:use-window-font-color="true" style:text-underline-style="none" officeooo:rsid="014e1eb4"/>
    </style:style>
    <style:style style:name="T48" style:family="text">
      <style:text-properties style:use-window-font-color="true" style:text-underline-style="none" officeooo:rsid="014e4407"/>
    </style:style>
    <style:style style:name="T49" style:family="text">
      <style:text-properties style:use-window-font-color="true" style:text-underline-style="none" officeooo:rsid="0158bbf5"/>
    </style:style>
    <style:style style:name="T50" style:family="text">
      <style:text-properties style:use-window-font-color="true" style:text-underline-style="none" officeooo:rsid="0159212b" fo:background-color="#89c765" loext:char-shading-value="0"/>
    </style:style>
    <style:style style:name="T51" style:family="text">
      <style:text-properties style:use-window-font-color="true" style:text-underline-style="none" officeooo:rsid="0137eb33" fo:background-color="#89c765" loext:char-shading-value="0"/>
    </style:style>
    <style:style style:name="T52" style:family="text">
      <style:text-properties style:use-window-font-color="true" style:text-underline-style="none" officeooo:rsid="015a503c" fo:background-color="#89c765" loext:char-shading-value="0"/>
    </style:style>
    <style:style style:name="T53" style:family="text">
      <style:text-properties style:use-window-font-color="true" style:text-underline-style="none" officeooo:rsid="015a503c"/>
    </style:style>
    <style:style style:name="T54" style:family="text">
      <style:text-properties style:use-window-font-color="true" style:text-underline-style="none" officeooo:rsid="015bda92"/>
    </style:style>
    <style:style style:name="T55" style:family="text">
      <style:text-properties style:use-window-font-color="true" style:text-outline="false" style:text-position="0% 100%" fo:font-style="normal" fo:text-shadow="none" fo:font-weight="normal" style:font-style-asian="normal" style:font-weight-asian="normal" style:font-style-complex="normal" style:font-weight-complex="normal"/>
    </style:style>
    <style:style style:name="T56" style:family="text">
      <style:text-properties style:use-window-font-color="true" style:text-outline="false" fo:font-style="italic" fo:text-shadow="none" style:text-underline-style="none" fo:font-weight="normal" officeooo:rsid="00fa0dc7" style:font-style-asian="italic" style:font-weight-asian="normal" style:font-style-complex="italic" style:font-weight-complex="normal"/>
    </style:style>
    <style:style style:name="T57" style:family="text">
      <style:text-properties style:use-window-font-color="true" style:text-outline="false" fo:font-style="italic" fo:text-shadow="none" style:text-underline-style="none" fo:font-weight="normal" officeooo:rsid="00fbb3cd" style:font-style-asian="italic" style:font-weight-asian="normal" style:font-style-complex="italic" style:font-weight-complex="normal"/>
    </style:style>
    <style:style style:name="T58" style:family="text">
      <style:text-properties style:use-window-font-color="true" style:text-outline="false" fo:font-style="normal" fo:text-shadow="none" fo:font-weight="normal" style:font-style-asian="normal" style:font-weight-asian="normal" style:font-style-complex="normal" style:font-weight-complex="normal"/>
    </style:style>
    <style:style style:name="T59" style:family="text">
      <style:text-properties style:use-window-font-color="true" fo:font-style="italic" fo:text-shadow="1pt 1pt" style:text-underline-style="none" fo:font-weight="bold" officeooo:rsid="00f723c6" style:font-style-asian="italic" style:font-weight-asian="bold" style:font-style-complex="italic" style:font-weight-complex="bold"/>
    </style:style>
    <style:style style:name="T60" style:family="text">
      <style:text-properties style:use-window-font-color="true" fo:font-style="italic" fo:text-shadow="1pt 1pt" style:text-underline-style="none" fo:font-weight="bold" officeooo:rsid="0137eb33" style:font-style-asian="italic" style:font-weight-asian="bold" style:font-style-complex="italic" style:font-weight-complex="bold"/>
    </style:style>
    <style:style style:name="T61" style:family="text">
      <style:text-properties style:use-window-font-color="true" fo:font-style="italic" fo:text-shadow="1pt 1pt" style:text-underline-style="none" fo:font-weight="bold" officeooo:rsid="013be62b" style:font-style-asian="italic" style:font-weight-asian="bold" style:font-style-complex="italic" style:font-weight-complex="bold"/>
    </style:style>
    <style:style style:name="T62" style:family="text">
      <style:text-properties style:use-window-font-color="true" fo:font-style="italic" fo:text-shadow="1pt 1pt" style:text-underline-style="none" fo:font-weight="bold" officeooo:rsid="013ff66f" style:font-style-asian="italic" style:font-weight-asian="bold" style:font-style-complex="italic" style:font-weight-complex="bold"/>
    </style:style>
    <style:style style:name="T63" style:family="text">
      <style:text-properties style:use-window-font-color="true" fo:font-style="italic" fo:text-shadow="1pt 1pt" style:text-underline-style="none" fo:font-weight="bold" officeooo:rsid="014555a7" style:font-style-asian="italic" style:font-weight-asian="bold" style:font-style-complex="italic" style:font-weight-complex="bold"/>
    </style:style>
    <style:style style:name="T64" style:family="text">
      <style:text-properties style:use-window-font-color="true" fo:font-style="italic" fo:text-shadow="1pt 1pt" style:text-underline-style="none" fo:font-weight="bold" officeooo:rsid="014e4407" style:font-style-asian="italic" style:font-weight-asian="bold" style:font-style-complex="italic" style:font-weight-complex="bold"/>
    </style:style>
    <style:style style:name="T65" style:family="text">
      <style:text-properties style:use-window-font-color="true" style:font-name="FreeSans" fo:font-size="11pt" style:text-underline-style="none" officeooo:rsid="00fef1c7" style:font-size-asian="11pt" style:font-size-complex="11pt"/>
    </style:style>
    <style:style style:name="T66" style:family="text">
      <style:text-properties style:use-window-font-color="true" style:font-name="FreeSans" fo:font-size="11pt" style:text-underline-style="none" officeooo:rsid="00fa0dc7" style:font-size-asian="11pt" style:font-size-complex="11pt"/>
    </style:style>
    <style:style style:name="T67" style:family="text">
      <style:text-properties style:use-window-font-color="true" style:font-name="FreeSans" fo:font-size="11pt" style:text-underline-style="none" officeooo:rsid="01291b22" style:font-size-asian="11pt" style:font-size-complex="11pt"/>
    </style:style>
    <style:style style:name="T68" style:family="text">
      <style:text-properties style:use-window-font-color="true" style:font-name="FreeSans" fo:font-size="11pt" style:text-underline-style="none" officeooo:rsid="013254fe" style:font-size-asian="11pt" style:font-size-complex="11pt"/>
    </style:style>
    <style:style style:name="T69" style:family="text">
      <style:text-properties style:use-window-font-color="true" style:font-name="FreeSans" fo:font-size="11pt" style:text-underline-style="none" officeooo:rsid="0134585c" style:font-size-asian="11pt" style:font-size-complex="11pt"/>
    </style:style>
    <style:style style:name="T70" style:family="text">
      <style:text-properties style:use-window-font-color="true" style:font-name="FreeSans" fo:font-size="11pt" style:text-underline-style="none" officeooo:rsid="0137eb33" style:font-size-asian="11pt" style:font-size-complex="11pt"/>
    </style:style>
    <style:style style:name="T71" style:family="text">
      <style:text-properties style:use-window-font-color="true" style:font-name="FreeSans" fo:font-size="11pt" style:text-underline-style="none" officeooo:rsid="012ccc91" style:font-size-asian="11pt" style:font-size-complex="11pt"/>
    </style:style>
    <style:style style:name="T72" style:family="text">
      <style:text-properties style:use-window-font-color="true" style:font-name="FreeSans" fo:font-size="11pt" style:text-underline-style="none" officeooo:rsid="01061eaf" style:font-size-asian="11pt" style:font-size-complex="11pt"/>
    </style:style>
    <style:style style:name="T73" style:family="text">
      <style:text-properties style:use-window-font-color="true" style:font-name="FreeSans" fo:font-size="11pt" style:text-underline-style="none" officeooo:rsid="012c3d37" style:font-size-asian="11pt" style:font-size-complex="11pt"/>
    </style:style>
    <style:style style:name="T74" style:family="text">
      <style:text-properties style:use-window-font-color="true" style:font-name="FreeSans" fo:font-size="11pt" style:text-underline-style="none" officeooo:rsid="0158bbf5" style:font-size-asian="11pt" style:font-size-complex="11pt"/>
    </style:style>
    <style:style style:name="T75" style:family="text">
      <style:text-properties style:use-window-font-color="true" style:font-name="FreeSans" fo:font-size="11pt" style:text-underline-style="none" officeooo:rsid="015a503c" style:font-size-asian="11pt" style:font-size-complex="11pt"/>
    </style:style>
    <style:style style:name="T76" style:family="text">
      <style:text-properties style:use-window-font-color="true" style:font-name="FreeSans" fo:font-size="11pt" style:text-underline-style="none" officeooo:rsid="013254fe" fo:background-color="#89c765" loext:char-shading-value="0" style:font-size-asian="11pt" style:font-size-complex="11pt"/>
    </style:style>
    <style:style style:name="T77" style:family="text">
      <style:text-properties style:use-window-font-color="true" style:font-name="FreeSans" fo:font-size="11pt" style:text-underline-style="none" officeooo:rsid="0158bbf5" fo:background-color="#89c765" loext:char-shading-value="0" style:font-size-asian="11pt" style:font-size-complex="11pt"/>
    </style:style>
    <style:style style:name="T78" style:family="text">
      <style:text-properties style:use-window-font-color="true" style:font-name="FreeSans" style:text-underline-style="none" officeooo:rsid="00fef1c7"/>
    </style:style>
    <style:style style:name="T79" style:family="text">
      <style:text-properties style:use-window-font-color="true" style:font-name="FreeSans" style:text-underline-style="none" officeooo:rsid="00fa0dc7"/>
    </style:style>
    <style:style style:name="T80" style:family="text">
      <style:text-properties style:use-window-font-color="true" style:font-name="FreeSans" style:text-underline-style="none" officeooo:rsid="01291b22"/>
    </style:style>
    <style:style style:name="T81" style:family="text">
      <style:text-properties style:use-window-font-color="true" style:font-name="FreeSans" style:text-underline-style="none" officeooo:rsid="013254fe"/>
    </style:style>
    <style:style style:name="T82" style:family="text">
      <style:text-properties style:use-window-font-color="true" style:font-name="FreeSans" style:text-underline-style="none" officeooo:rsid="0134585c"/>
    </style:style>
    <style:style style:name="T83" style:family="text">
      <style:text-properties style:use-window-font-color="true" style:font-name="FreeSans" style:text-underline-style="none" officeooo:rsid="0137eb33"/>
    </style:style>
    <style:style style:name="T84" style:family="text">
      <style:text-properties style:use-window-font-color="true" style:font-name="FreeSans" style:text-underline-style="none" officeooo:rsid="012ccc91"/>
    </style:style>
    <style:style style:name="T85" style:family="text">
      <style:text-properties style:use-window-font-color="true" style:font-name="FreeSans" style:text-underline-style="none" officeooo:rsid="01061eaf"/>
    </style:style>
    <style:style style:name="T86" style:family="text">
      <style:text-properties style:use-window-font-color="true" style:font-name="FreeSans" style:text-underline-style="none" officeooo:rsid="012c3d37"/>
    </style:style>
    <style:style style:name="T87" style:family="text">
      <style:text-properties style:use-window-font-color="true" style:font-name="FreeSans" style:text-underline-style="none" officeooo:rsid="013254fe" fo:background-color="#89c765" loext:char-shading-value="0"/>
    </style:style>
    <style:style style:name="T88" style:family="text">
      <style:text-properties style:use-window-font-color="true" style:font-name="FreeSans" style:text-underline-style="none" officeooo:rsid="0158bbf5" fo:background-color="#89c765" loext:char-shading-value="0"/>
    </style:style>
    <style:style style:name="T89" style:family="text">
      <style:text-properties style:use-window-font-color="true" style:font-name="FreeSans" style:text-underline-style="none" officeooo:rsid="0158bbf5"/>
    </style:style>
    <style:style style:name="T90" style:family="text">
      <style:text-properties style:use-window-font-color="true" style:font-name="FreeSans" style:text-underline-style="none" officeooo:rsid="015a503c"/>
    </style:style>
    <style:style style:name="T91" style:family="text">
      <style:text-properties style:use-window-font-color="true" style:text-position="super 58%" style:text-underline-style="none" officeooo:rsid="0160e8e6" fo:background-color="transparent" loext:char-shading-value="0"/>
    </style:style>
    <style:style style:name="T92" style:family="text">
      <style:text-properties officeooo:rsid="00b426a3"/>
    </style:style>
    <style:style style:name="T93" style:family="text">
      <style:text-properties fo:text-shadow="none" officeooo:rsid="00d3510f"/>
    </style:style>
    <style:style style:name="T94" style:family="text">
      <style:text-properties fo:text-shadow="none" style:text-underline-style="none" fo:font-weight="bold" style:font-weight-asian="bold" style:font-weight-complex="bold"/>
    </style:style>
    <style:style style:name="T95" style:family="text">
      <style:text-properties fo:text-shadow="none" officeooo:rsid="00db91ab"/>
    </style:style>
    <style:style style:name="T96" style:family="text">
      <style:text-properties fo:color="#405e01" style:text-outline="false" style:text-position="super 58%" fo:font-style="normal" fo:text-shadow="none" fo:font-weight="bold" style:font-style-asian="normal" style:font-weight-asian="bold" style:font-style-complex="normal" style:font-weight-complex="bold"/>
    </style:style>
    <style:style style:name="T97" style:family="text">
      <style:text-properties officeooo:rsid="00d3510f"/>
    </style:style>
    <style:style style:name="T98" style:family="text">
      <style:text-properties style:font-name="Lora" fo:font-size="25pt" fo:font-style="italic" fo:text-shadow="none" style:text-underline-style="none" fo:font-weight="normal" officeooo:rsid="0032e368" style:font-size-asian="25pt" style:font-style-asian="italic" style:font-weight-asian="normal" style:font-size-complex="25pt" style:font-style-complex="italic" style:font-weight-complex="normal"/>
    </style:style>
    <style:style style:name="T99" style:family="text">
      <style:text-properties style:font-name="Lora" fo:font-size="25pt" fo:font-style="italic" fo:text-shadow="none" style:text-underline-style="none" fo:font-weight="normal" officeooo:rsid="00de0eb4" style:font-size-asian="25pt" style:font-style-asian="italic" style:font-weight-asian="normal" style:font-size-complex="25pt" style:font-style-complex="italic" style:font-weight-complex="normal"/>
    </style:style>
    <style:style style:name="T100" style:family="text">
      <style:text-properties style:font-name="Lora" fo:font-size="25pt" fo:font-style="italic" fo:text-shadow="none" style:text-underline-style="none" fo:font-weight="normal" officeooo:rsid="00de8e54" style:font-size-asian="25pt" style:font-style-asian="italic" style:font-weight-asian="normal" style:font-size-complex="25pt" style:font-style-complex="italic" style:font-weight-complex="normal"/>
    </style:style>
    <style:style style:name="T101" style:family="text">
      <style:text-properties style:font-name="Lora" fo:font-size="25pt" fo:font-style="italic" fo:text-shadow="none" style:text-underline-style="none" fo:font-weight="normal" officeooo:rsid="00e04eab" style:font-size-asian="25pt" style:font-style-asian="italic" style:font-weight-asian="normal" style:font-size-complex="25pt" style:font-style-complex="italic" style:font-weight-complex="normal"/>
    </style:style>
    <style:style style:name="T102" style:family="text">
      <style:text-properties officeooo:rsid="00e04eab"/>
    </style:style>
    <style:style style:name="T103" style:family="text">
      <style:text-properties officeooo:rsid="00e2afd1"/>
    </style:style>
    <style:style style:name="T104" style:family="text">
      <style:text-properties officeooo:rsid="00e45786"/>
    </style:style>
    <style:style style:name="T105" style:family="text">
      <style:text-properties officeooo:rsid="00e7df50"/>
    </style:style>
    <style:style style:name="T106" style:family="text">
      <style:text-properties officeooo:rsid="00e9dcd1"/>
    </style:style>
    <style:style style:name="T107" style:family="text">
      <style:text-properties officeooo:rsid="00eb83bb"/>
    </style:style>
    <style:style style:name="T108" style:family="text">
      <style:text-properties officeooo:rsid="00ef5ed2"/>
    </style:style>
    <style:style style:name="T109" style:family="text">
      <style:text-properties officeooo:rsid="00f061a0"/>
    </style:style>
    <style:style style:name="T110" style:family="text">
      <style:text-properties officeooo:rsid="00f22af1"/>
    </style:style>
    <style:style style:name="T111" style:family="text">
      <style:text-properties officeooo:rsid="00f6fc62"/>
    </style:style>
    <style:style style:name="T112" style:family="text">
      <style:text-properties officeooo:rsid="00f723c6"/>
    </style:style>
    <style:style style:name="T113" style:family="text">
      <style:text-properties officeooo:rsid="01182719"/>
    </style:style>
    <style:style style:name="T114" style:family="text">
      <style:text-properties officeooo:rsid="01274ae1"/>
    </style:style>
    <style:style style:name="T115" style:family="text">
      <style:text-properties style:font-name="FreeSans"/>
    </style:style>
    <style:style style:name="T116" style:family="text">
      <style:text-properties style:font-name="FreeSans" fo:font-size="11pt" fo:font-weight="bold" style:font-size-asian="11pt" style:font-weight-asian="bold" style:font-size-complex="11pt" style:font-weight-complex="bold"/>
    </style:style>
    <style:style style:name="T117" style:family="text">
      <style:text-properties style:font-name="FreeSans" fo:font-size="11pt" style:font-size-asian="11pt" style:font-size-complex="11pt"/>
    </style:style>
    <style:style style:name="T118" style:family="text">
      <style:text-properties style:font-name="FreeSans" fo:font-size="11pt" officeooo:rsid="0082c6f3" style:font-size-asian="11pt" style:font-size-complex="11pt"/>
    </style:style>
    <style:style style:name="T119" style:family="text">
      <style:text-properties style:font-name="FreeSans" fo:font-size="11pt" officeooo:rsid="01274ae1" style:font-size-asian="11pt" style:font-size-complex="11pt"/>
    </style:style>
    <style:style style:name="T120" style:family="text">
      <style:text-properties style:font-name="FreeSans" fo:font-size="11pt" officeooo:rsid="0128c313" style:font-size-asian="11pt" style:font-size-complex="11pt"/>
    </style:style>
    <style:style style:name="T121" style:family="text">
      <style:text-properties style:font-name="FreeSans" fo:font-size="11pt" officeooo:rsid="01291b22" style:font-size-asian="11pt" style:font-size-complex="11pt"/>
    </style:style>
    <style:style style:name="T122" style:family="text">
      <style:text-properties style:font-name="FreeSans" fo:font-size="11pt" officeooo:rsid="012f93e2" style:font-size-asian="11pt" style:font-size-complex="11pt"/>
    </style:style>
    <style:style style:name="T123" style:family="text">
      <style:text-properties style:font-name="FreeSans" fo:font-size="11pt" officeooo:rsid="013123cf" style:font-size-asian="11pt" style:font-size-complex="11pt"/>
    </style:style>
    <style:style style:name="T124" style:family="text">
      <style:text-properties style:font-name="FreeSans" fo:font-size="11pt" officeooo:rsid="013254fe" style:font-size-asian="11pt" style:font-size-complex="11pt"/>
    </style:style>
    <style:style style:name="T125" style:family="text">
      <style:text-properties style:font-name="FreeSans" fo:font-size="11pt" officeooo:rsid="0134585c" style:font-size-asian="11pt" style:font-size-complex="11pt"/>
    </style:style>
    <style:style style:name="T126" style:family="text">
      <style:text-properties style:font-name="FreeSans" fo:font-size="11pt" officeooo:rsid="0138f171" style:font-size-asian="11pt" style:font-size-complex="11pt"/>
    </style:style>
    <style:style style:name="T127" style:family="text">
      <style:text-properties style:font-name="FreeSans" fo:font-size="11pt" officeooo:rsid="01399aac" style:font-size-asian="11pt" style:font-size-complex="11pt"/>
    </style:style>
    <style:style style:name="T128" style:family="text">
      <style:text-properties style:font-name="FreeSans" fo:font-size="11pt" officeooo:rsid="013be62b" style:font-size-asian="11pt" style:font-size-complex="11pt"/>
    </style:style>
    <style:style style:name="T129" style:family="text">
      <style:text-properties style:font-name="FreeSans" fo:font-size="11pt" officeooo:rsid="013c5a79" style:font-size-asian="11pt" style:font-size-complex="11pt"/>
    </style:style>
    <style:style style:name="T130" style:family="text">
      <style:text-properties style:font-name="FreeSans" fo:font-size="11pt" officeooo:rsid="013e19f1" style:font-size-asian="11pt" style:font-size-complex="11pt"/>
    </style:style>
    <style:style style:name="T131" style:family="text">
      <style:text-properties style:font-name="FreeSans" fo:font-size="11pt" officeooo:rsid="01402c29" style:font-size-asian="11pt" style:font-size-complex="11pt"/>
    </style:style>
    <style:style style:name="T132" style:family="text">
      <style:text-properties style:font-name="FreeSans" fo:font-size="11pt" officeooo:rsid="0153f097" style:font-size-asian="11pt" style:font-size-complex="11pt"/>
    </style:style>
    <style:style style:name="T133" style:family="text">
      <style:text-properties style:font-name="FreeSans" fo:font-size="14pt" fo:letter-spacing="0.035cm" officeooo:rsid="00e9dcd1" style:font-size-asian="14pt" style:font-size-complex="14pt"/>
    </style:style>
    <style:style style:name="T134" style:family="text">
      <style:text-properties style:font-name="FreeSans" fo:font-size="14pt" fo:letter-spacing="0.035cm" officeooo:rsid="01274ae1" style:font-size-asian="14pt" style:font-size-complex="14pt"/>
    </style:style>
    <style:style style:name="T135" style:family="text">
      <style:text-properties style:font-name="FreeSans" fo:font-size="14pt" fo:letter-spacing="0.035cm" officeooo:rsid="00e7df50" style:font-size-asian="14pt" style:font-size-complex="14pt"/>
    </style:style>
    <style:style style:name="T136" style:family="text">
      <style:text-properties style:font-name="FreeSans" fo:font-size="14pt" fo:letter-spacing="0.035cm" officeooo:rsid="0128c313" style:font-size-asian="14pt" style:font-size-complex="14pt"/>
    </style:style>
    <style:style style:name="T137" style:family="text">
      <style:text-properties style:font-name="FreeSans" fo:font-size="14pt" fo:letter-spacing="0.035cm" officeooo:rsid="006447c7" style:font-size-asian="14pt" style:font-size-complex="14pt"/>
    </style:style>
    <style:style style:name="T138" style:family="text">
      <style:text-properties style:font-name="FreeSans" fo:font-size="14pt" fo:letter-spacing="0.035cm" officeooo:rsid="0057b1f6" style:font-size-asian="14pt" style:font-size-complex="14pt"/>
    </style:style>
    <style:style style:name="T139" style:family="text">
      <style:text-properties style:font-name="FreeSans" officeooo:rsid="0128c313"/>
    </style:style>
    <style:style style:name="T140" style:family="text">
      <style:text-properties style:font-name="FreeSans" officeooo:rsid="0138f171"/>
    </style:style>
    <style:style style:name="T141" style:family="text">
      <style:text-properties style:font-name="FreeSans" officeooo:rsid="01291b22"/>
    </style:style>
    <style:style style:name="T142" style:family="text">
      <style:text-properties style:font-name="FreeSans" officeooo:rsid="013e19f1"/>
    </style:style>
    <style:style style:name="T143" style:family="text">
      <style:text-properties style:font-name="FreeSans" officeooo:rsid="013123cf"/>
    </style:style>
    <style:style style:name="T144" style:family="text">
      <style:text-properties style:font-name="FreeSans" officeooo:rsid="012f93e2"/>
    </style:style>
    <style:style style:name="T145" style:family="text">
      <style:text-properties style:font-name="FreeSans" officeooo:rsid="013254fe"/>
    </style:style>
    <style:style style:name="T146" style:family="text">
      <style:text-properties style:font-name="FreeSans" officeooo:rsid="0134585c"/>
    </style:style>
    <style:style style:name="T147" style:family="text">
      <style:text-properties style:font-name="FreeSans" officeooo:rsid="01402c29"/>
    </style:style>
    <style:style style:name="T148" style:family="text">
      <style:text-properties style:font-name="FreeSans" officeooo:rsid="01399aac"/>
    </style:style>
    <style:style style:name="T149" style:family="text">
      <style:text-properties style:font-name="FreeSans" officeooo:rsid="013be62b"/>
    </style:style>
    <style:style style:name="T150" style:family="text">
      <style:text-properties style:font-name="FreeSans" officeooo:rsid="013c5a79"/>
    </style:style>
    <style:style style:name="T151" style:family="text">
      <style:text-properties style:font-name="FreeSans" officeooo:rsid="0153f097"/>
    </style:style>
    <style:style style:name="T152" style:family="text">
      <style:text-properties officeooo:rsid="012abe72"/>
    </style:style>
    <style:style style:name="T153" style:family="text">
      <style:text-properties officeooo:rsid="012f93e2"/>
    </style:style>
    <style:style style:name="T154" style:family="text">
      <style:text-properties officeooo:rsid="0128c313"/>
    </style:style>
    <style:style style:name="T155" style:family="text">
      <style:text-properties officeooo:rsid="013123cf"/>
    </style:style>
    <style:style style:name="T156" style:family="text">
      <style:text-properties officeooo:rsid="0131a09c"/>
    </style:style>
    <style:style style:name="T157" style:family="text">
      <style:text-properties officeooo:rsid="0136157f"/>
    </style:style>
    <style:style style:name="T158" style:family="text">
      <style:text-properties officeooo:rsid="01399aac"/>
    </style:style>
    <style:style style:name="T159" style:family="text">
      <style:text-properties officeooo:rsid="013be62b"/>
    </style:style>
    <style:style style:name="T160" style:family="text">
      <style:text-properties officeooo:rsid="013e19f1"/>
    </style:style>
    <style:style style:name="T161" style:family="text">
      <style:text-properties officeooo:rsid="01419731"/>
    </style:style>
    <style:style style:name="T162" style:family="text">
      <style:text-properties officeooo:rsid="014555a7"/>
    </style:style>
    <style:style style:name="T163" style:family="text">
      <style:text-properties officeooo:rsid="0149612c"/>
    </style:style>
    <style:style style:name="T164" style:family="text">
      <style:text-properties officeooo:rsid="014e4407"/>
    </style:style>
    <style:style style:name="T165" style:family="text">
      <style:text-properties officeooo:rsid="01509f2d"/>
    </style:style>
    <style:style style:name="T166" style:family="text">
      <style:text-properties officeooo:rsid="0153f097"/>
    </style:style>
    <style:style style:name="T167" style:family="text">
      <style:text-properties officeooo:rsid="0157b3dc"/>
    </style:style>
    <style:style style:name="T168" style:family="text">
      <style:text-properties officeooo:rsid="015bda92"/>
    </style:style>
    <style:style style:name="T169" style:family="text">
      <style:text-properties officeooo:rsid="015c9365"/>
    </style:style>
    <style:style style:name="T170" style:family="text">
      <style:text-properties officeooo:rsid="015efbaa"/>
    </style:style>
    <style:style style:name="T171" style:family="text">
      <style:text-properties officeooo:rsid="01614ea2"/>
    </style:style>
    <style:style style:name="T172" style:family="text">
      <style:text-properties officeooo:rsid="0164fba6"/>
    </style:style>
    <style:style style:name="T173" style:family="text">
      <style:text-properties officeooo:rsid="01685d7e"/>
    </style:style>
    <style:style style:name="T174" style:family="text">
      <style:text-properties officeooo:rsid="0171f980"/>
    </style:style>
    <style:style style:name="T175" style:family="text">
      <style:text-properties fo:font-variant="normal" fo:text-transform="none" fo:color="#405e01" style:text-outline="false" style:text-line-through-style="none" style:text-line-through-type="none" style:text-position="0% 100%" style:font-name="FreeSans" fo:font-size="13pt" fo:letter-spacing="0.03cm" fo:language="es" fo:country="AR" fo:font-style="italic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3pt" style:language-asian="zh" style:country-asian="CN" style:font-style-asian="italic" style:font-weight-asian="normal" style:font-name-complex="FreeSans1" style:font-size-complex="13pt" style:language-complex="hi" style:country-complex="IN" style:font-style-complex="italic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901cm" fo:min-width="3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  <style:style style:name="gr2" style:family="graphic">
      <style:graphic-properties draw:stroke="solid" svg:stroke-width="0.049cm" svg:stroke-color="#8eb015" draw:marker-start-width="0.425cm" draw:marker-end-width="0.425cm" draw:fill-color="#e6f0bb" draw:textarea-horizontal-align="justify" draw:textarea-vertical-align="top" draw:auto-grow-height="false" fo:min-height="19.641cm" fo:min-width="7.14cm" fo:padding-top="0.023cm" fo:padding-bottom="0.023cm" fo:padding-left="0.023cm" fo:padding-right="0.023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8.5cm" style:protect="position siz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25cm" svg:stroke-color="#2c3756" draw:marker-start-width="0.727cm" draw:marker-end-width="0.727cm" draw:fill-color="#2c3756" draw:textarea-horizontal-align="justify" draw:textarea-vertical-align="middle" draw:auto-grow-height="false" fo:min-height="9.654cm" fo:min-width="2.755cm" fo:padding-top="0.123cm" fo:padding-bottom="0.123cm" fo:padding-left="0.123cm" fo:padding-right="0.123cm" style:protect="position size" style:run-through="background" style:wrap="run-through" style:number-wrapped-paragraphs="no-limit" style:vertical-pos="from-top" style:vertical-rel="page" style:horizontal-pos="from-left" style:horizontal-rel="page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custom-shape text:anchor-type="page" text:anchor-page-number="2" draw:z-index="0" draw:name="Shape2" draw:style-name="gr1" draw:text-style-name="P143" svg:width="6.002cm" svg:height="29.701cm" draw:transform="rotate (-3.14159265358979) translate (6.00075cm 29.7003611111111cm)">
        <text:p/>
        <draw:enhanced-geometry svg:viewBox="0 0 21600 21600" draw:glue-points="?f0 0 ?f1 10800 0 21600 10800 21600 21600 21600 ?f7 10800" draw:text-areas="?f1 10800 ?f2 18000 ?f3 7200 ?f4 21600" draw:type="isosceles-triangle" draw:modifiers="21600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draw:custom-shape text:anchor-type="page" text:anchor-page-number="1" draw:z-index="14" draw:name="Shape2" draw:style-name="gr4" draw:text-style-name="P143" svg:width="6.002cm" svg:height="29.701cm" draw:transform="rotate (-3.14159265358979) translate (21.0008611111111cm 29.7003611111111cm)">
        <text:p/>
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6.34734058183955" draw:enhanced-path="M ?f0 0 L 21600 21600 0 21600 Z N">
          <draw:equation draw:name="f0" draw:formula="$0 "/>
          <draw:equation draw:name="f1" draw:formula="$0 /2"/>
          <draw:equation draw:name="f2" draw:formula="?f1 +10800"/>
          <draw:equation draw:name="f3" draw:formula="$0 *2/3"/>
          <draw:equation draw:name="f4" draw:formula="?f3 +7200"/>
          <draw:equation draw:name="f5" draw:formula="21600-?f0 "/>
          <draw:equation draw:name="f6" draw:formula="?f5 /2"/>
          <draw:equation draw:name="f7" draw:formula="21600-?f6 "/>
          <draw:handle draw:handle-position="$0 top" draw:handle-range-x-minimum="0" draw:handle-range-x-maximum="21600"/>
        </draw:enhanced-geometry>
      </draw:custom-shape>
      <text:p text:style-name="P47">Caso de prueba <text:span text:style-name="T97">CP02: </text:span><text:span text:style-name="T93">Funcionalidad de </text:span><text:span text:style-name="T95">Administración de contenido de formularios</text:span></text:p>
      <text:p text:style-name="P49"><draw:frame draw:style-name="fr2" draw:name="Image1" text:anchor-type="as-char" svg:width="14.6cm" svg:height="6.6cm" draw:z-index="16"><draw:image xlink:href="Pictures/1000020100000226000000FA04E233DC2B932CD2.png" xlink:type="simple" xlink:show="embed" xlink:actuate="onLoad" loext:mime-type="image/png"/></draw:frame></text:p>
      <text:p text:style-name="P48"><text:span text:style-name="T8">Proyecto </text:span><text:span text:style-name="T5">Colibrí</text:span></text:p>
      <text:p text:style-name="P44"/>
      <text:p text:style-name="P46">Asignatura</text:p>
      <text:p text:style-name="P44">Laboratorio de desarrollo de software</text:p>
      <text:p text:style-name="P44"/>
      <text:p text:style-name="P46">Autor</text:p>
      <text:p text:style-name="P45">Cinthia Lima</text:p>
      <text:p text:style-name="P44"/>
      <text:p text:style-name="P46">Fecha de redacción</text:p>
      <text:p text:style-name="P44"><text:span text:style-name="T2">11</text:span>/<text:span text:style-name="T2">11</text:span>/<text:span text:style-name="T2">2017</text:span></text:p>
      <text:p text:style-name="P54"><draw:custom-shape text:anchor-type="paragraph" draw:z-index="1" draw:name="Shape1" draw:style-name="gr2" draw:text-style-name="P144" svg:width="7.501cm" svg:height="20.002cm" svg:x="0cm" svg:y="0cm"><text:p/><draw:enhanced-geometry svg:viewBox="0 0 21600 21600" draw:path-stretchpoint-x="10800" draw:path-stretchpoint-y="10800" draw:text-areas="?f3 ?f4 ?f5 ?f6" draw:type="round-rectangle" draw:modifiers="1549.0242181989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frame text:anchor-type="paragraph" draw:z-index="2" draw:name="Shape3" draw:style-name="gr3" draw:text-style-name="P146" svg:width="6.501cm" svg:height="18.5cm" svg:x="0.499cm" svg:y="0.75cm"><draw:text-box><text:p text:style-name="P145"><text:span text:style-name="T175">En <text:s/>este documento se establecen de manera precisa las condiciones de ejecución, las entradas y salidas esperadas de los diferentes casos de pruebas.</text:span></text:p></draw:text-box></draw:frame></text:p>
      <text:p text:style-name="P55">Índice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6">Descripción general</text:p>
          </table:table-cell>
          <table:table-cell table:style-name="Table5.A1" office:value-type="string">
            <text:p text:style-name="P29">Página 4</text:p>
          </table:table-cell>
        </table:table-row>
        <table:table-row>
          <table:table-cell table:style-name="Table5.A1" office:value-type="string">
            <text:p text:style-name="P6">Condiciones de ejecución</text:p>
          </table:table-cell>
          <table:table-cell table:style-name="Table5.A1" office:value-type="string">
            <text:p text:style-name="P29">Página 4</text:p>
          </table:table-cell>
        </table:table-row>
        <table:table-row>
          <table:table-cell table:style-name="Table5.A1" office:value-type="string">
            <text:p text:style-name="P6">Entrada</text:p>
          </table:table-cell>
          <table:table-cell table:style-name="Table5.A1" office:value-type="string">
            <text:p text:style-name="P29">Página 4 y 5</text:p>
          </table:table-cell>
        </table:table-row>
        <table:table-row>
          <table:table-cell table:style-name="Table5.A1" office:value-type="string">
            <text:p text:style-name="P6">Resultado esperado</text:p>
          </table:table-cell>
          <table:table-cell table:style-name="Table5.A1" office:value-type="string">
            <text:p text:style-name="P29">Página 5</text:p>
          </table:table-cell>
        </table:table-row>
        <table:table-row>
          <table:table-cell table:style-name="Table5.A1" office:value-type="string">
            <text:p text:style-name="P6">Evaluación de la prueba</text:p>
          </table:table-cell>
          <table:table-cell table:style-name="Table5.A1" office:value-type="string">
            <text:p text:style-name="P30">Página 5</text:p>
          </table:table-cell>
        </table:table-row>
        <table:table-row>
          <table:table-cell table:style-name="Table5.A1" office:value-type="string">
            <text:p text:style-name="P6">Tabla de Caso de prueba</text:p>
          </table:table-cell>
          <table:table-cell table:style-name="Table5.A1" office:value-type="string">
            <text:p text:style-name="P31">Página 6, 7, 8 <text:span text:style-name="T113">y 9</text:span></text:p>
          </table:table-cell>
        </table:table-row>
      </table:table>
      <text:p text:style-name="P56"><text:span text:style-name="T98">CP0</text:span><text:span text:style-name="T99">2</text:span><text:span text:style-name="T98">: “Funcionalidad </text:span><text:span text:style-name="T100">de </text:span><text:span text:style-name="T101">A</text:span><text:span text:style-name="T99">dministración de contenido de</text:span><text:span text:style-name="T98"> formularios</text:span><text:span text:style-name="T94">”</text:span></text:p>
      <text:p text:style-name="P50">Descripción <text:span text:style-name="T9">general</text:span></text:p>
      <text:p text:style-name="P34">Mediante este caso de prueba se buscar verificar el correcto funcionamiento de la inserción, eliminación y modificación de <text:span text:style-name="T102">campos de un formulario</text:span> <text:span text:style-name="T19">del CU16 : “Administración de contenido de formularios”</text:span>. <text:span text:style-name="T17">Probando cada funcionalidad de manera individual con diferentes combinaciones de las entradas.</text:span></text:p>
      <text:p text:style-name="P35"/>
      <text:p text:style-name="P51">Condiciones de ejecución</text:p>
      <text:p text:style-name="P38">Para la ejecución de este caso de prueba debe existir una base de datos <text:span text:style-name="T10">implementada en un servidor</text:span> que posea las entidades “<text:span text:style-name="T103">Formulario</text:span>”, “<text:span text:style-name="T103">Campo</text:span>”, “<text:span text:style-name="T103">Campo Texto</text:span>”, “<text:span text:style-name="T103">Área Texto</text:span>”, “<text:span text:style-name="T114">Fecha</text:span>”, <text:span text:style-name="T103">”Lista desplegable”, “Lista botón radio”, “Lista checkbox”.</text:span></text:p>
      <text:p text:style-name="P39">También se debe hacer el previo inicio de sesión con <text:span text:style-name="T103">permiso de Gestor de formulario</text:span> para <text:span text:style-name="T11">poder acceder a las funcionalidades antes mencionadas.</text:span></text:p>
      <text:p text:style-name="P36"/>
      <text:p text:style-name="P52">Entrada</text:p>
      <text:p text:style-name="P40">Se realizaran 3 secuencias de pruebas, una para cada funcionalidad de <text:span text:style-name="T104">Administración de contenido de formularios.</text:span></text:p>
      <text:p text:style-name="P39">Se <text:span text:style-name="T12">describirán tres paso a paso para cada funcionalidad:</text:span></text:p>
      <text:list xml:id="list3695885770" text:style-name="L1">
        <text:list-item>
          <text:p text:style-name="P57">Agregar campo</text:p>
          <text:list>
            <text:list-item>
              <text:p text:style-name="P58">Paso 1: <text:span text:style-name="T13">Se ingresa al sistema Colibrí con un usuario con permisos de creación de formulario.</text:span></text:p>
            </text:list-item>
            <text:list-item>
              <text:p text:style-name="P58">Paso 2: <text:span text:style-name="T14">Se selecciona la opción para agregar un nuevo formulario.</text:span></text:p>
            </text:list-item>
            <text:list-item>
              <text:p text:style-name="P59">Paso <text:span text:style-name="T106">3</text:span>: <text:span text:style-name="T16">Se abre la ventana para crear un nuevo formulario.</text:span></text:p>
            </text:list-item>
            <text:list-item>
              <text:p text:style-name="P61">Paso <text:span text:style-name="T106">4</text:span>: <text:span text:style-name="T105">Se completan los campos para dar de alta el formulario y se diseña el contenido del formulario.</text:span></text:p>
            </text:list-item>
            <text:list-item>
              <text:p text:style-name="P62"><text:soft-page-break/>Paso <text:span text:style-name="T106">5</text:span> : <text:span text:style-name="T105">Se agregan los “campos de prueba” y se completan con sus “atributos de prueba” de acuerdo al tipo de campo.</text:span></text:p>
            </text:list-item>
            <text:list-item>
              <text:p text:style-name="P69"><text:span text:style-name="T133">Paso 6: </text:span><text:span text:style-name="T134">Se muestra una <text:s/>vista previa de los campos del formulario. Se puede cambiar el orden de aparición de los campos.</text:span></text:p>
            </text:list-item>
          </text:list>
        </text:list-item>
        <text:list-item>
          <text:p text:style-name="P57">Eliminar campo</text:p>
          <text:list>
            <text:list-item>
              <text:p text:style-name="P69"><text:span text:style-name="T133">Paso </text:span><text:span text:style-name="T136">1</text:span><text:span text:style-name="T133">: </text:span><text:span text:style-name="T135">Se </text:span><text:span text:style-name="T133">selecciona</text:span><text:span text:style-name="T135"> la opción para eliminar </text:span><text:span text:style-name="T133">el</text:span><text:span text:style-name="T135"> campo en la</text:span><text:span text:style-name="T133"> </text:span><text:span text:style-name="T136">vista previa de campos</text:span><text:span text:style-name="T133"> en la sección de diseño de formulario.</text:span></text:p>
            </text:list-item>
            <text:list-item>
              <text:p text:style-name="P69"><text:span text:style-name="T137">Paso </text:span><text:span text:style-name="T136">2</text:span><text:span text:style-name="T137">: </text:span><text:span text:style-name="T133">Se confirma la eliminación del campo elegido.</text:span></text:p>
            </text:list-item>
            <text:list-item>
              <text:p text:style-name="P69"><text:span text:style-name="T138">Paso </text:span><text:span text:style-name="T136">3</text:span><text:span text:style-name="T138"> : </text:span><text:span text:style-name="T133">Se elimina el campo elegido.</text:span></text:p>
            </text:list-item>
          </text:list>
        </text:list-item>
        <text:list-item>
          <text:p text:style-name="P57">Editar campo</text:p>
          <text:list>
            <text:list-item>
              <text:p text:style-name="P60">Paso <text:span text:style-name="T107">1</text:span>: <text:span text:style-name="T14">Se selecciona la opción para modificar el campo en la vista previa de campos en la sección de diseño de formularios.</text:span></text:p>
            </text:list-item>
            <text:list-item>
              <text:p text:style-name="P64">Paso <text:span text:style-name="T107">2</text:span>: <text:span text:style-name="T108">Se despliega una sección para la modificación de los datos del campo.</text:span></text:p>
            </text:list-item>
            <text:list-item>
              <text:p text:style-name="P63">Paso <text:span text:style-name="T109">3</text:span>: Se modifican los <text:span text:style-name="T108">datos del campo</text:span> que se desean modificar.</text:p>
            </text:list-item>
            <text:list-item>
              <text:p text:style-name="P65">Paso <text:span text:style-name="T109">4</text:span>: Se <text:span text:style-name="T15">guardan los cambios de las modificaciones.</text:span></text:p>
            </text:list-item>
          </text:list>
        </text:list-item>
      </text:list>
      <text:p text:style-name="P41"/>
      <text:p text:style-name="P52">Resultado esperado</text:p>
      <text:p text:style-name="P42">Poder asegurarse que la inserción, eliminación y modificación de campo funciona de manera correcta y que el formulario es generado con los campos especificados.</text:p>
      <text:p text:style-name="P37"/>
      <text:p text:style-name="P52">Evaluación de la prueba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25">Pendiente de prueba</text:p>
          </table:table-cell>
          <table:table-cell table:style-name="Table4.A1" office:value-type="string">
            <text:p text:style-name="P25">Realizado con éxito</text:p>
          </table:table-cell>
          <table:table-cell table:style-name="Table4.C1" office:value-type="string">
            <text:p text:style-name="P25">Realizado sin éxito</text:p>
          </table:table-cell>
        </table:table-row>
        <table:table-row table:style-name="Table4.2">
          <table:table-cell table:style-name="Table4.A2" office:value-type="string">
            <text:p text:style-name="P26"/>
          </table:table-cell>
          <table:table-cell table:style-name="Table4.B2" office:value-type="string">
            <text:p text:style-name="P26">x</text:p>
          </table:table-cell>
          <table:table-cell table:style-name="Table4.C2" office:value-type="string">
            <text:p text:style-name="P27"/>
          </table:table-cell>
        </table:table-row>
      </table:table>
      <text:p text:style-name="P43"/>
      <text:p text:style-name="P43">CP0<text:span text:style-name="T110">2</text:span> : Funcionalidad de Administración de contenido de formulario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table:number-columns-spanned="3" office:value-type="string">
            <text:p text:style-name="P10"><text:span text:style-name="T4">Proyecto:</text:span> <text:span text:style-name="T18">Colibrí</text:span></text:p>
          </table:table-cell>
          <table:covered-table-cell/>
          <table:covered-table-cell/>
          <table:table-cell table:style-name="Table1.D1" table:number-columns-spanned="2" office:value-type="string">
            <text:p text:style-name="P11"><text:span text:style-name="T4">Nivel de prueba:</text:span> <text:span text:style-name="T22">1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4"><text:span text:style-name="T116">ID Caso de uso:</text:span><text:span text:style-name="T117"> </text:span><text:span text:style-name="T118">CU1</text:span><text:span text:style-name="T119">6</text:span><text:span text:style-name="T118"> → Incluye: CU1</text:span><text:span text:style-name="T119">7</text:span><text:span text:style-name="T118">, CU1</text:span><text:span text:style-name="T122">8</text:span><text:span text:style-name="T118">, CU1</text:span><text:span text:style-name="T119">9</text:span></text:p>
          </table:table-cell>
          <table:covered-table-cell/>
          <table:covered-table-cell/>
          <table:table-cell table:style-name="Table1.D2" table:number-columns-spanned="2" office:value-type="string">
            <text:p text:style-name="P11"><text:span text:style-name="T4">Tipo</text:span><text:span text:style-name="T7">s</text:span><text:span text:style-name="T4"> de pru</text:span><text:span text:style-name="T6">e</text:span><text:span text:style-name="T4">ba</text:span><text:span text:style-name="T7">s</text:span><text:span text:style-name="T4">:</text:span> <text:span text:style-name="T31">Prueba de funcionalidad y Pruebas de interfaz</text:span></text:p>
          </table:table-cell>
          <table:covered-table-cell/>
        </table:table-row>
        <table:table-row>
          <table:table-cell table:style-name="Table1.A6" table:number-columns-spanned="3" office:value-type="string">
            <text:p text:style-name="P12"><text:span text:style-name="T4">ID Requerimiento:</text:span> <text:span text:style-name="T20">RF02</text:span></text:p>
          </table:table-cell>
          <table:covered-table-cell/>
          <table:covered-table-cell/>
          <table:table-cell table:style-name="Table1.D3" table:number-columns-spanned="2" office:value-type="string">
            <text:p text:style-name="P13"><text:span text:style-name="T4">Autor de Caso de prueba:</text:span> <text:span text:style-name="T21">Cinthia Lima</text:span></text:p>
          </table:table-cell>
          <table:covered-table-cell/>
        </table:table-row>
        <text:soft-page-break/>
        <table:table-row>
          <table:table-cell table:style-name="Table1.A6" table:number-columns-spanned="3" office:value-type="string">
            <text:p text:style-name="P13"><text:span text:style-name="T4">Nombre Escenario:</text:span> <text:span text:style-name="T21">Escenario principal</text:span></text:p>
          </table:table-cell>
          <table:covered-table-cell/>
          <table:covered-table-cell/>
          <table:table-cell table:style-name="Table1.D4" table:number-columns-spanned="2" office:value-type="string">
            <text:p text:style-name="P13"><text:span text:style-name="T4">Nombre del Probador:</text:span> <text:span text:style-name="T21">Cinthia Lima</text:span></text:p>
          </table:table-cell>
          <table:covered-table-cell/>
        </table:table-row>
        <table:table-row table:style-name="Table1.5">
          <table:table-cell table:style-name="Table1.A6" table:number-columns-spanned="3" office:value-type="string">
            <text:p text:style-name="P13"><text:span text:style-name="T4">Versión del Caso de prueba: </text:span><text:span text:style-name="T25">1.</text:span><text:span text:style-name="T28">1</text:span></text:p>
          </table:table-cell>
          <table:covered-table-cell/>
          <table:covered-table-cell/>
          <table:table-cell table:style-name="Table1.D5" office:value-type="string">
            <text:p text:style-name="P21">Fecha de creación:</text:p>
          </table:table-cell>
          <table:table-cell table:style-name="Table1.E5" office:value-type="string">
            <text:p text:style-name="P21">Fecha de ejecución:</text:p>
          </table:table-cell>
        </table:table-row>
        <table:table-row>
          <table:table-cell table:style-name="Table1.A6" table:number-columns-spanned="3" office:value-type="string">
            <text:p text:style-name="P21">Nombre Caso de prueba: <text:span text:style-name="T24">Funcionalidad de A</text:span><text:span text:style-name="T26">dministración de contenido de formularios</text:span></text:p>
          </table:table-cell>
          <table:covered-table-cell/>
          <table:covered-table-cell/>
          <table:table-cell table:style-name="Table1.D6" office:value-type="string">
            <text:p text:style-name="P14"><text:span text:style-name="T111">11</text:span>/<text:span text:style-name="T30">11</text:span>/<text:span text:style-name="T30">17</text:span></text:p>
            <text:p text:style-name="P9">28/11/20 (Redefinición)</text:p>
          </table:table-cell>
          <table:table-cell table:style-name="Table1.E6" office:value-type="string">
            <text:p text:style-name="P14"><text:span text:style-name="T174">29</text:span>/<text:span text:style-name="T174">05</text:span>/<text:span text:style-name="T174">20</text:span></text:p>
          </table:table-cell>
        </table:table-row>
        <table:table-row table:style-name="Table1.7">
          <table:table-cell table:style-name="Table1.A7" table:number-columns-spanned="5" office:value-type="string">
            <text:p text:style-name="P22">Condiciones para que se ejecute el Caso de prueb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8" table:number-columns-spanned="5" office:value-type="string">
            <text:p text:style-name="P15">Se deben tener una computadora con acceso <text:span text:style-name="T32">al modulo a probar</text:span>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9" table:number-columns-spanned="5" office:value-type="string">
            <text:p text:style-name="P16">Se debe tener una <text:span text:style-name="T33">base de datos</text:span> creada para poder hacer las respectivas pruebas.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0" table:number-columns-spanned="5" office:value-type="string">
            <text:p text:style-name="P17"><text:span text:style-name="T92">Los módulos necesarios para la ejecución del caso de prueba deben</text:span> debe poder conectarse a la base de datos.</text:p>
          </table:table-cell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1" office:value-type="string">
            <text:p text:style-name="P22">N.º Paso </text:p>
          </table:table-cell>
          <table:table-cell table:style-name="Table1.A11" office:value-type="string">
            <text:p text:style-name="P22">Condición</text:p>
          </table:table-cell>
          <table:table-cell table:style-name="Table1.A11" office:value-type="string">
            <text:p text:style-name="P22">Valores</text:p>
          </table:table-cell>
          <table:table-cell table:style-name="Table1.A11" office:value-type="string">
            <text:p text:style-name="P22">Resultado Esperado</text:p>
          </table:table-cell>
          <table:table-cell table:style-name="Table1.A7" office:value-type="string">
            <text:p text:style-name="P22">Resultado Obtenido</text:p>
          </table:table-cell>
        </table:table-row>
        <table:table-row table:style-name="Table1.12">
          <table:table-cell table:style-name="Table1.A12" table:number-columns-spanned="5" office:value-type="string">
            <text:p text:style-name="P18">Agregar campo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5" office:value-type="string">
            <text:p text:style-name="P70">5.1</text:p>
          </table:table-cell>
          <table:table-cell table:style-name="Table1.B25" office:value-type="string">
            <text:p text:style-name="P71">Se debe <text:span text:style-name="T152">agregar el campo texto de tipo numérico a la vista previa de campos del formulario.</text:span></text:p>
          </table:table-cell>
          <table:table-cell table:style-name="Table1.C25" office:value-type="string">
            <text:p text:style-name="P84"><text:span text:style-name="T59">Campo texto</text:span><text:span text:style-name="T41"> </text:span><text:span text:style-name="T34">= </text:span><text:span text:style-name="T35">{</text:span></text:p>
            <text:p text:style-name="P84"><text:span text:style-name="T35">título = </text:span><text:span text:style-name="T36">Teléfono</text:span></text:p>
            <text:p text:style-name="P128"><text:span text:style-name="T78">descripción</text:span><text:span text:style-name="T79"> = </text:span><text:span text:style-name="T80">Sin ceros ni 15.</text:span></text:p>
            <text:p text:style-name="P89"><text:span text:style-name="T38">o</text:span><text:span text:style-name="T34">bligatorio = </text:span><text:span text:style-name="T37">tildado</text:span></text:p>
            <text:p text:style-name="P128"><text:span text:style-name="T79">pista = </text:span><text:span text:style-name="T80">2966112233</text:span></text:p>
            <text:p text:style-name="P92"><text:span text:style-name="T36">s</text:span><text:span text:style-name="T34">ubtipo = </text:span><text:span text:style-name="T38">numérico</text:span></text:p>
            <text:p text:style-name="P84"><text:span text:style-name="T35">}</text:span><text:span text:style-name="T34"> </text:span></text:p>
          </table:table-cell>
          <table:table-cell table:style-name="Table1.D21" office:value-type="string">
            <text:p text:style-name="P128"><text:span text:style-name="T139">Visualizar en la vista previa de campo</text:span><text:span text:style-name="T140">s</text:span><text:span text:style-name="T139"> un campo de tipo </text:span><text:span text:style-name="T141">numérico</text:span><text:span text:style-name="T139"> con título, descripción, un asterisco rojo e</text:span><text:span text:style-name="T142">n</text:span><text:span text:style-name="T139"> la parte superior del título </text:span><text:span text:style-name="T141">y </text:span><text:span text:style-name="T139">una pista.</text:span></text:p>
            <text:p text:style-name="P134"><text:span text:style-name="T139">S</text:span><text:span text:style-name="T115">u inserción se ve reflejada en la base de datos cuando se crea el formulario al que pertenece el campo.</text:span></text:p>
          </table:table-cell>
          <table:table-cell table:style-name="Table1.E21" office:value-type="string">
            <text:p text:style-name="P103"><text:span text:style-name="T166">Se v</text:span>isualizar en la vista previa de campo un campo de tipo numérico con título, descripción, un asterisco rojo e<text:span text:style-name="T160">n</text:span> la parte superior del título y una pista.</text:p>
            <text:p text:style-name="P105"><text:span text:style-name="T154">S</text:span>u inserción se ve reflejada en la base de datos cuando se crea el formulario al que pertenece el campo.</text:p>
          </table:table-cell>
        </table:table-row>
        <table:table-row>
          <table:table-cell table:style-name="Table1.A25" office:value-type="string">
            <text:p text:style-name="P70">5.<text:span text:style-name="T153">2</text:span></text:p>
          </table:table-cell>
          <table:table-cell table:style-name="Table1.B25" office:value-type="string">
            <text:p text:style-name="P71"><text:span text:style-name="T156">No se </text:span>debe <text:span text:style-name="T152">agregar el campo texto de tipo numérico a la vista previa de campos del formulario.</text:span></text:p>
          </table:table-cell>
          <table:table-cell table:style-name="Table1.C25" office:value-type="string">
            <text:p text:style-name="P84"><text:span text:style-name="T59">Campo texto</text:span><text:span text:style-name="T34"> = </text:span><text:span text:style-name="T35">{</text:span></text:p>
            <text:p text:style-name="P84"><text:span text:style-name="T35">título = </text:span><text:span text:style-name="T36">-</text:span></text:p>
            <text:p text:style-name="P129"><text:span text:style-name="T78">descripción</text:span><text:span text:style-name="T79"> = </text:span><text:span text:style-name="T80">Sin ceros ni 15.</text:span></text:p>
            <text:p text:style-name="P89"><text:span text:style-name="T38">o</text:span><text:span text:style-name="T34">bligatorio = </text:span><text:span text:style-name="T37">tildado</text:span></text:p>
            <text:p text:style-name="P128"><text:span text:style-name="T79">pista = </text:span><text:span text:style-name="T80">2966112233</text:span></text:p>
            <text:p text:style-name="P92"><text:span text:style-name="T36">s</text:span><text:span text:style-name="T34">ubtipo = </text:span><text:span text:style-name="T38">numérico</text:span></text:p>
            <text:p text:style-name="P84"><text:span text:style-name="T35">}</text:span><text:span text:style-name="T34"> </text:span></text:p>
          </table:table-cell>
          <table:table-cell table:style-name="Table1.D21" office:value-type="string">
            <text:p text:style-name="P135"><text:span text:style-name="T139">M</text:span><text:span text:style-name="T115">ensaje de error informando que el título del campo es obligatorio.</text:span></text:p>
          </table:table-cell>
          <table:table-cell table:style-name="Table1.E21" office:value-type="string">
            <text:p text:style-name="P135"><text:span text:style-name="T139">M</text:span><text:span text:style-name="T115">ensaje de error informando que el título del campo es obligatorio.</text:span></text:p>
          </table:table-cell>
        </table:table-row>
        <table:table-row>
          <table:table-cell table:style-name="Table1.A25" office:value-type="string">
            <text:p text:style-name="P70">5.<text:span text:style-name="T155">3</text:span></text:p>
          </table:table-cell>
          <table:table-cell table:style-name="Table1.B25" office:value-type="string">
            <text:p text:style-name="P71"><text:span text:style-name="T156">No s</text:span>e debe <text:span text:style-name="T152">agregar el campo texto de tipo numérico a la vista previa de campos del formulario.</text:span></text:p>
          </table:table-cell>
          <table:table-cell table:style-name="Table1.C25" office:value-type="string">
            <text:p text:style-name="P84"><text:span text:style-name="T59">Campo texto</text:span><text:span text:style-name="T34"> = </text:span><text:span text:style-name="T35">{</text:span></text:p>
            <text:p text:style-name="P84"><text:span text:style-name="T35">título = </text:span><text:span text:style-name="T40">Teléfono</text:span></text:p>
            <text:p text:style-name="P129"><text:span text:style-name="T78">descripción</text:span><text:span text:style-name="T79"> = </text:span><text:span text:style-name="T80">Sin ceros ni 15.</text:span></text:p>
            <text:p text:style-name="P89"><text:span text:style-name="T38">o</text:span><text:span text:style-name="T34">bligatorio = </text:span><text:span text:style-name="T37">tildado</text:span></text:p>
            <text:p text:style-name="P128"><text:span text:style-name="T79">pista = </text:span><text:span text:style-name="T80">2966112233</text:span></text:p>
            <text:p text:style-name="P92"><text:span text:style-name="T36">s</text:span><text:span text:style-name="T34">ubtipo = </text:span><text:span text:style-name="T38">-</text:span></text:p>
            <text:p text:style-name="P84"><text:span text:style-name="T35">}</text:span><text:span text:style-name="T34"> </text:span></text:p>
          </table:table-cell>
          <table:table-cell table:style-name="Table1.D21" office:value-type="string">
            <text:p text:style-name="P135"><text:span text:style-name="T139">M</text:span><text:span text:style-name="T115">ensaje de error informando que </text:span><text:span text:style-name="T143">se debe especificar el subtipo del campo.</text:span></text:p>
          </table:table-cell>
          <table:table-cell table:style-name="Table1.E21" office:value-type="string">
            <text:p text:style-name="P138"><text:span text:style-name="T139">M</text:span><text:span text:style-name="T115">ensaje de error informando que </text:span><text:span text:style-name="T143">se debe especificar el subtipo del campo.</text:span></text:p>
          </table:table-cell>
        </table:table-row>
        <table:table-row>
          <table:table-cell table:style-name="Table1.A25" office:value-type="string">
            <text:p text:style-name="P73">5.3</text:p>
          </table:table-cell>
          <table:table-cell table:style-name="Table1.B25" office:value-type="string">
            <text:p text:style-name="P71">Se debe <text:span text:style-name="T152">agregar el campo texto de tipo numérico a la vista previa de campos del formulario.</text:span></text:p>
          </table:table-cell>
          <table:table-cell table:style-name="Table1.C25" office:value-type="string">
            <text:p text:style-name="P84"><text:span text:style-name="T59">Campo texto</text:span><text:span text:style-name="T34"> = </text:span><text:span text:style-name="T35">{</text:span></text:p>
            <text:p text:style-name="P84"><text:span text:style-name="T35">título = </text:span><text:span text:style-name="T36">Teléfono</text:span></text:p>
            <text:p text:style-name="P128"><text:span text:style-name="T78">descripción</text:span><text:span text:style-name="T79"> = </text:span><text:span text:style-name="T80">-</text:span></text:p>
            <text:p text:style-name="P89"><text:span text:style-name="T38">o</text:span><text:span text:style-name="T34">bligatorio = </text:span><text:span text:style-name="T39">sin tildar</text:span></text:p>
            <text:p text:style-name="P128"><text:span text:style-name="T79">pista = </text:span><text:span text:style-name="T80">2966112233</text:span></text:p>
            <text:p text:style-name="P92"><text:span text:style-name="T36">s</text:span><text:span text:style-name="T34">ubtipo = </text:span><text:span text:style-name="T38">numérico</text:span></text:p>
            <text:p text:style-name="P84"><text:soft-page-break/><text:span text:style-name="T35">}</text:span><text:span text:style-name="T34"> </text:span></text:p>
          </table:table-cell>
          <table:table-cell table:style-name="Table1.D21" office:value-type="string">
            <text:p text:style-name="P128"><text:span text:style-name="T139">Visualizar en la vista previa de campo</text:span><text:span text:style-name="T140">s</text:span><text:span text:style-name="T139"> un campo de tipo </text:span><text:span text:style-name="T141">numérico</text:span><text:span text:style-name="T139"> con título </text:span><text:span text:style-name="T144">y</text:span><text:span text:style-name="T141"> </text:span><text:span text:style-name="T139">una pista.</text:span></text:p>
            <text:p text:style-name="P134"><text:span text:style-name="T139">Su inserción se ve reflejada en la base de </text:span><text:soft-page-break/><text:span text:style-name="T139">datos cuando se crea el formulario al que pertenece el campo.</text:span></text:p>
          </table:table-cell>
          <table:table-cell table:style-name="Table1.E21" office:value-type="string">
            <text:p text:style-name="P103"><text:span text:style-name="T166">Se v</text:span>isualiza en la vista previa de campo un campo de tipo numérico con título y una pista.</text:p>
            <text:p text:style-name="P105"><text:span text:style-name="T154">S</text:span>u inserción se ve reflejada en la base de <text:soft-page-break/>datos cuando se crea el formulario al que pertenece el campo.</text:p>
          </table:table-cell>
        </table:table-row>
        <table:table-row>
          <table:table-cell table:style-name="Table1.A25" office:value-type="string">
            <text:p text:style-name="P70">5.<text:span text:style-name="T153">4</text:span></text:p>
          </table:table-cell>
          <table:table-cell table:style-name="Table1.B25" office:value-type="string">
            <text:p text:style-name="P71">Se debe <text:span text:style-name="T152">agregar el campo texto de tipo E-mail a la vista previa de campos del formulario.</text:span></text:p>
          </table:table-cell>
          <table:table-cell table:style-name="Table1.C25" office:value-type="string">
            <text:p text:style-name="P84"><text:span text:style-name="T59">Campo texto</text:span><text:span text:style-name="T34"> = </text:span><text:span text:style-name="T35">{</text:span></text:p>
            <text:p text:style-name="P84"><text:span text:style-name="T35">título = </text:span><text:span text:style-name="T38">Correo electrónico</text:span></text:p>
            <text:p text:style-name="P128"><text:span text:style-name="T78">descripción</text:span><text:span text:style-name="T79"> =</text:span><text:span text:style-name="T80"> -</text:span></text:p>
            <text:p text:style-name="P89"><text:span text:style-name="T38">o</text:span><text:span text:style-name="T34">bligatorio = </text:span><text:span text:style-name="T37">tildado</text:span></text:p>
            <text:p text:style-name="P128"><text:span text:style-name="T79">pista = </text:span><text:span text:style-name="T80"><text:s/></text:span><text:span text:style-name="T81">ejemplo@aaaa.com</text:span></text:p>
            <text:p text:style-name="P92"><text:span text:style-name="T36">s</text:span><text:span text:style-name="T34">ubtipo = </text:span><text:span text:style-name="T38">e-mail</text:span></text:p>
            <text:p text:style-name="P84"><text:span text:style-name="T35">}</text:span><text:span text:style-name="T34"> </text:span></text:p>
          </table:table-cell>
          <table:table-cell table:style-name="Table1.D21" office:value-type="string">
            <text:p text:style-name="P128"><text:span text:style-name="T139">Visualizar en la vista previa de campo</text:span><text:span text:style-name="T140">s</text:span><text:span text:style-name="T139"> un campo de tipo </text:span><text:span text:style-name="T145">e-mail</text:span><text:span text:style-name="T139"> con título, un asterisco rojo e</text:span><text:span text:style-name="T142">n </text:span><text:span text:style-name="T139">la parte superior del título </text:span><text:span text:style-name="T141">y </text:span><text:span text:style-name="T139">una pista.</text:span></text:p>
            <text:p text:style-name="P97">Su inserción se ve reflejada en la base de datos cuando se crea el formulario al que pertenece el campo.</text:p>
          </table:table-cell>
          <table:table-cell table:style-name="Table1.E21" office:value-type="string">
            <text:p text:style-name="P113">Se visualiza en la vista previa de campo un campo de tipo e-mail con título, un asterisco rojo en la parte superior del título y una pista.</text:p>
            <text:p text:style-name="P105"><text:span text:style-name="T154">S</text:span>u inserción se ve reflejada en la base de datos cuando se crea el formulario al que pertenece el campo.</text:p>
          </table:table-cell>
        </table:table-row>
        <table:table-row>
          <table:table-cell table:style-name="Table1.A25" office:value-type="string">
            <text:p text:style-name="P70">5.<text:span text:style-name="T157">5</text:span></text:p>
          </table:table-cell>
          <table:table-cell table:style-name="Table1.B25" office:value-type="string">
            <text:p text:style-name="P71">Se debe <text:span text:style-name="T152">agregar el campo texto de tipo texto a la vista previa de campos del formulario.</text:span></text:p>
          </table:table-cell>
          <table:table-cell table:style-name="Table1.C25" office:value-type="string">
            <text:p text:style-name="P84"><text:span text:style-name="T59">Campo texto</text:span><text:span text:style-name="T34"> = </text:span><text:span text:style-name="T35">{</text:span></text:p>
            <text:p text:style-name="P84"><text:span text:style-name="T35">título = </text:span><text:span text:style-name="T42">Nombre completo</text:span></text:p>
            <text:p text:style-name="P128"><text:span text:style-name="T78">descripción</text:span><text:span text:style-name="T79"> =</text:span><text:span text:style-name="T80"> </text:span><text:span text:style-name="T82">Nombre y apellido</text:span></text:p>
            <text:p text:style-name="P89"><text:span text:style-name="T38">o</text:span><text:span text:style-name="T34">bligatorio = </text:span><text:span text:style-name="T37">tildado</text:span></text:p>
            <text:p text:style-name="P128"><text:span text:style-name="T79">pista = </text:span><text:span text:style-name="T80">-</text:span></text:p>
            <text:p text:style-name="P92"><text:span text:style-name="T36">s</text:span><text:span text:style-name="T34">ubtipo = </text:span><text:span text:style-name="T42">texto</text:span></text:p>
            <text:p text:style-name="P84"><text:span text:style-name="T35">}</text:span><text:span text:style-name="T34"> </text:span></text:p>
          </table:table-cell>
          <table:table-cell table:style-name="Table1.D21" office:value-type="string">
            <text:p text:style-name="P128"><text:span text:style-name="T139">Visualizar en la vista previa de campo</text:span><text:span text:style-name="T140">s</text:span><text:span text:style-name="T139"> un campo de tipo </text:span><text:span text:style-name="T146">texto</text:span><text:span text:style-name="T139"> con título, </text:span><text:span text:style-name="T146">una descripción y </text:span><text:span text:style-name="T139">un asterisco rojo e</text:span><text:span text:style-name="T142">n</text:span><text:span text:style-name="T139"> la parte superior del título.</text:span></text:p>
            <text:p text:style-name="P97">Su inserción se ve reflejada en la base de datos cuando se crea el formulario al que pertenece el campo.</text:p>
          </table:table-cell>
          <table:table-cell table:style-name="Table1.E21" office:value-type="string">
            <text:p text:style-name="P128"><text:span text:style-name="T151">Se v</text:span><text:span text:style-name="T139">isualiza en la vista previa de campo un campo de tipo </text:span><text:span text:style-name="T145">e-</text:span><text:span text:style-name="T146">texto</text:span><text:span text:style-name="T139"> con título, </text:span><text:span text:style-name="T146">una descripción y </text:span><text:span text:style-name="T139">un asterisco rojo e</text:span><text:span text:style-name="T142">n</text:span><text:span text:style-name="T139"> la parte superior del título.</text:span></text:p>
            <text:p text:style-name="P97">Su inserción se ve reflejada en la base de datos cuando se crea el formulario al que pertenece el campo.</text:p>
          </table:table-cell>
        </table:table-row>
        <table:table-row table:style-name="Table1.19">
          <table:table-cell table:style-name="Table1.A19" table:number-columns-spanned="5" office:value-type="string">
            <text:p text:style-name="P70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5" office:value-type="string">
            <text:p text:style-name="P74">5.6</text:p>
          </table:table-cell>
          <table:table-cell table:style-name="Table1.B25" office:value-type="string">
            <text:p text:style-name="P72">Se debe <text:span text:style-name="T152">agregar el campo de tipo Lista desplegable a la vista previa de campos del formulario.</text:span></text:p>
          </table:table-cell>
          <table:table-cell table:style-name="Table1.C25" office:value-type="string">
            <text:p text:style-name="P85"><text:span text:style-name="T60">Lista desplegable</text:span><text:span text:style-name="T34"> = </text:span><text:span text:style-name="T35">{</text:span></text:p>
            <text:p text:style-name="P85"><text:span text:style-name="T35">título = </text:span><text:span text:style-name="T43">Carrera</text:span></text:p>
            <text:p text:style-name="P130"><text:span text:style-name="T78">descripción</text:span><text:span text:style-name="T79"> =</text:span><text:span text:style-name="T80"> </text:span><text:span text:style-name="T83">Elija la carrera que cursa</text:span></text:p>
            <text:p text:style-name="P130"><text:span text:style-name="T84">o</text:span><text:span text:style-name="T85">bligatorio = </text:span><text:span text:style-name="T86">tildado</text:span></text:p>
            <text:p text:style-name="P93"><text:span text:style-name="T43">opciones</text:span><text:span text:style-name="T34"> = </text:span><text:span text:style-name="T43">[ Analista de sistemas, Ingeniería química, Enfermería, Trabajo social ]</text:span></text:p>
            <text:p text:style-name="P85"><text:span text:style-name="T35">}</text:span><text:span text:style-name="T34"> </text:span></text:p>
          </table:table-cell>
          <table:table-cell table:style-name="Table1.D21" office:value-type="string">
            <text:p text:style-name="P140"><text:span text:style-name="T139">Visualizar en la vista previa de campo</text:span><text:span text:style-name="T140">s</text:span><text:span text:style-name="T139"> un campo de tipo</text:span><text:span text:style-name="T146"> </text:span><text:span text:style-name="T140">Lista desplegable</text:span><text:span text:style-name="T139"> con </text:span><text:span text:style-name="T140">un </text:span><text:span text:style-name="T139">título, </text:span><text:span text:style-name="T146">una descripción, </text:span><text:span text:style-name="T139">un asterisco rojo e</text:span><text:span text:style-name="T142">n</text:span><text:span text:style-name="T139"> la parte superior del título </text:span><text:span text:style-name="T140">y </text:span><text:span text:style-name="T147">una sección para elegir opciones.</text:span></text:p>
            <text:p text:style-name="P134"><text:span text:style-name="T139">S</text:span><text:span text:style-name="T147">u inserción se ve reflejada en la base de datos cuando se crea el formulario al que pertenece el campo.</text:span></text:p>
          </table:table-cell>
          <table:table-cell table:style-name="Table1.E21" office:value-type="string">
            <text:p text:style-name="P141"><text:span text:style-name="T151">Se v</text:span><text:span text:style-name="T139">isualiza en la vista previa de campo</text:span><text:span text:style-name="T140">s</text:span><text:span text:style-name="T139"> un campo de tipo</text:span><text:span text:style-name="T146"> </text:span><text:span text:style-name="T140">Lista desplegable</text:span><text:span text:style-name="T139"> con </text:span><text:span text:style-name="T140">un </text:span><text:span text:style-name="T139">título, </text:span><text:span text:style-name="T146">una descripción, </text:span><text:span text:style-name="T139">un asterisco rojo e</text:span><text:span text:style-name="T142">n</text:span><text:span text:style-name="T139"> la parte superior del título </text:span><text:span text:style-name="T140">y </text:span><text:span text:style-name="T147">una sección para elegir opciones.</text:span></text:p>
            <text:p text:style-name="P134"><text:span text:style-name="T139">S</text:span><text:span text:style-name="T147">u inserción se ve reflejada en la base de datos cuando se crea el formulario al que pertenece el campo.</text:span></text:p>
          </table:table-cell>
        </table:table-row>
        <table:table-row>
          <table:table-cell table:style-name="Table1.A25" office:value-type="string">
            <text:p text:style-name="P74">5.<text:span text:style-name="T158">7</text:span></text:p>
          </table:table-cell>
          <table:table-cell table:style-name="Table1.B25" office:value-type="string">
            <text:p text:style-name="P72"><text:span text:style-name="T161">No s</text:span>e debe <text:span text:style-name="T152">agregar el campo de tipo Lista desplegable a la vista previa de campos del formulario.</text:span></text:p>
          </table:table-cell>
          <table:table-cell table:style-name="Table1.C25" office:value-type="string">
            <text:p text:style-name="P85"><text:span text:style-name="T60">Lista desplegable</text:span><text:span text:style-name="T34"> = </text:span><text:span text:style-name="T35">{</text:span></text:p>
            <text:p text:style-name="P85"><text:span text:style-name="T35">título = </text:span><text:span text:style-name="T43">Carrera</text:span></text:p>
            <text:p text:style-name="P130"><text:span text:style-name="T78">descripción</text:span><text:span text:style-name="T79"> =</text:span><text:span text:style-name="T80"> </text:span><text:span text:style-name="T83">Elija la carrera que cursa</text:span></text:p>
            <text:p text:style-name="P130"><text:span text:style-name="T84">o</text:span><text:span text:style-name="T85">bligatorio = </text:span><text:span text:style-name="T86">tildado</text:span></text:p>
            <text:p text:style-name="P93"><text:span text:style-name="T43">opciones</text:span><text:span text:style-name="T34"> = </text:span><text:span text:style-name="T43">-</text:span></text:p>
            <text:p text:style-name="P85"><text:span text:style-name="T35">}</text:span><text:span text:style-name="T34"> </text:span></text:p>
          </table:table-cell>
          <table:table-cell table:style-name="Table1.D21" office:value-type="string">
            <text:p text:style-name="P136"><text:span text:style-name="T139">M</text:span><text:span text:style-name="T140">ensaje de error informando que </text:span><text:span text:style-name="T148">se especifiquen las opciones de la lista.</text:span></text:p>
          </table:table-cell>
          <table:table-cell table:style-name="Table1.E21" office:value-type="string">
            <text:p text:style-name="P136"><text:span text:style-name="T139">M</text:span><text:span text:style-name="T140">ensaje de error informando que </text:span><text:span text:style-name="T148">se especifiquen las opciones de la lista.</text:span></text:p>
          </table:table-cell>
        </table:table-row>
        <table:table-row table:style-name="Table1.19">
          <table:table-cell table:style-name="Table1.A22" table:number-columns-spanned="5" office:value-type="string">
            <text:p text:style-name="P75"/>
          </table:table-cell>
          <table:covered-table-cell/>
          <table:covered-table-cell/>
          <table:covered-table-cell/>
          <table:covered-table-cell/>
        </table:table-row>
        <text:soft-page-break/>
        <table:table-row>
          <table:table-cell table:style-name="Table1.A25" office:value-type="string">
            <text:p text:style-name="P74">5.<text:span text:style-name="T159">8</text:span></text:p>
          </table:table-cell>
          <table:table-cell table:style-name="Table1.B25" office:value-type="string">
            <text:p text:style-name="P72">Se debe <text:span text:style-name="T152">agregar el campo de tipo Fecha a la vista previa de campos del formulario.</text:span></text:p>
          </table:table-cell>
          <table:table-cell table:style-name="Table1.C25" office:value-type="string">
            <text:p text:style-name="P85"><text:span text:style-name="T61">Selector de fecha </text:span><text:span text:style-name="T34"><text:s/>= </text:span><text:span text:style-name="T35">{</text:span></text:p>
            <text:p text:style-name="P85"><text:span text:style-name="T35">título = </text:span><text:span text:style-name="T44">Fecha nacimiento</text:span></text:p>
            <text:p text:style-name="P130"><text:span text:style-name="T78">descripción</text:span><text:span text:style-name="T79"> =</text:span><text:span text:style-name="T80"> </text:span><text:span text:style-name="T83">-</text:span></text:p>
            <text:p text:style-name="P130"><text:span text:style-name="T84">o</text:span><text:span text:style-name="T85">bligatorio = </text:span><text:span text:style-name="T86">tildado</text:span></text:p>
            <text:p text:style-name="P85"><text:span text:style-name="T35">}</text:span><text:span text:style-name="T34"> </text:span></text:p>
          </table:table-cell>
          <table:table-cell table:style-name="Table1.D25" office:value-type="string">
            <text:p text:style-name="P137"><text:span text:style-name="T139">Visualizar en la vista previa de campo</text:span><text:span text:style-name="T140">s</text:span><text:span text:style-name="T139"> un campo de tipo</text:span><text:span text:style-name="T146"> </text:span><text:span text:style-name="T149">F</text:span><text:span text:style-name="T150">echa</text:span><text:span text:style-name="T140"> </text:span><text:span text:style-name="T150">con </text:span><text:span text:style-name="T140">un </text:span><text:span text:style-name="T139">título</text:span><text:span text:style-name="T146"> </text:span><text:span text:style-name="T150">y </text:span><text:span text:style-name="T139">un asterisco rojo e</text:span><text:span text:style-name="T142">n </text:span><text:span text:style-name="T139">la parte superior del título</text:span><text:span text:style-name="T140">.</text:span></text:p>
            <text:p text:style-name="P134"><text:span text:style-name="T139">S</text:span><text:span text:style-name="T140">u inserción se ve reflejada en la base de datos cuando se crea el formulario al que pertenece el campo.</text:span></text:p>
          </table:table-cell>
          <table:table-cell table:style-name="Table1.E25" office:value-type="string">
            <text:p text:style-name="P139"><text:span text:style-name="T151">Se v</text:span><text:span text:style-name="T139">isualiza en la vista previa de campo</text:span><text:span text:style-name="T140">s</text:span><text:span text:style-name="T139"> un campo de tipo</text:span><text:span text:style-name="T146"> </text:span><text:span text:style-name="T149">F</text:span><text:span text:style-name="T150">echa</text:span><text:span text:style-name="T140"> </text:span><text:span text:style-name="T150">con </text:span><text:span text:style-name="T140">un </text:span><text:span text:style-name="T139">título</text:span><text:span text:style-name="T146"> </text:span><text:span text:style-name="T150">y </text:span><text:span text:style-name="T139">un asterisco rojo e</text:span><text:span text:style-name="T142">n</text:span><text:span text:style-name="T139"> la parte superior del título</text:span><text:span text:style-name="T140">.</text:span></text:p>
            <text:p text:style-name="P134"><text:span text:style-name="T139">S</text:span><text:span text:style-name="T140">u inserción se ve reflejada en la base de datos cuando se crea el formulario al que pertenece el campo.</text:span></text:p>
          </table:table-cell>
        </table:table-row>
        <table:table-row table:style-name="Table1.19">
          <table:table-cell table:style-name="Table1.A24" table:number-columns-spanned="5" office:value-type="string">
            <text:p text:style-name="P7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5" office:value-type="string">
            <text:p text:style-name="P77">5.9</text:p>
          </table:table-cell>
          <table:table-cell table:style-name="Table1.B25" office:value-type="string">
            <text:p text:style-name="P117">Se debe <text:span text:style-name="T152">agregar el campo de tipo Casillas de verificación a la vista previa de campos del formulario.</text:span></text:p>
          </table:table-cell>
          <table:table-cell table:style-name="Table1.C25" office:value-type="string">
            <text:p text:style-name="P66"><text:span text:style-name="T62">Casillas de verificación </text:span><text:span text:style-name="T34">= </text:span><text:span text:style-name="T35">{</text:span></text:p>
            <text:p text:style-name="P86"><text:span text:style-name="T35">título = </text:span><text:span text:style-name="T45">Edad</text:span></text:p>
            <text:p text:style-name="P131"><text:span text:style-name="T78">descripción</text:span><text:span text:style-name="T79"> =</text:span><text:span text:style-name="T80"> </text:span><text:span text:style-name="T83">-</text:span></text:p>
            <text:p text:style-name="P131"><text:span text:style-name="T84">o</text:span><text:span text:style-name="T85">bligatorio = </text:span><text:span text:style-name="T86">tildado</text:span></text:p>
            <text:p text:style-name="P94"><text:span text:style-name="T43">opciones</text:span><text:span text:style-name="T34"> = </text:span><text:span text:style-name="T43">[ </text:span><text:span text:style-name="T45">&gt;21, &lt;21</text:span><text:span text:style-name="T43"> ]</text:span></text:p>
            <text:p text:style-name="P86"><text:span text:style-name="T56">}</text:span><text:span text:style-name="T57"> </text:span></text:p>
          </table:table-cell>
          <table:table-cell table:style-name="Table1.D25" office:value-type="string">
            <text:p text:style-name="P98">Visualizar en la vista previa de campos un campo de tipo Casillas de verificación con un título, un asterisco rojo en la parte superior del título y una sección para elegir opciones.</text:p>
            <text:p text:style-name="P105"><text:span text:style-name="T154">S</text:span>u inserción se ve reflejada en la base de datos cuando se crea el formulario al que pertenece el campo.</text:p>
          </table:table-cell>
          <table:table-cell table:style-name="Table1.E25" office:value-type="string">
            <text:p text:style-name="P114">Se visualiza en la vista previa de campos un campo de tipo Casillas de verificación con un título, un asterisco rojo en la parte superior del título <text:s/>y una sección para elegir opciones.</text:p>
            <text:p text:style-name="P105"><text:span text:style-name="T154">S</text:span>u inserción se ve reflejada en la base de datos cuando se crea el formulario al que pertenece el campo.</text:p>
          </table:table-cell>
        </table:table-row>
        <table:table-row>
          <table:table-cell table:style-name="Table1.A33" office:value-type="string">
            <text:p text:style-name="P77">5.<text:span text:style-name="T161">10</text:span></text:p>
          </table:table-cell>
          <table:table-cell table:style-name="Table1.B33" office:value-type="string">
            <text:p text:style-name="P117"><text:span text:style-name="T161">No s</text:span>e debe <text:span text:style-name="T152">agregar el campo de tipo Casillas de verificación a la vista previa de campos del formulario.</text:span></text:p>
          </table:table-cell>
          <table:table-cell table:style-name="Table1.C33" office:value-type="string">
            <text:p text:style-name="P66"><text:span text:style-name="T62">Casillas de verificación </text:span><text:span text:style-name="T34">= </text:span><text:span text:style-name="T35">{</text:span></text:p>
            <text:p text:style-name="P86"><text:span text:style-name="T35">título = </text:span><text:span text:style-name="T45">Edad</text:span></text:p>
            <text:p text:style-name="P131"><text:span text:style-name="T78">descripción</text:span><text:span text:style-name="T79"> =</text:span><text:span text:style-name="T80"> </text:span><text:span text:style-name="T83">-</text:span></text:p>
            <text:p text:style-name="P131"><text:span text:style-name="T84">o</text:span><text:span text:style-name="T85">bligatorio = </text:span><text:span text:style-name="T86">tildado</text:span></text:p>
            <text:p text:style-name="P94"><text:span text:style-name="T43">opciones</text:span><text:span text:style-name="T34"> = </text:span><text:span text:style-name="T43">-</text:span></text:p>
            <text:p text:style-name="P86"><text:span text:style-name="T56">}</text:span><text:span text:style-name="T57"> </text:span></text:p>
          </table:table-cell>
          <table:table-cell table:style-name="Table1.D33" office:value-type="string">
            <text:p text:style-name="P99">Mensaje de error informando que se especifiquen las opciones.</text:p>
          </table:table-cell>
          <table:table-cell table:style-name="Table1.E33" office:value-type="string">
            <text:p text:style-name="P101"><text:span text:style-name="T166">Se muestra un m</text:span>ensaje de error informando que se especifiquen las opciones.</text:p>
          </table:table-cell>
        </table:table-row>
        <table:table-row table:style-name="Table1.19">
          <table:table-cell table:style-name="Table1.A27" table:number-columns-spanned="5" office:value-type="string">
            <text:p text:style-name="P7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28" office:value-type="string">
            <text:p text:style-name="P77">5.<text:span text:style-name="T161">11</text:span></text:p>
          </table:table-cell>
          <table:table-cell table:style-name="Table1.B33" office:value-type="string">
            <text:p text:style-name="P117"><text:span text:style-name="T162">S</text:span>e debe <text:span text:style-name="T152">agregar el campo de tipo Área de texto a la vista previa de campos del formulario.</text:span></text:p>
          </table:table-cell>
          <table:table-cell table:style-name="Table1.C33" office:value-type="string">
            <text:p text:style-name="P66"><text:span text:style-name="T63">Área de texto</text:span><text:span text:style-name="T62"> </text:span><text:span text:style-name="T34">= </text:span><text:span text:style-name="T35">{</text:span></text:p>
            <text:p text:style-name="P86"><text:span text:style-name="T35">título = </text:span><text:span text:style-name="T46">Observaciones</text:span></text:p>
            <text:p text:style-name="P131"><text:span text:style-name="T78">descripción</text:span><text:span text:style-name="T79"> =</text:span><text:span text:style-name="T80"> </text:span><text:span text:style-name="T83">-</text:span></text:p>
            <text:p text:style-name="P131"><text:span text:style-name="T84">o</text:span><text:span text:style-name="T85">bligatorio = </text:span><text:span text:style-name="T86">tildado</text:span></text:p>
            <text:p text:style-name="P94"><text:span text:style-name="T46">l</text:span><text:span text:style-name="T47">í</text:span><text:span text:style-name="T46">mite</text:span><text:span text:style-name="T34"> = </text:span><text:span text:style-name="T46">250</text:span></text:p>
            <text:p text:style-name="P86"><text:span text:style-name="T56">}</text:span><text:span text:style-name="T57"> </text:span></text:p>
          </table:table-cell>
          <table:table-cell table:style-name="Table1.D33" office:value-type="string">
            <text:p text:style-name="P100">Visualizar en la vista previa de campos un campo de tipo Área de texto con un título, un asterisco rojo en la parte superior del título.</text:p>
            <text:p text:style-name="P105"><text:span text:style-name="T154">S</text:span>u inserción se ve reflejada en la base de datos cuando se crea el formulario al que pertenece el campo.</text:p>
          </table:table-cell>
          <table:table-cell table:style-name="Table1.E33" office:value-type="string">
            <text:p text:style-name="P100"><text:span text:style-name="T166">Se v</text:span>isualiza en la vista previa de campos un campo de tipo Área de texto con un título, un asterisco rojo en la parte superior del título.</text:p>
            <text:p text:style-name="P105"><text:span text:style-name="T154">S</text:span>u inserción se ve reflejada en la base de datos cuando se crea el formulario al que pertenece el campo.</text:p>
          </table:table-cell>
        </table:table-row>
        <table:table-row>
          <table:table-cell table:style-name="Table1.A33" office:value-type="string">
            <text:p text:style-name="P77">5.<text:span text:style-name="T161">12</text:span></text:p>
          </table:table-cell>
          <table:table-cell table:style-name="Table1.B33" office:value-type="string">
            <text:p text:style-name="P117"><text:span text:style-name="T165">No s</text:span>e debe <text:span text:style-name="T152">agregar el campo de tipo Área de texto a la vista previa de campos del formulario.</text:span></text:p>
          </table:table-cell>
          <table:table-cell table:style-name="Table1.C33" office:value-type="string">
            <text:p text:style-name="P66"><text:span text:style-name="T63">Área de texto</text:span><text:span text:style-name="T62"> </text:span><text:span text:style-name="T34">= </text:span><text:span text:style-name="T35">{</text:span></text:p>
            <text:p text:style-name="P86"><text:span text:style-name="T35">título = </text:span><text:span text:style-name="T46">Observaciones</text:span></text:p>
            <text:p text:style-name="P131"><text:span text:style-name="T78">descripción</text:span><text:span text:style-name="T79"> =</text:span><text:span text:style-name="T80"> </text:span><text:span text:style-name="T83">-</text:span></text:p>
            <text:p text:style-name="P131"><text:span text:style-name="T84">o</text:span><text:span text:style-name="T85">bligatorio = </text:span><text:span text:style-name="T86">tildado</text:span></text:p>
            <text:p text:style-name="P94"><text:span text:style-name="T46">límite</text:span><text:span text:style-name="T34"> = </text:span><text:span text:style-name="T54">1</text:span></text:p>
            <text:p text:style-name="P86"><text:span text:style-name="T56">}</text:span><text:span text:style-name="T57"> </text:span></text:p>
          </table:table-cell>
          <table:table-cell table:style-name="Table1.D33" office:value-type="string">
            <text:p text:style-name="P107"><text:span text:style-name="T154">Mensaje de error informando que se especifique </text:span>el l<text:span text:style-name="T163">í</text:span>mite de caracteres <text:span text:style-name="T168">y que debe ser igual o mayor a 100.</text:span></text:p>
          </table:table-cell>
          <table:table-cell table:style-name="Table1.E33" office:value-type="string">
            <text:p text:style-name="P108"><text:span text:style-name="T154">Mensaje de error informando que se especifique </text:span>el limite de caracteres <text:s/><text:span text:style-name="T168">y que debe ser igual o mayor a 100.</text:span></text:p>
          </table:table-cell>
        </table:table-row>
        <text:soft-page-break/>
        <table:table-row>
          <table:table-cell table:style-name="Table1.A33" office:value-type="string">
            <text:p text:style-name="P77">5.<text:span text:style-name="T161">13</text:span></text:p>
          </table:table-cell>
          <table:table-cell table:style-name="Table1.B33" office:value-type="string">
            <text:p text:style-name="P117"><text:span text:style-name="T165">No s</text:span>e debe <text:span text:style-name="T152">agregar el campo de tipo Área de texto a la vista previa de campos del formulario.</text:span></text:p>
          </table:table-cell>
          <table:table-cell table:style-name="Table1.C33" office:value-type="string">
            <text:p text:style-name="P66"><text:span text:style-name="T63">Área de texto</text:span><text:span text:style-name="T62"> </text:span><text:span text:style-name="T34">= </text:span><text:span text:style-name="T35">{</text:span></text:p>
            <text:p text:style-name="P86"><text:span text:style-name="T35">título = </text:span><text:span text:style-name="T46">Observaciones</text:span></text:p>
            <text:p text:style-name="P131"><text:span text:style-name="T78">descripción</text:span><text:span text:style-name="T79"> =</text:span><text:span text:style-name="T80"> </text:span><text:span text:style-name="T83">-</text:span></text:p>
            <text:p text:style-name="P131"><text:span text:style-name="T84">o</text:span><text:span text:style-name="T85">bligatorio = </text:span><text:span text:style-name="T86">tildado</text:span></text:p>
            <text:p text:style-name="P94"><text:span text:style-name="T46">límite</text:span><text:span text:style-name="T34"> = </text:span><text:span text:style-name="T46">-</text:span></text:p>
            <text:p text:style-name="P86"><text:span text:style-name="T56">}</text:span><text:span text:style-name="T57"> </text:span></text:p>
          </table:table-cell>
          <table:table-cell table:style-name="Table1.D33" office:value-type="string">
            <text:p text:style-name="P108"><text:span text:style-name="T154">Mensaje de error informando que se especifique </text:span>el l<text:span text:style-name="T163">í</text:span>mite de caracteres <text:span text:style-name="T168">y que debe ser igual o mayor a 100.</text:span></text:p>
          </table:table-cell>
          <table:table-cell table:style-name="Table1.E33" office:value-type="string">
            <text:p text:style-name="P108"><text:span text:style-name="T154">Mensaje de error informando que se especifique </text:span>el limite de caracteres <text:span text:style-name="T168">y que debe ser igual o mayor a 100.</text:span></text:p>
          </table:table-cell>
        </table:table-row>
        <table:table-row table:style-name="Table1.19">
          <table:table-cell table:style-name="Table1.A31" table:number-columns-spanned="5" office:value-type="string">
            <text:p text:style-name="P7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3" office:value-type="string">
            <text:p text:style-name="P77">5.<text:span text:style-name="T164">14</text:span></text:p>
          </table:table-cell>
          <table:table-cell table:style-name="Table1.B33" office:value-type="string">
            <text:p text:style-name="P117">Se debe <text:span text:style-name="T152">agregar el campo de tipo Botones de radio a la vista previa de campos del formulario.</text:span></text:p>
          </table:table-cell>
          <table:table-cell table:style-name="Table1.C33" office:value-type="string">
            <text:p text:style-name="P66"><text:span text:style-name="T64">Botones de radio</text:span><text:span text:style-name="T62"> </text:span><text:span text:style-name="T34">= </text:span><text:span text:style-name="T35">{</text:span></text:p>
            <text:p text:style-name="P86"><text:span text:style-name="T35">título = </text:span><text:span text:style-name="T48">Cantidad</text:span></text:p>
            <text:p text:style-name="P131"><text:span text:style-name="T78">descripción</text:span><text:span text:style-name="T79"> =</text:span><text:span text:style-name="T80"> </text:span><text:span text:style-name="T83">-</text:span></text:p>
            <text:p text:style-name="P131"><text:span text:style-name="T84">o</text:span><text:span text:style-name="T85">bligatorio = </text:span><text:span text:style-name="T86">tildado</text:span></text:p>
            <text:p text:style-name="P94"><text:span text:style-name="T43">opciones</text:span><text:span text:style-name="T34"> = </text:span><text:span text:style-name="T43">[ </text:span><text:span text:style-name="T48">1, 2, 3, 4</text:span><text:span text:style-name="T43"> ]</text:span></text:p>
            <text:p text:style-name="P86"><text:span text:style-name="T56">}</text:span><text:span text:style-name="T57"> </text:span></text:p>
          </table:table-cell>
          <table:table-cell table:style-name="Table1.D33" office:value-type="string">
            <text:p text:style-name="P98">Visualizar en la vista previa de campos un campo de tipo Botones de radio con un título, un asterisco rojo en la parte superior del título y una sección para elegir opciones.</text:p>
            <text:p text:style-name="P105"><text:span text:style-name="T154">S</text:span>u inserción se ve reflejada en la base de datos cuando se crea el formulario al que pertenece el campo.</text:p>
          </table:table-cell>
          <table:table-cell table:style-name="Table1.E33" office:value-type="string">
            <text:p text:style-name="P115">Se visualiza en la vista previa de campos un campo de tipo Botones de radio con un título, un asterisco rojo en la parte superior del título y una sección para elegir opciones.</text:p>
            <text:p text:style-name="P105"><text:span text:style-name="T154">S</text:span>u inserción se ve reflejada en la base de datos cuando se crea el formulario al que pertenece el campo.</text:p>
          </table:table-cell>
        </table:table-row>
        <table:table-row>
          <table:table-cell table:style-name="Table1.A33" office:value-type="string">
            <text:p text:style-name="P77">5.<text:span text:style-name="T164">15</text:span></text:p>
          </table:table-cell>
          <table:table-cell table:style-name="Table1.B33" office:value-type="string">
            <text:p text:style-name="P117"><text:span text:style-name="T165">No s</text:span>e debe <text:span text:style-name="T152">agregar el campo de tipo Botones de radio a la vista previa de campos del formulario.</text:span></text:p>
          </table:table-cell>
          <table:table-cell table:style-name="Table1.C33" office:value-type="string">
            <text:p text:style-name="P66"><text:span text:style-name="T64">Botones de radio</text:span><text:span text:style-name="T62"> </text:span><text:span text:style-name="T34">= </text:span><text:span text:style-name="T35">{</text:span></text:p>
            <text:p text:style-name="P86"><text:span text:style-name="T35">título = </text:span><text:span text:style-name="T48">Cantidad</text:span></text:p>
            <text:p text:style-name="P131"><text:span text:style-name="T78">descripción</text:span><text:span text:style-name="T79"> =</text:span><text:span text:style-name="T80"> </text:span><text:span text:style-name="T83">-</text:span></text:p>
            <text:p text:style-name="P131"><text:span text:style-name="T84">o</text:span><text:span text:style-name="T85">bligatorio = </text:span><text:span text:style-name="T86">tildado</text:span></text:p>
            <text:p text:style-name="P94"><text:span text:style-name="T43">opciones</text:span><text:span text:style-name="T34"> = </text:span><text:span text:style-name="T43">-</text:span></text:p>
            <text:p text:style-name="P86"><text:span text:style-name="T56">}</text:span><text:span text:style-name="T57"> </text:span></text:p>
          </table:table-cell>
          <table:table-cell table:style-name="Table1.D33" office:value-type="string">
            <text:p text:style-name="P101">Mensaje de error informando que se especifiquen las opciones</text:p>
          </table:table-cell>
          <table:table-cell table:style-name="Table1.E33" office:value-type="string">
            <text:p text:style-name="P104">Mensaje de error informando que se especifiquen las opciones</text:p>
          </table:table-cell>
        </table:table-row>
        <table:table-row table:style-name="Table1.19">
          <table:table-cell table:style-name="Table1.A34" table:number-columns-spanned="5" office:value-type="string">
            <text:p text:style-name="P78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5" office:value-type="string">
            <text:p text:style-name="P79">5.1<text:span text:style-name="T169">6</text:span></text:p>
          </table:table-cell>
          <table:table-cell table:style-name="Table1.B35" office:value-type="string">
            <text:p text:style-name="P118">Se debe <text:span text:style-name="T152">agregar un campo de cada tipo a la vista previa de campos del formulario.</text:span></text:p>
          </table:table-cell>
          <table:table-cell table:style-name="Table1.C35" office:value-type="string">
            <text:p text:style-name="P87"><text:span text:style-name="T59">Campo texto</text:span><text:span text:style-name="T41"> </text:span><text:span text:style-name="T34">= </text:span><text:span text:style-name="T35">{</text:span></text:p>
            <text:p text:style-name="P87"><text:span text:style-name="T35">título = </text:span><text:span text:style-name="T36">Teléfono</text:span></text:p>
            <text:p text:style-name="P132"><text:span text:style-name="T78">descripción</text:span><text:span text:style-name="T79"> = </text:span><text:span text:style-name="T80">Sin ceros ni 15.</text:span></text:p>
            <text:p text:style-name="P90"><text:span text:style-name="T38">o</text:span><text:span text:style-name="T34">bligatorio = </text:span><text:span text:style-name="T37">tildado</text:span></text:p>
            <text:p text:style-name="P132"><text:span text:style-name="T79">pista = </text:span><text:span text:style-name="T80">2966112233</text:span></text:p>
            <text:p text:style-name="P95"><text:span text:style-name="T36">s</text:span><text:span text:style-name="T34">ubtipo = </text:span><text:span text:style-name="T38">numérico</text:span></text:p>
            <text:p text:style-name="P119"><text:span text:style-name="T35">}</text:span><text:span text:style-name="T34"> </text:span></text:p>
            <text:p text:style-name="P119"><text:span text:style-name="T59">Campo texto</text:span><text:span text:style-name="T34"> = </text:span><text:span text:style-name="T35">{</text:span></text:p>
            <text:p text:style-name="P87"><text:span text:style-name="T35">título = </text:span><text:span text:style-name="T38">Correo electrónico</text:span></text:p>
            <text:p text:style-name="P132"><text:span text:style-name="T78">descripción</text:span><text:span text:style-name="T79"> =</text:span><text:span text:style-name="T80"> -</text:span></text:p>
            <text:p text:style-name="P90"><text:span text:style-name="T38">o</text:span><text:span text:style-name="T34">bligatorio = </text:span><text:span text:style-name="T37">tildado</text:span></text:p>
            <text:p text:style-name="P132"><text:span text:style-name="T79">pista = </text:span><text:span text:style-name="T80"><text:s/></text:span><text:span text:style-name="T81">ejemplo@aaaa.com</text:span></text:p>
            <text:p text:style-name="P95"><text:span text:style-name="T36">s</text:span><text:span text:style-name="T34">ubtipo = </text:span><text:span text:style-name="T38">e-mail</text:span></text:p>
            <text:p text:style-name="P119"><text:span text:style-name="T35">}</text:span><text:span text:style-name="T34"> </text:span></text:p>
            <text:p text:style-name="P119"><text:span text:style-name="T59">Campo texto</text:span><text:span text:style-name="T34"> = </text:span><text:span text:style-name="T35">{</text:span></text:p>
            <text:p text:style-name="P87"><text:span text:style-name="T35">título = </text:span><text:span text:style-name="T42">Nombre completo</text:span></text:p>
            <text:p text:style-name="P132"><text:span text:style-name="T78">descripción</text:span><text:span text:style-name="T79"> =</text:span><text:span text:style-name="T80"> </text:span><text:span text:style-name="T82">Nombre y apellido</text:span></text:p>
            <text:p text:style-name="P90"><text:span text:style-name="T38">o</text:span><text:span text:style-name="T34">bligatorio = </text:span><text:span text:style-name="T37">tildado</text:span></text:p>
            <text:p text:style-name="P132"><text:span text:style-name="T79">pista = </text:span><text:span text:style-name="T80">-</text:span></text:p>
            <text:p text:style-name="P95"><text:soft-page-break/><text:span text:style-name="T36">s</text:span><text:span text:style-name="T34">ubtipo = </text:span><text:span text:style-name="T42">texto</text:span></text:p>
            <text:p text:style-name="P119"><text:span text:style-name="T35">}</text:span><text:span text:style-name="T34"> </text:span></text:p>
            <text:p text:style-name="P87"><text:span text:style-name="T60">Lista desplegable</text:span><text:span text:style-name="T34"> = </text:span><text:span text:style-name="T35">{</text:span></text:p>
            <text:p text:style-name="P87"><text:span text:style-name="T35">título = </text:span><text:span text:style-name="T43">Carrera</text:span></text:p>
            <text:p text:style-name="P132"><text:span text:style-name="T78">descripción</text:span><text:span text:style-name="T79"> =</text:span><text:span text:style-name="T80"> </text:span><text:span text:style-name="T83">Elija la carrera que cursa</text:span></text:p>
            <text:p text:style-name="P132"><text:span text:style-name="T84">o</text:span><text:span text:style-name="T85">bligatorio = </text:span><text:span text:style-name="T86">tildado</text:span></text:p>
            <text:p text:style-name="P95"><text:span text:style-name="T43">opciones</text:span><text:span text:style-name="T34"> = </text:span><text:span text:style-name="T43">[ Analista de sistemas, Ingeniería química, Enfermería, Trabajo social ]</text:span></text:p>
            <text:p text:style-name="P119"><text:span text:style-name="T35">}</text:span><text:span text:style-name="T34"> </text:span></text:p>
            <text:p text:style-name="P87"><text:span text:style-name="T61">Selector de fecha </text:span><text:span text:style-name="T34"><text:s/>= </text:span><text:span text:style-name="T35">{</text:span></text:p>
            <text:p text:style-name="P87"><text:span text:style-name="T35">título = </text:span><text:span text:style-name="T44">Fecha nacimiento</text:span></text:p>
            <text:p text:style-name="P132"><text:span text:style-name="T78">descripción</text:span><text:span text:style-name="T79"> =</text:span><text:span text:style-name="T80"> </text:span><text:span text:style-name="T83">-</text:span></text:p>
            <text:p text:style-name="P132"><text:span text:style-name="T84">o</text:span><text:span text:style-name="T85">bligatorio = </text:span><text:span text:style-name="T86">tildado</text:span></text:p>
            <text:p text:style-name="P119"><text:span text:style-name="T35">}</text:span><text:span text:style-name="T34"> </text:span></text:p>
            <text:p text:style-name="P67"><text:span text:style-name="T62">Casillas de verificación </text:span><text:span text:style-name="T34">= </text:span><text:span text:style-name="T35">{</text:span></text:p>
            <text:p text:style-name="P87"><text:span text:style-name="T35">título = </text:span><text:span text:style-name="T45">Edad</text:span></text:p>
            <text:p text:style-name="P132"><text:span text:style-name="T78">descripción</text:span><text:span text:style-name="T79"> =</text:span><text:span text:style-name="T80"> </text:span><text:span text:style-name="T83">-</text:span></text:p>
            <text:p text:style-name="P132"><text:span text:style-name="T84">o</text:span><text:span text:style-name="T85">bligatorio = </text:span><text:span text:style-name="T86">tildado</text:span></text:p>
            <text:p text:style-name="P95"><text:span text:style-name="T43">opciones</text:span><text:span text:style-name="T34"> = </text:span><text:span text:style-name="T43">[ </text:span><text:span text:style-name="T45">&gt;21, &lt;21</text:span><text:span text:style-name="T43"> ]</text:span></text:p>
            <text:p text:style-name="P119"><text:span text:style-name="T56">}</text:span><text:span text:style-name="T57"> </text:span></text:p>
            <text:p text:style-name="P67"><text:span text:style-name="T63">Área de texto</text:span><text:span text:style-name="T62"> </text:span><text:span text:style-name="T34">= </text:span><text:span text:style-name="T35">{</text:span></text:p>
            <text:p text:style-name="P87"><text:span text:style-name="T35">título = </text:span><text:span text:style-name="T46">Observaciones</text:span></text:p>
            <text:p text:style-name="P132"><text:span text:style-name="T78">descripción</text:span><text:span text:style-name="T79"> =</text:span><text:span text:style-name="T80"> </text:span><text:span text:style-name="T83">-</text:span></text:p>
            <text:p text:style-name="P132"><text:span text:style-name="T84">o</text:span><text:span text:style-name="T85">bligatorio = </text:span><text:span text:style-name="T86">tildado</text:span></text:p>
            <text:p text:style-name="P95"><text:span text:style-name="T46">l</text:span><text:span text:style-name="T47">í</text:span><text:span text:style-name="T46">mite</text:span><text:span text:style-name="T34"> = </text:span><text:span text:style-name="T46">250</text:span></text:p>
            <text:p text:style-name="P119"><text:span text:style-name="T56">}</text:span><text:span text:style-name="T57"> </text:span></text:p>
            <text:p text:style-name="P67"><text:span text:style-name="T64">Botones de radio</text:span><text:span text:style-name="T62"> </text:span><text:span text:style-name="T34">= </text:span><text:span text:style-name="T35">{</text:span></text:p>
            <text:p text:style-name="P87"><text:span text:style-name="T35">título = </text:span><text:span text:style-name="T48">Cantidad</text:span></text:p>
            <text:p text:style-name="P132"><text:span text:style-name="T78">descripción</text:span><text:span text:style-name="T79"> =</text:span><text:span text:style-name="T80"> </text:span><text:span text:style-name="T83">-</text:span></text:p>
            <text:p text:style-name="P132"><text:span text:style-name="T84">o</text:span><text:span text:style-name="T85">bligatorio = </text:span><text:span text:style-name="T86">tildado</text:span></text:p>
            <text:p text:style-name="P95"><text:span text:style-name="T43">opciones</text:span><text:span text:style-name="T34"> = </text:span><text:span text:style-name="T43">[ </text:span><text:span text:style-name="T48">1, 2, 3, 4</text:span><text:span text:style-name="T43"> ]</text:span></text:p>
            <text:p text:style-name="P119"><text:span text:style-name="T56">}</text:span><text:span text:style-name="T57"> </text:span></text:p>
          </table:table-cell>
          <table:table-cell table:style-name="Table1.D35" office:value-type="string">
            <text:p text:style-name="P102">Visualizar en la vista previa de campos los 6 tipos de campos posibles, todos con titulo y descripción si poseen, además de las características propias de cada campo.</text:p>
            <text:p text:style-name="P105"><text:span text:style-name="T172">La inserción de los campos </text:span>se ve reflejada en la base de datos cuando se crea el formulario al que pertenece el campo.</text:p>
          </table:table-cell>
          <table:table-cell table:style-name="Table1.E35" office:value-type="string">
            <text:p text:style-name="P116">Se visualiza en la vista previa de campos los 6 tipos de campos posibles, todos con titulo y descripción si poseen, además de las características propias de cada campo.</text:p>
            <text:p text:style-name="P106"><text:span text:style-name="T172">La inserción de los campos </text:span>se ve reflejada en la base de datos cuando se crea el formulario al que pertenece el campo.</text:p>
          </table:table-cell>
        </table:table-row>
        <table:table-row table:style-name="Table1.36">
          <table:table-cell table:style-name="Table1.A12" table:number-columns-spanned="5" office:value-type="string">
            <text:p text:style-name="P80">Modificación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7" office:value-type="string">
            <text:p text:style-name="P81"><text:span text:style-name="T169">5.</text:span>1<text:span text:style-name="T169">7</text:span></text:p>
          </table:table-cell>
          <table:table-cell table:style-name="Table1.B37" office:value-type="string">
            <text:p text:style-name="P82">Se debe ver <text:span text:style-name="T167">reflejados los cambios en la vista previa de campos.</text:span></text:p>
            <text:p text:style-name="P83">(Tomando en cuenta el alta del conjunto de campos del paso <text:soft-page-break/>5.1<text:span text:style-name="T169">6</text:span>, se procederá a modificarlos)</text:p>
          </table:table-cell>
          <table:table-cell table:style-name="Table1.C37" office:value-type="string">
            <text:p text:style-name="P88"><text:span text:style-name="T59">Campo texto</text:span><text:span text:style-name="T41"> </text:span><text:span text:style-name="T34">= </text:span><text:span text:style-name="T35">{</text:span></text:p>
            <text:p text:style-name="P121"><text:span text:style-name="T35">título = </text:span><text:span text:style-name="T49">Celular</text:span><text:span text:style-name="T91">2</text:span></text:p>
            <text:p text:style-name="P142"><text:span text:style-name="T78">descripción</text:span><text:span text:style-name="T79"> = </text:span><text:span text:style-name="T80">“”</text:span></text:p>
            <text:p text:style-name="P122"><text:span text:style-name="T38">o</text:span><text:span text:style-name="T34">bligatorio = </text:span><text:span text:style-name="T49">sin tildar</text:span></text:p>
            <text:p text:style-name="P142"><text:span text:style-name="T79">pista = </text:span><text:span text:style-name="T80">“”</text:span></text:p>
            <text:p text:style-name="P96"><text:span text:style-name="T36">s</text:span><text:span text:style-name="T34">ubtipo = </text:span><text:span text:style-name="T38">numérico</text:span></text:p>
            <text:p text:style-name="P120"><text:span text:style-name="T35">}</text:span><text:span text:style-name="T34"> </text:span></text:p>
            <text:p text:style-name="P120"><text:soft-page-break/><text:span text:style-name="T59">Campo texto</text:span><text:span text:style-name="T34"> = </text:span><text:span text:style-name="T35">{</text:span></text:p>
            <text:p text:style-name="P88"><text:span text:style-name="T35">título = </text:span><text:span text:style-name="T38">Correo electrónico</text:span></text:p>
            <text:p text:style-name="P133"><text:span text:style-name="T78">descripción</text:span><text:span text:style-name="T79"> =</text:span><text:span text:style-name="T80"> -</text:span></text:p>
            <text:p text:style-name="P91"><text:span text:style-name="T38">o</text:span><text:span text:style-name="T34">bligatorio = </text:span><text:span text:style-name="T37">tildado</text:span></text:p>
            <text:p text:style-name="P133"><text:span text:style-name="T79">pista = </text:span><text:span text:style-name="T80"><text:s/></text:span><text:span text:style-name="T87">ejemplo@</text:span><text:span text:style-name="T88">ejemplo</text:span><text:span text:style-name="T87">.com</text:span></text:p>
            <text:p text:style-name="P96"><text:span text:style-name="T36">s</text:span><text:span text:style-name="T34">ubtipo = </text:span><text:span text:style-name="T38">e-mail</text:span></text:p>
            <text:p text:style-name="P120"><text:span text:style-name="T35">}</text:span><text:span text:style-name="T34"> </text:span></text:p>
            <text:p text:style-name="P120"><text:span text:style-name="T59">Campo texto</text:span><text:span text:style-name="T34"> = </text:span><text:span text:style-name="T35">{</text:span></text:p>
            <text:p text:style-name="P121"><text:span text:style-name="T35">título = </text:span><text:span text:style-name="T49">Edad</text:span></text:p>
            <text:p text:style-name="P142"><text:span text:style-name="T78">descripción</text:span><text:span text:style-name="T79"> =</text:span><text:span text:style-name="T80"> </text:span><text:span text:style-name="T82">“”</text:span></text:p>
            <text:p text:style-name="P91"><text:span text:style-name="T38">o</text:span><text:span text:style-name="T34">bligatorio = </text:span><text:span text:style-name="T37">tildado</text:span></text:p>
            <text:p text:style-name="P142"><text:span text:style-name="T79">pista = </text:span><text:span text:style-name="T89">Ej: 18</text:span></text:p>
            <text:p text:style-name="P123"><text:span text:style-name="T36">s</text:span><text:span text:style-name="T34">ubtipo = </text:span><text:span text:style-name="T49">numerico</text:span></text:p>
            <text:p text:style-name="P120"><text:span text:style-name="T35">}</text:span><text:span text:style-name="T34"> </text:span></text:p>
            <text:p text:style-name="P88"><text:span text:style-name="T60">Lista desplegable</text:span><text:span text:style-name="T34"> = </text:span><text:span text:style-name="T35">{</text:span></text:p>
            <text:p text:style-name="P88"><text:span text:style-name="T35">título = </text:span><text:span text:style-name="T43">Carrera</text:span></text:p>
            <text:p text:style-name="P133"><text:span text:style-name="T78">descripción</text:span><text:span text:style-name="T79"> =</text:span><text:span text:style-name="T80"> </text:span><text:span text:style-name="T83">Elija la carrera que cursa</text:span></text:p>
            <text:p text:style-name="P133"><text:span text:style-name="T84">o</text:span><text:span text:style-name="T85">bligatorio = </text:span><text:span text:style-name="T86">tildado</text:span></text:p>
            <text:p text:style-name="P96"><text:span text:style-name="T43">opciones</text:span><text:span text:style-name="T34"> = </text:span><text:span text:style-name="T43">[</text:span><text:span text:style-name="T51"> </text:span><text:span text:style-name="T43">Ingeniería química, Enfermería, </text:span><text:span text:style-name="T50">Licenciatura en sistemas</text:span><text:span text:style-name="T43">]</text:span></text:p>
            <text:p text:style-name="P120"><text:span text:style-name="T35">}</text:span><text:span text:style-name="T34"> </text:span></text:p>
            <text:p text:style-name="P88"><text:span text:style-name="T61">Selector de fecha </text:span><text:span text:style-name="T34"><text:s/>= </text:span><text:span text:style-name="T35">{</text:span></text:p>
            <text:p text:style-name="P88"><text:span text:style-name="T35">título = </text:span><text:span text:style-name="T44">Fecha nacimiento</text:span></text:p>
            <text:p text:style-name="P133"><text:span text:style-name="T78">descripción</text:span><text:span text:style-name="T79"> =</text:span><text:span text:style-name="T80"> </text:span><text:span text:style-name="T83">-</text:span></text:p>
            <text:p text:style-name="P142"><text:span text:style-name="T84">o</text:span><text:span text:style-name="T85">bligatorio = </text:span><text:span text:style-name="T90">sin </text:span><text:span text:style-name="T86">tilda</text:span><text:span text:style-name="T90">r</text:span></text:p>
            <text:p text:style-name="P120"><text:span text:style-name="T35">}</text:span><text:span text:style-name="T34"> </text:span></text:p>
            <text:p text:style-name="P68"><text:span text:style-name="T62">Casillas de verificación </text:span><text:span text:style-name="T34">= </text:span><text:span text:style-name="T35">{</text:span></text:p>
            <text:p text:style-name="P121"><text:span text:style-name="T35">título = </text:span><text:span text:style-name="T53">Sexo</text:span></text:p>
            <text:p text:style-name="P133"><text:span text:style-name="T78">descripción</text:span><text:span text:style-name="T79"> =</text:span><text:span text:style-name="T80"> </text:span><text:span text:style-name="T83">-</text:span></text:p>
            <text:p text:style-name="P133"><text:span text:style-name="T84">o</text:span><text:span text:style-name="T85">bligatorio = </text:span><text:span text:style-name="T86">tildado</text:span></text:p>
            <text:p text:style-name="P96"><text:span text:style-name="T43">opciones</text:span><text:span text:style-name="T34"> = </text:span><text:span text:style-name="T43">[ </text:span><text:span text:style-name="T52">Femenino, Masculino</text:span><text:span text:style-name="T43">]</text:span></text:p>
            <text:p text:style-name="P120"><text:span text:style-name="T56">}</text:span><text:span text:style-name="T57"> </text:span></text:p>
            <text:p text:style-name="P68"><text:span text:style-name="T63">Área de texto</text:span><text:span text:style-name="T62"> </text:span><text:span text:style-name="T34">= </text:span><text:span text:style-name="T35">{</text:span></text:p>
            <text:p text:style-name="P88"><text:span text:style-name="T35">título = </text:span><text:span text:style-name="T46">Observaciones</text:span></text:p>
            <text:p text:style-name="P133"><text:span text:style-name="T78">descripción</text:span><text:span text:style-name="T79"> =</text:span><text:span text:style-name="T80"> </text:span><text:span text:style-name="T83">-</text:span></text:p>
            <text:p text:style-name="P133"><text:span text:style-name="T84">o</text:span><text:span text:style-name="T85">bligatorio = </text:span><text:span text:style-name="T86">tildado</text:span></text:p>
            <text:p text:style-name="P123"><text:span text:style-name="T46">l</text:span><text:span text:style-name="T47">í</text:span><text:span text:style-name="T46">mite</text:span><text:span text:style-name="T34"> = </text:span><text:span text:style-name="T53">100</text:span></text:p>
            <text:p text:style-name="P120"><text:span text:style-name="T56">}</text:span><text:span text:style-name="T57"> </text:span></text:p>
            <text:p text:style-name="P68"><text:span text:style-name="T64">Botones de radio</text:span><text:span text:style-name="T62"> </text:span><text:span text:style-name="T34">= </text:span><text:span text:style-name="T35">{</text:span></text:p>
            <text:p text:style-name="P121"><text:soft-page-break/><text:span text:style-name="T35">título = </text:span><text:span text:style-name="T53">Estado civil</text:span></text:p>
            <text:p text:style-name="P133"><text:span text:style-name="T78">descripción</text:span><text:span text:style-name="T79"> =</text:span><text:span text:style-name="T80"> </text:span><text:span text:style-name="T83">-</text:span></text:p>
            <text:p text:style-name="P133"><text:span text:style-name="T84">o</text:span><text:span text:style-name="T85">bligatorio = </text:span><text:span text:style-name="T86">tildado</text:span></text:p>
            <text:p text:style-name="P123"><text:span text:style-name="T43">opciones</text:span><text:span text:style-name="T34"> = </text:span><text:span text:style-name="T43">[ </text:span><text:span text:style-name="T53">Casado, Soltero, Viudo</text:span><text:span text:style-name="T43">]</text:span></text:p>
            <text:p text:style-name="P120"><text:span text:style-name="T56">}</text:span><text:span text:style-name="T57"> </text:span></text:p>
          </table:table-cell>
          <table:table-cell table:style-name="Table1.D37" office:value-type="string">
            <text:p text:style-name="P124">Visualizar en la vista previa de campos los 6 tipos de campos modificados de acuerdo a lo especificado.</text:p>
            <text:p text:style-name="P125"><text:span text:style-name="T173">Y la modificación de los campos </text:span>se ve reflejada <text:soft-page-break/>en la base de datos <text:span text:style-name="T173">si el formulario al que pertenecen los campos ya había sido creado.</text:span></text:p>
          </table:table-cell>
          <table:table-cell table:style-name="Table1.E37" office:value-type="string">
            <text:p text:style-name="P127">Se visualiza en la vista previa de campos los 6 tipos de campos modificados de acuerdo a lo especificado.</text:p>
            <text:p text:style-name="P126"><text:span text:style-name="T173">Y la modificación de los campos </text:span>se ve reflejada <text:soft-page-break/>en la base de datos <text:span text:style-name="T173">si el formulario al que pertenecen los campos ya había sido creado.</text:span></text:p>
          </table:table-cell>
        </table:table-row>
        <table:table-row table:style-name="Table1.38">
          <table:table-cell table:style-name="Table1.A12" table:number-columns-spanned="5" office:value-type="string">
            <text:p text:style-name="P80">Baj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39" office:value-type="string">
            <text:p text:style-name="P109">5.18</text:p>
          </table:table-cell>
          <table:table-cell table:style-name="Table1.B39" office:value-type="string">
            <text:p text:style-name="P110">Se debe ver reflejada en la <text:span text:style-name="T170">vista previa de campos la eliminación de un campo elegido. </text:span></text:p>
          </table:table-cell>
          <table:table-cell table:style-name="Table1.C39" office:value-type="string">
            <text:p text:style-name="P111">Se selecciona el campo a eliminar.</text:p>
          </table:table-cell>
          <table:table-cell table:style-name="Table1.D39" office:value-type="string">
            <text:p text:style-name="P112">Eliminación del <text:span text:style-name="T112">campo especificado de la vista previa de campos.</text:span></text:p>
          </table:table-cell>
          <table:table-cell table:style-name="Table1.E39" office:value-type="string">
            <text:p text:style-name="P112"><text:span text:style-name="T170">Se e</text:span>limina el <text:span text:style-name="T112">campo especificado de la vista previa de campos.</text:span></text:p>
          </table:table-cell>
        </table:table-row>
        <table:table-row table:style-name="Table1.40">
          <table:table-cell table:style-name="Table1.A7" table:number-columns-spanned="5" office:value-type="string">
            <text:p text:style-name="P23">Aclaraciones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1" table:number-columns-spanned="5" office:value-type="string">
            <text:p text:style-name="P28"><text:span text:style-name="T96">1 </text:span><text:span text:style-name="T55">El valor – significa que la entrada no fue especificada por el usuario.</text:span></text:p>
            <text:p text:style-name="P32"><text:span text:style-name="T58">2 </text:span><text:span text:style-name="T55">Se resalto con verdes los atributos de los campos que fueron modificados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3" table:number-columns-spanned="5" office:value-type="string">
            <text:p text:style-name="P24">Criterios de Aprobación de Caso de prueba: <text:span text:style-name="T27">Los casos de uso probados en el sistema funcionan de manera correcta y de acuerdo a sus especificaciones. Todos los elementos de la interfaz cumplen con el propósito para el que fueron añadidos en la interfaz. 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3" table:number-columns-spanned="5" office:value-type="string">
            <text:p text:style-name="P19"><text:span text:style-name="T4">Decisión de Aprobación del Caso de Prueba: <text:s/></text:span><text:span text:style-name="T23">Aprobó: </text:span><text:span text:style-name="T29">x</text:span><text:span text:style-name="T23"> <text:s text:c="2"/>Fallo: _ _ _</text:span> 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44" table:number-columns-spanned="5" office:value-type="string">
            <text:p text:style-name="P20"><text:span text:style-name="T4">Fecha de Aprobación del Caso de Prueba:</text:span> <text:span text:style-name="T171">29</text:span>/<text:span text:style-name="T171">05</text:span>/<text:span text:style-name="T171">2020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2" svg:font-family="FreeSans" style:font-family-generic="swiss"/>
    <style:font-face style:name="Lora" svg:font-family="Lora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FreeSans1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2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2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2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16.496cm" table:align="left"/>
    </style:style>
    <style:style style:name="Table2.A" style:family="table-column">
      <style:table-column-properties style:column-width="1.766cm"/>
    </style:style>
    <style:style style:name="Table2.B" style:family="table-column">
      <style:table-column-properties style:column-width="14.73cm"/>
    </style:style>
    <style:style style:name="Table2.A1" style:family="table-cell">
      <style:table-cell-properties style:vertical-align="middle" fo:padding="0.097cm" fo:border="none"/>
    </style:style>
    <style:style style:name="Table3" style:family="table">
      <style:table-properties style:width="16.496cm" table:align="left"/>
    </style:style>
    <style:style style:name="Table3.A" style:family="table-column">
      <style:table-column-properties style:column-width="1.766cm"/>
    </style:style>
    <style:style style:name="Table3.B" style:family="table-column">
      <style:table-column-properties style:column-width="14.73cm"/>
    </style:style>
    <style:style style:name="Table3.A1" style:family="table-cell">
      <style:table-cell-properties style:vertical-align="middle" fo:padding="0.097cm" fo:border="none"/>
    </style:style>
    <style:style style:name="MP1" style:family="paragraph" style:parent-style-name="Header">
      <style:paragraph-properties fo:text-align="end" style:justify-single-word="false"/>
      <style:text-properties fo:color="#a6a4aa" style:font-name="FreeSans" fo:font-size="10pt" fo:letter-spacing="0.035cm" fo:language="es" fo:country="AR" fo:font-weight="bold" officeooo:rsid="0017e0f6" officeooo:paragraph-rsid="0017e0f6" style:font-weight-asian="bold" style:font-weight-complex="bold"/>
    </style:style>
    <style:style style:name="MP2" style:family="paragraph" style:parent-style-name="Header">
      <style:paragraph-properties fo:text-align="start" style:justify-single-word="false"/>
      <style:text-properties fo:color="#a6a4aa" style:font-name="FreeSans" fo:font-size="10pt" fo:letter-spacing="0.035cm" fo:language="es" fo:country="AR" fo:font-weight="bold" officeooo:rsid="0017e0f6" officeooo:paragraph-rsid="0017e0f6" style:font-weight-asian="bold" style:font-weight-complex="bold"/>
    </style:style>
    <style:style style:name="MP3" style:family="paragraph" style:parent-style-name="Table_20_Contents">
      <style:paragraph-properties fo:text-align="center" style:justify-single-word="false"/>
      <style:text-properties fo:language="es" fo:country="AR"/>
    </style:style>
    <style:style style:name="MP4" style:family="paragraph" style:parent-style-name="Table_20_Contents">
      <style:paragraph-properties fo:line-height="115%" fo:text-align="start" style:justify-single-word="false"/>
      <style:text-properties fo:color="#2c3756" style:font-name="Lora" fo:font-size="13pt" fo:language="es" fo:country="AR" fo:font-weight="bold" officeooo:rsid="00275311" officeooo:paragraph-rsid="00275311" style:font-size-asian="13pt" style:font-weight-asian="bold" style:font-size-complex="13pt" style:font-weight-complex="bold"/>
    </style:style>
    <style:style style:name="MP5" style:family="paragraph" style:parent-style-name="Table_20_Contents">
      <style:paragraph-properties fo:line-height="150%" fo:text-align="start" style:justify-single-word="false"/>
      <style:text-properties fo:color="#a6a4aa" style:font-name="Lora" fo:font-size="13pt" fo:language="es" fo:country="AR" fo:font-style="italic" officeooo:rsid="00304b5f" officeooo:paragraph-rsid="00304b5f" style:font-size-asian="13pt" style:font-style-asian="italic" style:font-size-complex="13pt" style:font-style-complex="italic"/>
    </style:style>
    <style:style style:name="MP6" style:family="paragraph" style:parent-style-name="Table_20_Contents">
      <style:paragraph-properties fo:line-height="100%" fo:text-align="end" style:justify-single-word="false"/>
      <style:text-properties fo:color="#b2b2b2" style:font-name="Lora" fo:font-size="10pt" fo:language="es" fo:country="AR" fo:font-style="normal" style:text-underline-style="none" officeooo:rsid="00275311" officeooo:paragraph-rsid="00275311" fo:background-color="transparent" style:font-size-asian="10pt" style:font-style-asian="normal" style:font-size-complex="10pt" style:font-style-complex="normal"/>
    </style:style>
    <style:style style:name="MP7" style:family="paragraph" style:parent-style-name="Footer">
      <style:text-properties fo:font-size="2pt" fo:language="es" fo:country="AR" style:font-size-asian="1.75pt" style:font-size-complex="2pt"/>
    </style:style>
    <style:style style:name="MT1" style:family="text">
      <style:text-properties officeooo:rsid="0031fdb9"/>
    </style:style>
    <style:style style:name="MT2" style:family="text">
      <style:text-properties officeooo:rsid="00316b4f"/>
    </style:style>
    <style:style style:name="MT3" style:family="text">
      <style:text-properties officeooo:rsid="00304b5f"/>
    </style:style>
    <style:style style:name="M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ASOS DE PRUEBA — </text:span>PÁGINA <text:page-number text:select-page="current">10</text:page-number><text:s/>DE <text:page-count>12</text:page-count></text:p>
      </style:header>
      <style:header-first>
        <text:p text:style-name="MP2"><text:span text:style-name="MT2">CASOS DE PRUEBA — </text:span>PÁGINA <text:page-number text:select-page="current">1</text:page-number><text:s/>DE <text:page-count>12</text:page-count></text:p>
      </style:header-first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MP3"><draw:frame draw:style-name="Mfr1" draw:name="Image3" text:anchor-type="as-char" svg:width="1.535cm" svg:height="1.787cm" draw:z-index="12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2.A1" office:value-type="string">
              <text:p text:style-name="MP4">Grupo <text:span text:style-name="MT3">Paire</text:span></text:p>
              <text:p text:style-name="MP5">Cinthia Lima</text:p>
              <text:p text:style-name="MP6">Laboratorio de desarrollo de software</text:p>
            </table:table-cell>
          </table:table-row>
        </table:table>
        <text:p text:style-name="MP7"/>
      </style:footer>
      <style:footer-first>
        <table:table table:name="Table3" table:style-name="Table3">
          <table:table-column table:style-name="Table3.A"/>
          <table:table-column table:style-name="Table3.B"/>
          <table:table-row>
            <table:table-cell table:style-name="Table3.A1" office:value-type="string">
              <text:p text:style-name="MP3"><draw:frame draw:style-name="Mfr1" draw:name="Image4" text:anchor-type="as-char" svg:width="1.535cm" svg:height="1.787cm" draw:z-index="15"><draw:image xlink:href="Pictures/10000201000000370000004091F4B344BB9AFA97.png" xlink:type="simple" xlink:show="embed" xlink:actuate="onLoad" loext:mime-type="image/png"/></draw:frame></text:p>
            </table:table-cell>
            <table:table-cell table:style-name="Table3.A1" office:value-type="string">
              <text:p text:style-name="MP4">Grupo <text:span text:style-name="MT3">Paire</text:span></text:p>
              <text:p text:style-name="MP5">Cinthia Lima </text:p>
              <text:p text:style-name="MP6">Laboratorio de desarrollo de software</text:p>
            </table:table-cell>
          </table:table-row>
        </table:table>
        <text:p text:style-name="MP7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iel Machini</meta:initial-creator>
    <meta:creation-date>2017-09-01T00:53:54.356960459</meta:creation-date>
    <dc:date>2020-05-30T21:07:20.267092085</dc:date>
    <meta:editing-duration>PT18H33M41S</meta:editing-duration>
    <meta:editing-cycles>268</meta:editing-cycles>
    <meta:generator>LibreOffice/6.0.7.3$Linux_X86_64 LibreOffice_project/00m0$Build-3</meta:generator>
    <dc:creator>Cinthia Lima</dc:creator>
    <meta:document-statistic meta:table-count="5" meta:image-count="3" meta:object-count="0" meta:page-count="12" meta:paragraph-count="399" meta:word-count="3039" meta:character-count="16669" meta:non-whitespace-character-count="13990"/>
  </office:meta>
</office:document-meta>
</file>